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_energy_per_unit_of_time" table:style-name="ta1">
        <table:shapes>
          <draw:frame draw:z-index="0" draw:style-name="gr1" draw:text-style-name="P1" svg:width="534.73pt" svg:height="255.26pt" svg:x="613.42pt" svg:y="2.24pt">
            <draw:object draw:notify-on-update-of-ranges="statistics_energy_per_unit_of_time.C1:statistics_energy_per_unit_of_time.C1 statistics_energy_per_unit_of_time.A2:statistics_energy_per_unit_of_time.A351 statistics_energy_per_unit_of_time.B1:statistics_energy_per_unit_of_time.B1 statistics_energy_per_unit_of_time.B2:statistics_energy_per_unit_of_time.B351 statistics_energy_per_unit_of_time.A2:statistics_energy_per_unit_of_time.A351 statistics_energy_per_unit_of_time.C1:statistics_energy_per_unit_of_time.C1 statistics_energy_per_unit_of_time.C2:statistics_energy_per_unit_of_time.C351 statistics_energy_per_unit_of_time.A2:statistics_energy_per_unit_of_time.A351 statistics_energy_per_unit_of_time.D1:statistics_energy_per_unit_of_time.D1 statistics_energy_per_unit_of_time.D2:statistics_energy_per_unit_of_time.D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=0.001</text:p>
          </table:table-cell>
          <table:table-cell office:value-type="string" calcext:value-type="string">
            <text:p>Dt=0.0005</text:p>
          </table:table-cell>
          <table:table-cell office:value-type="string" calcext:value-type="string">
            <text:p>Dt=0.00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.00000000034" calcext:value-type="float">
            <text:p>5000.00000000034</text:p>
          </table:table-cell>
          <table:table-cell office:value-type="float" office:value="5000.00000000041" calcext:value-type="float">
            <text:p>5000.00000000041</text:p>
          </table:table-cell>
          <table:table-cell office:value-type="float" office:value="4999.99999999548" calcext:value-type="float">
            <text:p>4999.9999999954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.20501419072" calcext:value-type="float">
            <text:p>5000.20501419072</text:p>
          </table:table-cell>
          <table:table-cell office:value-type="float" office:value="4999.59295075746" calcext:value-type="float">
            <text:p>4999.59295075746</text:p>
          </table:table-cell>
          <table:table-cell office:value-type="float" office:value="4999.58779747364" calcext:value-type="float">
            <text:p>4999.58779747364</text:p>
          </table:table-cell>
          <table:table-cell/>
          <table:table-cell table:formula="of:=SUM([.B2:.B351])/350" office:value-type="float" office:value="5093.97823394238" calcext:value-type="float">
            <text:p>5093.97823394238</text:p>
          </table:table-cell>
          <table:table-cell table:formula="of:=SUM([.C2:.C351])/350" office:value-type="float" office:value="4937.49893524377" calcext:value-type="float">
            <text:p>4937.49893524377</text:p>
          </table:table-cell>
          <table:table-cell table:formula="of:=SUM([.D2:.D351])/350" office:value-type="float" office:value="4950.46318487425" calcext:value-type="float">
            <text:p>4950.463184874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09.72358187673" calcext:value-type="float">
            <text:p>5009.72358187673</text:p>
          </table:table-cell>
          <table:table-cell office:value-type="float" office:value="4992.11811594819" calcext:value-type="float">
            <text:p>4992.11811594819</text:p>
          </table:table-cell>
          <table:table-cell office:value-type="float" office:value="4985.00047842126" calcext:value-type="float">
            <text:p>4985.0004784212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39.56856286699" calcext:value-type="float">
            <text:p>5039.56856286699</text:p>
          </table:table-cell>
          <table:table-cell office:value-type="float" office:value="4968.49885466025" calcext:value-type="float">
            <text:p>4968.49885466025</text:p>
          </table:table-cell>
          <table:table-cell office:value-type="float" office:value="4932.68763134927" calcext:value-type="float">
            <text:p>4932.6876313492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53.22485902007" calcext:value-type="float">
            <text:p>5053.22485902007</text:p>
          </table:table-cell>
          <table:table-cell office:value-type="float" office:value="4969.23671068984" calcext:value-type="float">
            <text:p>4969.23671068984</text:p>
          </table:table-cell>
          <table:table-cell office:value-type="float" office:value="4965.85470467961" calcext:value-type="float">
            <text:p>4965.8547046796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53.48144821339" calcext:value-type="float">
            <text:p>5053.48144821339</text:p>
          </table:table-cell>
          <table:table-cell office:value-type="float" office:value="4973.68618701467" calcext:value-type="float">
            <text:p>4973.68618701467</text:p>
          </table:table-cell>
          <table:table-cell office:value-type="float" office:value="4941.50318184725" calcext:value-type="float">
            <text:p>4941.5031818472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64.43285529956" calcext:value-type="float">
            <text:p>5064.43285529956</text:p>
          </table:table-cell>
          <table:table-cell office:value-type="float" office:value="4933.05299756677" calcext:value-type="float">
            <text:p>4933.05299756677</text:p>
          </table:table-cell>
          <table:table-cell office:value-type="float" office:value="4956.28057912167" calcext:value-type="float">
            <text:p>4956.2805791216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068.73665801723" calcext:value-type="float">
            <text:p>5068.73665801723</text:p>
          </table:table-cell>
          <table:table-cell office:value-type="float" office:value="4956.49660658271" calcext:value-type="float">
            <text:p>4956.49660658271</text:p>
          </table:table-cell>
          <table:table-cell office:value-type="float" office:value="4932.53157211932" calcext:value-type="float">
            <text:p>4932.531572119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069.31947243796" calcext:value-type="float">
            <text:p>5069.31947243796</text:p>
          </table:table-cell>
          <table:table-cell office:value-type="float" office:value="4946.34283027052" calcext:value-type="float">
            <text:p>4946.34283027052</text:p>
          </table:table-cell>
          <table:table-cell office:value-type="float" office:value="4944.89240170914" calcext:value-type="float">
            <text:p>4944.8924017091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70.3593700786" calcext:value-type="float">
            <text:p>5070.3593700786</text:p>
          </table:table-cell>
          <table:table-cell office:value-type="float" office:value="4970.56241145063" calcext:value-type="float">
            <text:p>4970.56241145063</text:p>
          </table:table-cell>
          <table:table-cell office:value-type="float" office:value="4946.74879634757" calcext:value-type="float">
            <text:p>4946.748796347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0.29784103342" calcext:value-type="float">
            <text:p>5070.29784103342</text:p>
          </table:table-cell>
          <table:table-cell office:value-type="float" office:value="4934.68054024362" calcext:value-type="float">
            <text:p>4934.68054024362</text:p>
          </table:table-cell>
          <table:table-cell office:value-type="float" office:value="4950.00032706908" calcext:value-type="float">
            <text:p>4950.000327069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1.84468609331" calcext:value-type="float">
            <text:p>5061.84468609331</text:p>
          </table:table-cell>
          <table:table-cell office:value-type="float" office:value="4954.86503868835" calcext:value-type="float">
            <text:p>4954.86503868835</text:p>
          </table:table-cell>
          <table:table-cell office:value-type="float" office:value="4950.7239010852" calcext:value-type="float">
            <text:p>4950.7239010852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87.18962396662" calcext:value-type="float">
            <text:p>5087.18962396662</text:p>
          </table:table-cell>
          <table:table-cell office:value-type="float" office:value="4966.67008995077" calcext:value-type="float">
            <text:p>4966.67008995077</text:p>
          </table:table-cell>
          <table:table-cell office:value-type="float" office:value="4932.47213032932" calcext:value-type="float">
            <text:p>4932.47213032932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084.58850361853" calcext:value-type="float">
            <text:p>5084.58850361853</text:p>
          </table:table-cell>
          <table:table-cell office:value-type="float" office:value="4922.0902064771" calcext:value-type="float">
            <text:p>4922.0902064771</text:p>
          </table:table-cell>
          <table:table-cell office:value-type="float" office:value="4944.03652330159" calcext:value-type="float">
            <text:p>4944.0365233015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074.82897163962" calcext:value-type="float">
            <text:p>5074.82897163962</text:p>
          </table:table-cell>
          <table:table-cell office:value-type="float" office:value="4939.61038979707" calcext:value-type="float">
            <text:p>4939.61038979707</text:p>
          </table:table-cell>
          <table:table-cell office:value-type="float" office:value="4938.78314930392" calcext:value-type="float">
            <text:p>4938.78314930392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050.66094673825" calcext:value-type="float">
            <text:p>5050.66094673825</text:p>
          </table:table-cell>
          <table:table-cell office:value-type="float" office:value="4953.86054163866" calcext:value-type="float">
            <text:p>4953.86054163866</text:p>
          </table:table-cell>
          <table:table-cell office:value-type="float" office:value="4931.46818232025" calcext:value-type="float">
            <text:p>4931.46818232025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074.94373613858" calcext:value-type="float">
            <text:p>5074.94373613858</text:p>
          </table:table-cell>
          <table:table-cell office:value-type="float" office:value="4941.78629082396" calcext:value-type="float">
            <text:p>4941.78629082396</text:p>
          </table:table-cell>
          <table:table-cell office:value-type="float" office:value="4932.87523746231" calcext:value-type="float">
            <text:p>4932.87523746231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081.60309332016" calcext:value-type="float">
            <text:p>5081.60309332016</text:p>
          </table:table-cell>
          <table:table-cell office:value-type="float" office:value="4937.76230647245" calcext:value-type="float">
            <text:p>4937.76230647245</text:p>
          </table:table-cell>
          <table:table-cell office:value-type="float" office:value="4943.8357480692" calcext:value-type="float">
            <text:p>4943.8357480692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069.14705043925" calcext:value-type="float">
            <text:p>5069.14705043925</text:p>
          </table:table-cell>
          <table:table-cell office:value-type="float" office:value="4937.87594575246" calcext:value-type="float">
            <text:p>4937.87594575246</text:p>
          </table:table-cell>
          <table:table-cell office:value-type="float" office:value="4947.75828934153" calcext:value-type="float">
            <text:p>4947.75828934153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060.86258842061" calcext:value-type="float">
            <text:p>5060.86258842061</text:p>
          </table:table-cell>
          <table:table-cell office:value-type="float" office:value="4944.41603888267" calcext:value-type="float">
            <text:p>4944.41603888267</text:p>
          </table:table-cell>
          <table:table-cell office:value-type="float" office:value="4919.73269915078" calcext:value-type="float">
            <text:p>4919.73269915078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083.56875109975" calcext:value-type="float">
            <text:p>5083.56875109975</text:p>
          </table:table-cell>
          <table:table-cell office:value-type="float" office:value="4944.65541927231" calcext:value-type="float">
            <text:p>4944.65541927231</text:p>
          </table:table-cell>
          <table:table-cell office:value-type="float" office:value="4954.29499241072" calcext:value-type="float">
            <text:p>4954.294992410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8.21222181518" calcext:value-type="float">
            <text:p>5088.21222181518</text:p>
          </table:table-cell>
          <table:table-cell office:value-type="float" office:value="4931.27762578644" calcext:value-type="float">
            <text:p>4931.27762578644</text:p>
          </table:table-cell>
          <table:table-cell office:value-type="float" office:value="4935.3957486473" calcext:value-type="float">
            <text:p>4935.3957486473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69.56374208449" calcext:value-type="float">
            <text:p>5069.56374208449</text:p>
          </table:table-cell>
          <table:table-cell office:value-type="float" office:value="4943.88758798335" calcext:value-type="float">
            <text:p>4943.88758798335</text:p>
          </table:table-cell>
          <table:table-cell office:value-type="float" office:value="4928.67957928793" calcext:value-type="float">
            <text:p>4928.67957928793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91.96619656939" calcext:value-type="float">
            <text:p>5091.96619656939</text:p>
          </table:table-cell>
          <table:table-cell office:value-type="float" office:value="4934.55653980243" calcext:value-type="float">
            <text:p>4934.55653980243</text:p>
          </table:table-cell>
          <table:table-cell office:value-type="float" office:value="4936.42150389434" calcext:value-type="float">
            <text:p>4936.42150389434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088.28326917819" calcext:value-type="float">
            <text:p>5088.28326917819</text:p>
          </table:table-cell>
          <table:table-cell office:value-type="float" office:value="4945.91627963434" calcext:value-type="float">
            <text:p>4945.91627963434</text:p>
          </table:table-cell>
          <table:table-cell office:value-type="float" office:value="4944.98332753676" calcext:value-type="float">
            <text:p>4944.98332753676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084.85709743743" calcext:value-type="float">
            <text:p>5084.85709743743</text:p>
          </table:table-cell>
          <table:table-cell office:value-type="float" office:value="4941.11865498889" calcext:value-type="float">
            <text:p>4941.11865498889</text:p>
          </table:table-cell>
          <table:table-cell office:value-type="float" office:value="4947.03139277662" calcext:value-type="float">
            <text:p>4947.03139277662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075.45117088832" calcext:value-type="float">
            <text:p>5075.45117088832</text:p>
          </table:table-cell>
          <table:table-cell office:value-type="float" office:value="4928.97719914178" calcext:value-type="float">
            <text:p>4928.97719914178</text:p>
          </table:table-cell>
          <table:table-cell office:value-type="float" office:value="4939.54649252313" calcext:value-type="float">
            <text:p>4939.5464925231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072.69399139345" calcext:value-type="float">
            <text:p>5072.69399139345</text:p>
          </table:table-cell>
          <table:table-cell office:value-type="float" office:value="4946.4145290434" calcext:value-type="float">
            <text:p>4946.4145290434</text:p>
          </table:table-cell>
          <table:table-cell office:value-type="float" office:value="4931.86028543705" calcext:value-type="float">
            <text:p>4931.86028543705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101.79574080944" calcext:value-type="float">
            <text:p>5101.79574080944</text:p>
          </table:table-cell>
          <table:table-cell office:value-type="float" office:value="4929.27715510325" calcext:value-type="float">
            <text:p>4929.27715510325</text:p>
          </table:table-cell>
          <table:table-cell office:value-type="float" office:value="4939.96157149539" calcext:value-type="float">
            <text:p>4939.96157149539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096.31500204278" calcext:value-type="float">
            <text:p>5096.31500204278</text:p>
          </table:table-cell>
          <table:table-cell office:value-type="float" office:value="4949.00225323435" calcext:value-type="float">
            <text:p>4949.00225323435</text:p>
          </table:table-cell>
          <table:table-cell office:value-type="float" office:value="4948.17464863612" calcext:value-type="float">
            <text:p>4948.17464863612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098.5143956611" calcext:value-type="float">
            <text:p>5098.5143956611</text:p>
          </table:table-cell>
          <table:table-cell office:value-type="float" office:value="4938.69842369208" calcext:value-type="float">
            <text:p>4938.69842369208</text:p>
          </table:table-cell>
          <table:table-cell office:value-type="float" office:value="4934.58569903837" calcext:value-type="float">
            <text:p>4934.585699038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9.89702198699" calcext:value-type="float">
            <text:p>5099.89702198699</text:p>
          </table:table-cell>
          <table:table-cell office:value-type="float" office:value="4930.85988813752" calcext:value-type="float">
            <text:p>4930.85988813752</text:p>
          </table:table-cell>
          <table:table-cell office:value-type="float" office:value="4926.14185258248" calcext:value-type="float">
            <text:p>4926.141852582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082.00618524371" calcext:value-type="float">
            <text:p>5082.00618524371</text:p>
          </table:table-cell>
          <table:table-cell office:value-type="float" office:value="4944.81820896784" calcext:value-type="float">
            <text:p>4944.81820896784</text:p>
          </table:table-cell>
          <table:table-cell office:value-type="float" office:value="4962.7323939645" calcext:value-type="float">
            <text:p>4962.7323939645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083.57138163851" calcext:value-type="float">
            <text:p>5083.57138163851</text:p>
          </table:table-cell>
          <table:table-cell office:value-type="float" office:value="4937.59823240108" calcext:value-type="float">
            <text:p>4937.59823240108</text:p>
          </table:table-cell>
          <table:table-cell office:value-type="float" office:value="4938.57587619471" calcext:value-type="float">
            <text:p>4938.57587619471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094.8059800226" calcext:value-type="float">
            <text:p>5094.8059800226</text:p>
          </table:table-cell>
          <table:table-cell office:value-type="float" office:value="4957.84555209172" calcext:value-type="float">
            <text:p>4957.84555209172</text:p>
          </table:table-cell>
          <table:table-cell office:value-type="float" office:value="4931.21341801044" calcext:value-type="float">
            <text:p>4931.21341801044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062.31034498328" calcext:value-type="float">
            <text:p>5062.31034498328</text:p>
          </table:table-cell>
          <table:table-cell office:value-type="float" office:value="4957.10758562789" calcext:value-type="float">
            <text:p>4957.10758562789</text:p>
          </table:table-cell>
          <table:table-cell office:value-type="float" office:value="4946.85158150874" calcext:value-type="float">
            <text:p>4946.85158150874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069.44734278786" calcext:value-type="float">
            <text:p>5069.44734278786</text:p>
          </table:table-cell>
          <table:table-cell office:value-type="float" office:value="4919.03983783003" calcext:value-type="float">
            <text:p>4919.03983783003</text:p>
          </table:table-cell>
          <table:table-cell office:value-type="float" office:value="4936.84121163247" calcext:value-type="float">
            <text:p>4936.84121163247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085.85613133027" calcext:value-type="float">
            <text:p>5085.85613133027</text:p>
          </table:table-cell>
          <table:table-cell office:value-type="float" office:value="4931.21397239847" calcext:value-type="float">
            <text:p>4931.21397239847</text:p>
          </table:table-cell>
          <table:table-cell office:value-type="float" office:value="4941.25102257811" calcext:value-type="float">
            <text:p>4941.25102257811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068.19981164158" calcext:value-type="float">
            <text:p>5068.19981164158</text:p>
          </table:table-cell>
          <table:table-cell office:value-type="float" office:value="4944.98699801674" calcext:value-type="float">
            <text:p>4944.98699801674</text:p>
          </table:table-cell>
          <table:table-cell office:value-type="float" office:value="4962.69366766917" calcext:value-type="float">
            <text:p>4962.6936676691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108.01687474323" calcext:value-type="float">
            <text:p>5108.01687474323</text:p>
          </table:table-cell>
          <table:table-cell office:value-type="float" office:value="4933.37666270586" calcext:value-type="float">
            <text:p>4933.37666270586</text:p>
          </table:table-cell>
          <table:table-cell office:value-type="float" office:value="4921.33365676933" calcext:value-type="float">
            <text:p>4921.33365676933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106.35870220459" calcext:value-type="float">
            <text:p>5106.35870220459</text:p>
          </table:table-cell>
          <table:table-cell office:value-type="float" office:value="4932.73574941422" calcext:value-type="float">
            <text:p>4932.73574941422</text:p>
          </table:table-cell>
          <table:table-cell office:value-type="float" office:value="4941.37398896665" calcext:value-type="float">
            <text:p>4941.373988966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91.59735782728" calcext:value-type="float">
            <text:p>5091.59735782728</text:p>
          </table:table-cell>
          <table:table-cell office:value-type="float" office:value="4923.1350561831" calcext:value-type="float">
            <text:p>4923.1350561831</text:p>
          </table:table-cell>
          <table:table-cell office:value-type="float" office:value="4942.50090521645" calcext:value-type="float">
            <text:p>4942.50090521645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097.19876026012" calcext:value-type="float">
            <text:p>5097.19876026012</text:p>
          </table:table-cell>
          <table:table-cell office:value-type="float" office:value="4926.09237284107" calcext:value-type="float">
            <text:p>4926.09237284107</text:p>
          </table:table-cell>
          <table:table-cell office:value-type="float" office:value="4928.93240242456" calcext:value-type="float">
            <text:p>4928.93240242456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083.99290624902" calcext:value-type="float">
            <text:p>5083.99290624902</text:p>
          </table:table-cell>
          <table:table-cell office:value-type="float" office:value="4947.26122097337" calcext:value-type="float">
            <text:p>4947.26122097337</text:p>
          </table:table-cell>
          <table:table-cell office:value-type="float" office:value="4929.33056267536" calcext:value-type="float">
            <text:p>4929.33056267536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097.43517515341" calcext:value-type="float">
            <text:p>5097.43517515341</text:p>
          </table:table-cell>
          <table:table-cell office:value-type="float" office:value="4943.70808117482" calcext:value-type="float">
            <text:p>4943.70808117482</text:p>
          </table:table-cell>
          <table:table-cell office:value-type="float" office:value="4931.33255815834" calcext:value-type="float">
            <text:p>4931.33255815834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099.31646888641" calcext:value-type="float">
            <text:p>5099.31646888641</text:p>
          </table:table-cell>
          <table:table-cell office:value-type="float" office:value="4924.12761880263" calcext:value-type="float">
            <text:p>4924.12761880263</text:p>
          </table:table-cell>
          <table:table-cell office:value-type="float" office:value="4932.18972798519" calcext:value-type="float">
            <text:p>4932.18972798519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085.23545366183" calcext:value-type="float">
            <text:p>5085.23545366183</text:p>
          </table:table-cell>
          <table:table-cell office:value-type="float" office:value="4939.61248178724" calcext:value-type="float">
            <text:p>4939.61248178724</text:p>
          </table:table-cell>
          <table:table-cell office:value-type="float" office:value="4939.53558192537" calcext:value-type="float">
            <text:p>4939.5355819253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105.07081321998" calcext:value-type="float">
            <text:p>5105.07081321998</text:p>
          </table:table-cell>
          <table:table-cell office:value-type="float" office:value="4931.2171126337" calcext:value-type="float">
            <text:p>4931.2171126337</text:p>
          </table:table-cell>
          <table:table-cell office:value-type="float" office:value="4932.38110786782" calcext:value-type="float">
            <text:p>4932.38110786782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083.09534473201" calcext:value-type="float">
            <text:p>5083.09534473201</text:p>
          </table:table-cell>
          <table:table-cell office:value-type="float" office:value="4940.85411410492" calcext:value-type="float">
            <text:p>4940.85411410492</text:p>
          </table:table-cell>
          <table:table-cell office:value-type="float" office:value="4918.15477696656" calcext:value-type="float">
            <text:p>4918.15477696656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104.14642413878" calcext:value-type="float">
            <text:p>5104.14642413878</text:p>
          </table:table-cell>
          <table:table-cell office:value-type="float" office:value="4926.77471256226" calcext:value-type="float">
            <text:p>4926.77471256226</text:p>
          </table:table-cell>
          <table:table-cell office:value-type="float" office:value="4956.3104561145" calcext:value-type="float">
            <text:p>4956.31045611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9.00349693215" calcext:value-type="float">
            <text:p>5109.00349693215</text:p>
          </table:table-cell>
          <table:table-cell office:value-type="float" office:value="4932.83592697619" calcext:value-type="float">
            <text:p>4932.83592697619</text:p>
          </table:table-cell>
          <table:table-cell office:value-type="float" office:value="4928.28125477294" calcext:value-type="float">
            <text:p>4928.28125477294</text:p>
          </table:table-cell>
          <table:table-cell table:number-columns-repeated="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102.08112569095" calcext:value-type="float">
            <text:p>5102.08112569095</text:p>
          </table:table-cell>
          <table:table-cell office:value-type="float" office:value="4938.38041252438" calcext:value-type="float">
            <text:p>4938.38041252438</text:p>
          </table:table-cell>
          <table:table-cell office:value-type="float" office:value="4939.20018721861" calcext:value-type="float">
            <text:p>4939.20018721861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098.22586642629" calcext:value-type="float">
            <text:p>5098.22586642629</text:p>
          </table:table-cell>
          <table:table-cell office:value-type="float" office:value="4965.36157981591" calcext:value-type="float">
            <text:p>4965.36157981591</text:p>
          </table:table-cell>
          <table:table-cell office:value-type="float" office:value="4944.95355901258" calcext:value-type="float">
            <text:p>4944.95355901258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075.56796485617" calcext:value-type="float">
            <text:p>5075.56796485617</text:p>
          </table:table-cell>
          <table:table-cell office:value-type="float" office:value="4943.3070930769" calcext:value-type="float">
            <text:p>4943.3070930769</text:p>
          </table:table-cell>
          <table:table-cell office:value-type="float" office:value="4973.14197023688" calcext:value-type="float">
            <text:p>4973.14197023688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101.81324195928" calcext:value-type="float">
            <text:p>5101.81324195928</text:p>
          </table:table-cell>
          <table:table-cell office:value-type="float" office:value="4933.39813080149" calcext:value-type="float">
            <text:p>4933.39813080149</text:p>
          </table:table-cell>
          <table:table-cell office:value-type="float" office:value="4949.85480399028" calcext:value-type="float">
            <text:p>4949.85480399028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110.65486785112" calcext:value-type="float">
            <text:p>5110.65486785112</text:p>
          </table:table-cell>
          <table:table-cell office:value-type="float" office:value="4930.48328063718" calcext:value-type="float">
            <text:p>4930.48328063718</text:p>
          </table:table-cell>
          <table:table-cell office:value-type="float" office:value="4897.53054688731" calcext:value-type="float">
            <text:p>4897.53054688731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118.74242874428" calcext:value-type="float">
            <text:p>5118.74242874428</text:p>
          </table:table-cell>
          <table:table-cell office:value-type="float" office:value="4931.96120618991" calcext:value-type="float">
            <text:p>4931.96120618991</text:p>
          </table:table-cell>
          <table:table-cell office:value-type="float" office:value="4926.58838063038" calcext:value-type="float">
            <text:p>4926.58838063038</text:p>
          </table:table-cell>
          <table:table-cell table:number-columns-repeated="4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090.29970244894" calcext:value-type="float">
            <text:p>5090.29970244894</text:p>
          </table:table-cell>
          <table:table-cell office:value-type="float" office:value="4939.44731470467" calcext:value-type="float">
            <text:p>4939.44731470467</text:p>
          </table:table-cell>
          <table:table-cell office:value-type="float" office:value="4932.83149623709" calcext:value-type="float">
            <text:p>4932.83149623709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078.89005600147" calcext:value-type="float">
            <text:p>5078.89005600147</text:p>
          </table:table-cell>
          <table:table-cell office:value-type="float" office:value="4918.83622693819" calcext:value-type="float">
            <text:p>4918.83622693819</text:p>
          </table:table-cell>
          <table:table-cell office:value-type="float" office:value="4950.50586852805" calcext:value-type="float">
            <text:p>4950.50586852805</text:p>
          </table:table-cell>
          <table:table-cell table:number-columns-repeated="4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097.11625407042" calcext:value-type="float">
            <text:p>5097.11625407042</text:p>
          </table:table-cell>
          <table:table-cell office:value-type="float" office:value="4928.68022585319" calcext:value-type="float">
            <text:p>4928.68022585319</text:p>
          </table:table-cell>
          <table:table-cell office:value-type="float" office:value="4922.04916270047" calcext:value-type="float">
            <text:p>4922.049162700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78.57396565737" calcext:value-type="float">
            <text:p>5078.57396565737</text:p>
          </table:table-cell>
          <table:table-cell office:value-type="float" office:value="4927.41553699613" calcext:value-type="float">
            <text:p>4927.41553699613</text:p>
          </table:table-cell>
          <table:table-cell office:value-type="float" office:value="4926.35130407988" calcext:value-type="float">
            <text:p>4926.35130407988</text:p>
          </table:table-cell>
          <table:table-cell table:number-columns-repeated="4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083.19126156833" calcext:value-type="float">
            <text:p>5083.19126156833</text:p>
          </table:table-cell>
          <table:table-cell office:value-type="float" office:value="4940.58894104953" calcext:value-type="float">
            <text:p>4940.58894104953</text:p>
          </table:table-cell>
          <table:table-cell office:value-type="float" office:value="4930.2209684909" calcext:value-type="float">
            <text:p>4930.2209684909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085.56165472756" calcext:value-type="float">
            <text:p>5085.56165472756</text:p>
          </table:table-cell>
          <table:table-cell office:value-type="float" office:value="4941.37070515674" calcext:value-type="float">
            <text:p>4941.37070515674</text:p>
          </table:table-cell>
          <table:table-cell office:value-type="float" office:value="4922.48133838978" calcext:value-type="float">
            <text:p>4922.48133838978</text:p>
          </table:table-cell>
          <table:table-cell table:number-columns-repeated="4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093.17016897132" calcext:value-type="float">
            <text:p>5093.17016897132</text:p>
          </table:table-cell>
          <table:table-cell office:value-type="float" office:value="4954.50131477107" calcext:value-type="float">
            <text:p>4954.50131477107</text:p>
          </table:table-cell>
          <table:table-cell office:value-type="float" office:value="4936.83669687539" calcext:value-type="float">
            <text:p>4936.83669687539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086.07678674932" calcext:value-type="float">
            <text:p>5086.07678674932</text:p>
          </table:table-cell>
          <table:table-cell office:value-type="float" office:value="4946.7372356746" calcext:value-type="float">
            <text:p>4946.7372356746</text:p>
          </table:table-cell>
          <table:table-cell office:value-type="float" office:value="4946.31539932649" calcext:value-type="float">
            <text:p>4946.31539932649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46.52021860656" calcext:value-type="float">
            <text:p>5046.52021860656</text:p>
          </table:table-cell>
          <table:table-cell office:value-type="float" office:value="4930.39677761539" calcext:value-type="float">
            <text:p>4930.39677761539</text:p>
          </table:table-cell>
          <table:table-cell office:value-type="float" office:value="4931.14117576659" calcext:value-type="float">
            <text:p>4931.14117576659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095.94488378832" calcext:value-type="float">
            <text:p>5095.94488378832</text:p>
          </table:table-cell>
          <table:table-cell office:value-type="float" office:value="4924.473939861" calcext:value-type="float">
            <text:p>4924.473939861</text:p>
          </table:table-cell>
          <table:table-cell office:value-type="float" office:value="4936.88838086648" calcext:value-type="float">
            <text:p>4936.88838086648</text:p>
          </table:table-cell>
          <table:table-cell table:number-columns-repeated="4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083.44470114936" calcext:value-type="float">
            <text:p>5083.44470114936</text:p>
          </table:table-cell>
          <table:table-cell office:value-type="float" office:value="4928.39554094938" calcext:value-type="float">
            <text:p>4928.39554094938</text:p>
          </table:table-cell>
          <table:table-cell office:value-type="float" office:value="4946.48660315254" calcext:value-type="float">
            <text:p>4946.48660315254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090.46031481059" calcext:value-type="float">
            <text:p>5090.46031481059</text:p>
          </table:table-cell>
          <table:table-cell office:value-type="float" office:value="4941.59346983471" calcext:value-type="float">
            <text:p>4941.59346983471</text:p>
          </table:table-cell>
          <table:table-cell office:value-type="float" office:value="4944.11820648084" calcext:value-type="float">
            <text:p>4944.11820648084</text:p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104.33394467146" calcext:value-type="float">
            <text:p>5104.33394467146</text:p>
          </table:table-cell>
          <table:table-cell office:value-type="float" office:value="4946.32793349407" calcext:value-type="float">
            <text:p>4946.32793349407</text:p>
          </table:table-cell>
          <table:table-cell office:value-type="float" office:value="4933.93298992558" calcext:value-type="float">
            <text:p>4933.932989925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83.16510441174" calcext:value-type="float">
            <text:p>5083.16510441174</text:p>
          </table:table-cell>
          <table:table-cell office:value-type="float" office:value="4923.75990583944" calcext:value-type="float">
            <text:p>4923.75990583944</text:p>
          </table:table-cell>
          <table:table-cell office:value-type="float" office:value="4932.65980332575" calcext:value-type="float">
            <text:p>4932.65980332575</text:p>
          </table:table-cell>
          <table:table-cell table:number-columns-repeated="4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080.65028477156" calcext:value-type="float">
            <text:p>5080.65028477156</text:p>
          </table:table-cell>
          <table:table-cell office:value-type="float" office:value="4927.58242969132" calcext:value-type="float">
            <text:p>4927.58242969132</text:p>
          </table:table-cell>
          <table:table-cell office:value-type="float" office:value="4951.41699918105" calcext:value-type="float">
            <text:p>4951.41699918105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076.55559740814" calcext:value-type="float">
            <text:p>5076.55559740814</text:p>
          </table:table-cell>
          <table:table-cell office:value-type="float" office:value="4926.89758737784" calcext:value-type="float">
            <text:p>4926.89758737784</text:p>
          </table:table-cell>
          <table:table-cell office:value-type="float" office:value="4959.25863527628" calcext:value-type="float">
            <text:p>4959.25863527628</text:p>
          </table:table-cell>
          <table:table-cell table:number-columns-repeated="4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093.67408617196" calcext:value-type="float">
            <text:p>5093.67408617196</text:p>
          </table:table-cell>
          <table:table-cell office:value-type="float" office:value="4953.02084579971" calcext:value-type="float">
            <text:p>4953.02084579971</text:p>
          </table:table-cell>
          <table:table-cell office:value-type="float" office:value="4956.14425550995" calcext:value-type="float">
            <text:p>4956.14425550995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085.59894565753" calcext:value-type="float">
            <text:p>5085.59894565753</text:p>
          </table:table-cell>
          <table:table-cell office:value-type="float" office:value="4910.53322084555" calcext:value-type="float">
            <text:p>4910.53322084555</text:p>
          </table:table-cell>
          <table:table-cell office:value-type="float" office:value="4913.70970977081" calcext:value-type="float">
            <text:p>4913.7097097708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87.46617867264" calcext:value-type="float">
            <text:p>5087.46617867264</text:p>
          </table:table-cell>
          <table:table-cell office:value-type="float" office:value="4940.13108898651" calcext:value-type="float">
            <text:p>4940.13108898651</text:p>
          </table:table-cell>
          <table:table-cell office:value-type="float" office:value="4929.1582648434" calcext:value-type="float">
            <text:p>4929.1582648434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083.1959640019" calcext:value-type="float">
            <text:p>5083.1959640019</text:p>
          </table:table-cell>
          <table:table-cell office:value-type="float" office:value="4921.61076384836" calcext:value-type="float">
            <text:p>4921.61076384836</text:p>
          </table:table-cell>
          <table:table-cell office:value-type="float" office:value="4938.93002645719" calcext:value-type="float">
            <text:p>4938.93002645719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087.09515440103" calcext:value-type="float">
            <text:p>5087.09515440103</text:p>
          </table:table-cell>
          <table:table-cell office:value-type="float" office:value="4946.97211398192" calcext:value-type="float">
            <text:p>4946.97211398192</text:p>
          </table:table-cell>
          <table:table-cell office:value-type="float" office:value="4941.96851035755" calcext:value-type="float">
            <text:p>4941.96851035755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080.68444418086" calcext:value-type="float">
            <text:p>5080.68444418086</text:p>
          </table:table-cell>
          <table:table-cell office:value-type="float" office:value="4908.43653292734" calcext:value-type="float">
            <text:p>4908.43653292734</text:p>
          </table:table-cell>
          <table:table-cell office:value-type="float" office:value="4920.6352958698" calcext:value-type="float">
            <text:p>4920.6352958698</text:p>
          </table:table-cell>
          <table:table-cell table:number-columns-repeated="4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091.31891377393" calcext:value-type="float">
            <text:p>5091.31891377393</text:p>
          </table:table-cell>
          <table:table-cell office:value-type="float" office:value="4941.70944719563" calcext:value-type="float">
            <text:p>4941.70944719563</text:p>
          </table:table-cell>
          <table:table-cell office:value-type="float" office:value="4946.84273455834" calcext:value-type="float">
            <text:p>4946.842734558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85.64320377742" calcext:value-type="float">
            <text:p>5085.64320377742</text:p>
          </table:table-cell>
          <table:table-cell office:value-type="float" office:value="4929.46145992815" calcext:value-type="float">
            <text:p>4929.46145992815</text:p>
          </table:table-cell>
          <table:table-cell office:value-type="float" office:value="4924.86776529541" calcext:value-type="float">
            <text:p>4924.86776529541</text:p>
          </table:table-cell>
          <table:table-cell table:number-columns-repeated="4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093.5798587093" calcext:value-type="float">
            <text:p>5093.5798587093</text:p>
          </table:table-cell>
          <table:table-cell office:value-type="float" office:value="4913.67166366314" calcext:value-type="float">
            <text:p>4913.67166366314</text:p>
          </table:table-cell>
          <table:table-cell office:value-type="float" office:value="4936.88074290804" calcext:value-type="float">
            <text:p>4936.88074290804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098.66109421946" calcext:value-type="float">
            <text:p>5098.66109421946</text:p>
          </table:table-cell>
          <table:table-cell office:value-type="float" office:value="4928.20473195798" calcext:value-type="float">
            <text:p>4928.20473195798</text:p>
          </table:table-cell>
          <table:table-cell office:value-type="float" office:value="4936.31070849688" calcext:value-type="float">
            <text:p>4936.31070849688</text:p>
          </table:table-cell>
          <table:table-cell table:number-columns-repeated="4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098.02327490149" calcext:value-type="float">
            <text:p>5098.02327490149</text:p>
          </table:table-cell>
          <table:table-cell office:value-type="float" office:value="4931.20343711478" calcext:value-type="float">
            <text:p>4931.20343711478</text:p>
          </table:table-cell>
          <table:table-cell office:value-type="float" office:value="4953.44230672994" calcext:value-type="float">
            <text:p>4953.44230672994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096.48821223504" calcext:value-type="float">
            <text:p>5096.48821223504</text:p>
          </table:table-cell>
          <table:table-cell office:value-type="float" office:value="4931.67915410552" calcext:value-type="float">
            <text:p>4931.67915410552</text:p>
          </table:table-cell>
          <table:table-cell office:value-type="float" office:value="4939.53526361557" calcext:value-type="float">
            <text:p>4939.53526361557</text:p>
          </table:table-cell>
          <table:table-cell table:number-columns-repeated="4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088.21461003524" calcext:value-type="float">
            <text:p>5088.21461003524</text:p>
          </table:table-cell>
          <table:table-cell office:value-type="float" office:value="4939.21690913077" calcext:value-type="float">
            <text:p>4939.21690913077</text:p>
          </table:table-cell>
          <table:table-cell office:value-type="float" office:value="4948.14090213514" calcext:value-type="float">
            <text:p>4948.14090213514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091.92415308208" calcext:value-type="float">
            <text:p>5091.92415308208</text:p>
          </table:table-cell>
          <table:table-cell office:value-type="float" office:value="4925.64078262641" calcext:value-type="float">
            <text:p>4925.64078262641</text:p>
          </table:table-cell>
          <table:table-cell office:value-type="float" office:value="4938.23945729159" calcext:value-type="float">
            <text:p>4938.23945729159</text:p>
          </table:table-cell>
          <table:table-cell table:number-columns-repeated="4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079.86403669241" calcext:value-type="float">
            <text:p>5079.86403669241</text:p>
          </table:table-cell>
          <table:table-cell office:value-type="float" office:value="4917.73428377743" calcext:value-type="float">
            <text:p>4917.73428377743</text:p>
          </table:table-cell>
          <table:table-cell office:value-type="float" office:value="4933.9792688299" calcext:value-type="float">
            <text:p>4933.9792688299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057.93041732015" calcext:value-type="float">
            <text:p>5057.93041732015</text:p>
          </table:table-cell>
          <table:table-cell office:value-type="float" office:value="4929.37409242945" calcext:value-type="float">
            <text:p>4929.37409242945</text:p>
          </table:table-cell>
          <table:table-cell office:value-type="float" office:value="4953.2258007776" calcext:value-type="float">
            <text:p>4953.2258007776</text:p>
          </table:table-cell>
          <table:table-cell table:number-columns-repeated="4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075.82246968076" calcext:value-type="float">
            <text:p>5075.82246968076</text:p>
          </table:table-cell>
          <table:table-cell office:value-type="float" office:value="4916.24132790902" calcext:value-type="float">
            <text:p>4916.24132790902</text:p>
          </table:table-cell>
          <table:table-cell office:value-type="float" office:value="4964.11642011214" calcext:value-type="float">
            <text:p>4964.116420112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7.41765112343" calcext:value-type="float">
            <text:p>5077.41765112343</text:p>
          </table:table-cell>
          <table:table-cell office:value-type="float" office:value="4907.11073649796" calcext:value-type="float">
            <text:p>4907.11073649796</text:p>
          </table:table-cell>
          <table:table-cell office:value-type="float" office:value="4941.15557430144" calcext:value-type="float">
            <text:p>4941.15557430144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099.67388073428" calcext:value-type="float">
            <text:p>5099.67388073428</text:p>
          </table:table-cell>
          <table:table-cell office:value-type="float" office:value="4917.99193780131" calcext:value-type="float">
            <text:p>4917.99193780131</text:p>
          </table:table-cell>
          <table:table-cell office:value-type="float" office:value="4933.66023332774" calcext:value-type="float">
            <text:p>4933.66023332774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111.37661993243" calcext:value-type="float">
            <text:p>5111.37661993243</text:p>
          </table:table-cell>
          <table:table-cell office:value-type="float" office:value="4932.57080108415" calcext:value-type="float">
            <text:p>4932.57080108415</text:p>
          </table:table-cell>
          <table:table-cell office:value-type="float" office:value="4949.86075444008" calcext:value-type="float">
            <text:p>4949.86075444008</text:p>
          </table:table-cell>
          <table:table-cell table:number-columns-repeated="4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102.12448515723" calcext:value-type="float">
            <text:p>5102.12448515723</text:p>
          </table:table-cell>
          <table:table-cell office:value-type="float" office:value="4931.76962901732" calcext:value-type="float">
            <text:p>4931.76962901732</text:p>
          </table:table-cell>
          <table:table-cell office:value-type="float" office:value="4930.11261865184" calcext:value-type="float">
            <text:p>4930.11261865184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085.99013067854" calcext:value-type="float">
            <text:p>5085.99013067854</text:p>
          </table:table-cell>
          <table:table-cell office:value-type="float" office:value="4921.05966884645" calcext:value-type="float">
            <text:p>4921.05966884645</text:p>
          </table:table-cell>
          <table:table-cell office:value-type="float" office:value="4939.44418961777" calcext:value-type="float">
            <text:p>4939.44418961777</text:p>
          </table:table-cell>
          <table:table-cell table:number-columns-repeated="4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090.22702272352" calcext:value-type="float">
            <text:p>5090.22702272352</text:p>
          </table:table-cell>
          <table:table-cell office:value-type="float" office:value="4908.91050137497" calcext:value-type="float">
            <text:p>4908.91050137497</text:p>
          </table:table-cell>
          <table:table-cell office:value-type="float" office:value="4936.66673309325" calcext:value-type="float">
            <text:p>4936.66673309325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057.56604540004" calcext:value-type="float">
            <text:p>5057.56604540004</text:p>
          </table:table-cell>
          <table:table-cell office:value-type="float" office:value="4919.30496359282" calcext:value-type="float">
            <text:p>4919.30496359282</text:p>
          </table:table-cell>
          <table:table-cell office:value-type="float" office:value="4926.75756986827" calcext:value-type="float">
            <text:p>4926.75756986827</text:p>
          </table:table-cell>
          <table:table-cell table:number-columns-repeated="4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103.29629168688" calcext:value-type="float">
            <text:p>5103.29629168688</text:p>
          </table:table-cell>
          <table:table-cell office:value-type="float" office:value="4921.05270178298" calcext:value-type="float">
            <text:p>4921.05270178298</text:p>
          </table:table-cell>
          <table:table-cell office:value-type="float" office:value="4922.93237705942" calcext:value-type="float">
            <text:p>4922.93237705942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085.70209117951" calcext:value-type="float">
            <text:p>5085.70209117951</text:p>
          </table:table-cell>
          <table:table-cell office:value-type="float" office:value="4909.23721791878" calcext:value-type="float">
            <text:p>4909.23721791878</text:p>
          </table:table-cell>
          <table:table-cell office:value-type="float" office:value="4904.99711342318" calcext:value-type="float">
            <text:p>4904.99711342318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117.91618744473" calcext:value-type="float">
            <text:p>5117.91618744473</text:p>
          </table:table-cell>
          <table:table-cell office:value-type="float" office:value="4907.61239497879" calcext:value-type="float">
            <text:p>4907.61239497879</text:p>
          </table:table-cell>
          <table:table-cell office:value-type="float" office:value="4920.85843755084" calcext:value-type="float">
            <text:p>4920.85843755084</text:p>
          </table:table-cell>
          <table:table-cell table:number-columns-repeated="4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093.87798619872" calcext:value-type="float">
            <text:p>5093.87798619872</text:p>
          </table:table-cell>
          <table:table-cell office:value-type="float" office:value="4923.51818812424" calcext:value-type="float">
            <text:p>4923.51818812424</text:p>
          </table:table-cell>
          <table:table-cell office:value-type="float" office:value="4933.1237654818" calcext:value-type="float">
            <text:p>4933.12376548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74.27174543163" calcext:value-type="float">
            <text:p>5074.27174543163</text:p>
          </table:table-cell>
          <table:table-cell office:value-type="float" office:value="4937.72666974228" calcext:value-type="float">
            <text:p>4937.72666974228</text:p>
          </table:table-cell>
          <table:table-cell office:value-type="float" office:value="4940.05201169071" calcext:value-type="float">
            <text:p>4940.05201169071</text:p>
          </table:table-cell>
          <table:table-cell table:number-columns-repeated="4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5077.39577793857" calcext:value-type="float">
            <text:p>5077.39577793857</text:p>
          </table:table-cell>
          <table:table-cell office:value-type="float" office:value="4937.27389230848" calcext:value-type="float">
            <text:p>4937.27389230848</text:p>
          </table:table-cell>
          <table:table-cell office:value-type="float" office:value="4935.03793636403" calcext:value-type="float">
            <text:p>4935.03793636403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092.25872662193" calcext:value-type="float">
            <text:p>5092.25872662193</text:p>
          </table:table-cell>
          <table:table-cell office:value-type="float" office:value="4937.39190522266" calcext:value-type="float">
            <text:p>4937.39190522266</text:p>
          </table:table-cell>
          <table:table-cell office:value-type="float" office:value="4953.93755783171" calcext:value-type="float">
            <text:p>4953.93755783171</text:p>
          </table:table-cell>
          <table:table-cell table:number-columns-repeated="4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5080.20702351555" calcext:value-type="float">
            <text:p>5080.20702351555</text:p>
          </table:table-cell>
          <table:table-cell office:value-type="float" office:value="4918.00261247473" calcext:value-type="float">
            <text:p>4918.00261247473</text:p>
          </table:table-cell>
          <table:table-cell office:value-type="float" office:value="4956.31941265094" calcext:value-type="float">
            <text:p>4956.31941265094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5086.63962419983" calcext:value-type="float">
            <text:p>5086.63962419983</text:p>
          </table:table-cell>
          <table:table-cell office:value-type="float" office:value="4910.68258542097" calcext:value-type="float">
            <text:p>4910.68258542097</text:p>
          </table:table-cell>
          <table:table-cell office:value-type="float" office:value="4936.34269995878" calcext:value-type="float">
            <text:p>4936.34269995878</text:p>
          </table:table-cell>
          <table:table-cell table:number-columns-repeated="4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086.11211906264" calcext:value-type="float">
            <text:p>5086.11211906264</text:p>
          </table:table-cell>
          <table:table-cell office:value-type="float" office:value="4915.44361905676" calcext:value-type="float">
            <text:p>4915.44361905676</text:p>
          </table:table-cell>
          <table:table-cell office:value-type="float" office:value="4955.77002015685" calcext:value-type="float">
            <text:p>4955.77002015685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121.24866275645" calcext:value-type="float">
            <text:p>5121.24866275645</text:p>
          </table:table-cell>
          <table:table-cell office:value-type="float" office:value="4941.13961968536" calcext:value-type="float">
            <text:p>4941.13961968536</text:p>
          </table:table-cell>
          <table:table-cell office:value-type="float" office:value="4924.23578265371" calcext:value-type="float">
            <text:p>4924.23578265371</text:p>
          </table:table-cell>
          <table:table-cell table:number-columns-repeated="4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5106.49214956371" calcext:value-type="float">
            <text:p>5106.49214956371</text:p>
          </table:table-cell>
          <table:table-cell office:value-type="float" office:value="4948.46569899616" calcext:value-type="float">
            <text:p>4948.46569899616</text:p>
          </table:table-cell>
          <table:table-cell office:value-type="float" office:value="4938.23540130441" calcext:value-type="float">
            <text:p>4938.23540130441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5102.54592954264" calcext:value-type="float">
            <text:p>5102.54592954264</text:p>
          </table:table-cell>
          <table:table-cell office:value-type="float" office:value="4947.16483967903" calcext:value-type="float">
            <text:p>4947.16483967903</text:p>
          </table:table-cell>
          <table:table-cell office:value-type="float" office:value="4925.90120318272" calcext:value-type="float">
            <text:p>4925.90120318272</text:p>
          </table:table-cell>
          <table:table-cell table:number-columns-repeated="4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5097.72223432025" calcext:value-type="float">
            <text:p>5097.72223432025</text:p>
          </table:table-cell>
          <table:table-cell office:value-type="float" office:value="4912.94946881936" calcext:value-type="float">
            <text:p>4912.94946881936</text:p>
          </table:table-cell>
          <table:table-cell office:value-type="float" office:value="4926.56317318072" calcext:value-type="float">
            <text:p>4926.563173180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84.74304005069" calcext:value-type="float">
            <text:p>5084.74304005069</text:p>
          </table:table-cell>
          <table:table-cell office:value-type="float" office:value="4918.65320657335" calcext:value-type="float">
            <text:p>4918.65320657335</text:p>
          </table:table-cell>
          <table:table-cell office:value-type="float" office:value="4939.67345544586" calcext:value-type="float">
            <text:p>4939.67345544586</text:p>
          </table:table-cell>
          <table:table-cell table:number-columns-repeated="4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096.80547024105" calcext:value-type="float">
            <text:p>5096.80547024105</text:p>
          </table:table-cell>
          <table:table-cell office:value-type="float" office:value="4951.50154324472" calcext:value-type="float">
            <text:p>4951.50154324472</text:p>
          </table:table-cell>
          <table:table-cell office:value-type="float" office:value="4936.16290224537" calcext:value-type="float">
            <text:p>4936.16290224537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121.27810193812" calcext:value-type="float">
            <text:p>5121.27810193812</text:p>
          </table:table-cell>
          <table:table-cell office:value-type="float" office:value="4930.95896109038" calcext:value-type="float">
            <text:p>4930.95896109038</text:p>
          </table:table-cell>
          <table:table-cell office:value-type="float" office:value="4915.6798752772" calcext:value-type="float">
            <text:p>4915.6798752772</text:p>
          </table:table-cell>
          <table:table-cell table:number-columns-repeated="4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097.06550620908" calcext:value-type="float">
            <text:p>5097.06550620908</text:p>
          </table:table-cell>
          <table:table-cell office:value-type="float" office:value="4910.2340123173" calcext:value-type="float">
            <text:p>4910.2340123173</text:p>
          </table:table-cell>
          <table:table-cell office:value-type="float" office:value="4922.3682650196" calcext:value-type="float">
            <text:p>4922.3682650196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093.99790128979" calcext:value-type="float">
            <text:p>5093.99790128979</text:p>
          </table:table-cell>
          <table:table-cell office:value-type="float" office:value="4919.64790899122" calcext:value-type="float">
            <text:p>4919.64790899122</text:p>
          </table:table-cell>
          <table:table-cell office:value-type="float" office:value="4942.14448072805" calcext:value-type="float">
            <text:p>4942.14448072805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085.48762363159" calcext:value-type="float">
            <text:p>5085.48762363159</text:p>
          </table:table-cell>
          <table:table-cell office:value-type="float" office:value="4934.42719195431" calcext:value-type="float">
            <text:p>4934.42719195431</text:p>
          </table:table-cell>
          <table:table-cell office:value-type="float" office:value="4906.59857952529" calcext:value-type="float">
            <text:p>4906.59857952529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072.59438331593" calcext:value-type="float">
            <text:p>5072.59438331593</text:p>
          </table:table-cell>
          <table:table-cell office:value-type="float" office:value="4943.14608126671" calcext:value-type="float">
            <text:p>4943.14608126671</text:p>
          </table:table-cell>
          <table:table-cell office:value-type="float" office:value="4928.53492933716" calcext:value-type="float">
            <text:p>4928.53492933716</text:p>
          </table:table-cell>
          <table:table-cell table:number-columns-repeated="4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068.53606335965" calcext:value-type="float">
            <text:p>5068.53606335965</text:p>
          </table:table-cell>
          <table:table-cell office:value-type="float" office:value="4942.52806244267" calcext:value-type="float">
            <text:p>4942.52806244267</text:p>
          </table:table-cell>
          <table:table-cell office:value-type="float" office:value="4915.48348872048" calcext:value-type="float">
            <text:p>4915.48348872048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101.74088632208" calcext:value-type="float">
            <text:p>5101.74088632208</text:p>
          </table:table-cell>
          <table:table-cell office:value-type="float" office:value="4902.74400422291" calcext:value-type="float">
            <text:p>4902.74400422291</text:p>
          </table:table-cell>
          <table:table-cell office:value-type="float" office:value="4937.31231616474" calcext:value-type="float">
            <text:p>4937.31231616474</text:p>
          </table:table-cell>
          <table:table-cell table:number-columns-repeated="4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114.24046054809" calcext:value-type="float">
            <text:p>5114.24046054809</text:p>
          </table:table-cell>
          <table:table-cell office:value-type="float" office:value="4911.8669147742" calcext:value-type="float">
            <text:p>4911.8669147742</text:p>
          </table:table-cell>
          <table:table-cell office:value-type="float" office:value="4945.76961318944" calcext:value-type="float">
            <text:p>4945.7696131894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1.36080944591" calcext:value-type="float">
            <text:p>5071.36080944591</text:p>
          </table:table-cell>
          <table:table-cell office:value-type="float" office:value="4930.22089209984" calcext:value-type="float">
            <text:p>4930.22089209984</text:p>
          </table:table-cell>
          <table:table-cell office:value-type="float" office:value="4920.11200317682" calcext:value-type="float">
            <text:p>4920.11200317682</text:p>
          </table:table-cell>
          <table:table-cell table:number-columns-repeated="4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092.79716574841" calcext:value-type="float">
            <text:p>5092.79716574841</text:p>
          </table:table-cell>
          <table:table-cell office:value-type="float" office:value="4932.38381618466" calcext:value-type="float">
            <text:p>4932.38381618466</text:p>
          </table:table-cell>
          <table:table-cell office:value-type="float" office:value="4940.3253089316" calcext:value-type="float">
            <text:p>4940.3253089316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093.100904523" calcext:value-type="float">
            <text:p>5093.100904523</text:p>
          </table:table-cell>
          <table:table-cell office:value-type="float" office:value="4928.07611296606" calcext:value-type="float">
            <text:p>4928.07611296606</text:p>
          </table:table-cell>
          <table:table-cell office:value-type="float" office:value="4932.73083416736" calcext:value-type="float">
            <text:p>4932.73083416736</text:p>
          </table:table-cell>
          <table:table-cell table:number-columns-repeated="4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105.14227778094" calcext:value-type="float">
            <text:p>5105.14227778094</text:p>
          </table:table-cell>
          <table:table-cell office:value-type="float" office:value="4943.09297551141" calcext:value-type="float">
            <text:p>4943.09297551141</text:p>
          </table:table-cell>
          <table:table-cell office:value-type="float" office:value="4922.38397262437" calcext:value-type="float">
            <text:p>4922.38397262437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082.25870112921" calcext:value-type="float">
            <text:p>5082.25870112921</text:p>
          </table:table-cell>
          <table:table-cell office:value-type="float" office:value="4938.36760630673" calcext:value-type="float">
            <text:p>4938.36760630673</text:p>
          </table:table-cell>
          <table:table-cell office:value-type="float" office:value="4938.53066797557" calcext:value-type="float">
            <text:p>4938.53066797557</text:p>
          </table:table-cell>
          <table:table-cell table:number-columns-repeated="4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83.42390936539" calcext:value-type="float">
            <text:p>5083.42390936539</text:p>
          </table:table-cell>
          <table:table-cell office:value-type="float" office:value="4947.89315649868" calcext:value-type="float">
            <text:p>4947.89315649868</text:p>
          </table:table-cell>
          <table:table-cell office:value-type="float" office:value="4933.07621795533" calcext:value-type="float">
            <text:p>4933.07621795533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111.62722513085" calcext:value-type="float">
            <text:p>5111.62722513085</text:p>
          </table:table-cell>
          <table:table-cell office:value-type="float" office:value="4923.91121580231" calcext:value-type="float">
            <text:p>4923.91121580231</text:p>
          </table:table-cell>
          <table:table-cell office:value-type="float" office:value="4935.03082331319" calcext:value-type="float">
            <text:p>4935.03082331319</text:p>
          </table:table-cell>
          <table:table-cell table:number-columns-repeated="4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092.86831246581" calcext:value-type="float">
            <text:p>5092.86831246581</text:p>
          </table:table-cell>
          <table:table-cell office:value-type="float" office:value="4932.40563426853" calcext:value-type="float">
            <text:p>4932.40563426853</text:p>
          </table:table-cell>
          <table:table-cell office:value-type="float" office:value="4928.65280428504" calcext:value-type="float">
            <text:p>4928.65280428504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088.47713305284" calcext:value-type="float">
            <text:p>5088.47713305284</text:p>
          </table:table-cell>
          <table:table-cell office:value-type="float" office:value="4938.72432770105" calcext:value-type="float">
            <text:p>4938.72432770105</text:p>
          </table:table-cell>
          <table:table-cell office:value-type="float" office:value="4912.73483775505" calcext:value-type="float">
            <text:p>4912.73483775505</text:p>
          </table:table-cell>
          <table:table-cell table:number-columns-repeated="4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094.42728269137" calcext:value-type="float">
            <text:p>5094.42728269137</text:p>
          </table:table-cell>
          <table:table-cell office:value-type="float" office:value="4936.09960846194" calcext:value-type="float">
            <text:p>4936.09960846194</text:p>
          </table:table-cell>
          <table:table-cell office:value-type="float" office:value="4928.31056510611" calcext:value-type="float">
            <text:p>4928.3105651061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87.5381401341" calcext:value-type="float">
            <text:p>5087.5381401341</text:p>
          </table:table-cell>
          <table:table-cell office:value-type="float" office:value="4916.6923676912" calcext:value-type="float">
            <text:p>4916.6923676912</text:p>
          </table:table-cell>
          <table:table-cell office:value-type="float" office:value="4932.3623160651" calcext:value-type="float">
            <text:p>4932.3623160651</text:p>
          </table:table-cell>
          <table:table-cell table:number-columns-repeated="4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080.42667018831" calcext:value-type="float">
            <text:p>5080.42667018831</text:p>
          </table:table-cell>
          <table:table-cell office:value-type="float" office:value="4936.47885296892" calcext:value-type="float">
            <text:p>4936.47885296892</text:p>
          </table:table-cell>
          <table:table-cell office:value-type="float" office:value="4952.54635901797" calcext:value-type="float">
            <text:p>4952.54635901797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053.94415961274" calcext:value-type="float">
            <text:p>5053.94415961274</text:p>
          </table:table-cell>
          <table:table-cell office:value-type="float" office:value="4925.55569153125" calcext:value-type="float">
            <text:p>4925.55569153125</text:p>
          </table:table-cell>
          <table:table-cell office:value-type="float" office:value="4926.10506262741" calcext:value-type="float">
            <text:p>4926.10506262741</text:p>
          </table:table-cell>
          <table:table-cell table:number-columns-repeated="4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87.37319755535" calcext:value-type="float">
            <text:p>5087.37319755535</text:p>
          </table:table-cell>
          <table:table-cell office:value-type="float" office:value="4924.43619039421" calcext:value-type="float">
            <text:p>4924.43619039421</text:p>
          </table:table-cell>
          <table:table-cell office:value-type="float" office:value="4938.24971310273" calcext:value-type="float">
            <text:p>4938.24971310273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101.66161363638" calcext:value-type="float">
            <text:p>5101.66161363638</text:p>
          </table:table-cell>
          <table:table-cell office:value-type="float" office:value="4934.44444243546" calcext:value-type="float">
            <text:p>4934.44444243546</text:p>
          </table:table-cell>
          <table:table-cell office:value-type="float" office:value="4926.88309252498" calcext:value-type="float">
            <text:p>4926.88309252498</text:p>
          </table:table-cell>
          <table:table-cell table:number-columns-repeated="4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093.81404444367" calcext:value-type="float">
            <text:p>5093.81404444367</text:p>
          </table:table-cell>
          <table:table-cell office:value-type="float" office:value="4931.27235211387" calcext:value-type="float">
            <text:p>4931.27235211387</text:p>
          </table:table-cell>
          <table:table-cell office:value-type="float" office:value="4941.17885929061" calcext:value-type="float">
            <text:p>4941.17885929061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081.11457104071" calcext:value-type="float">
            <text:p>5081.11457104071</text:p>
          </table:table-cell>
          <table:table-cell office:value-type="float" office:value="4924.48851371639" calcext:value-type="float">
            <text:p>4924.48851371639</text:p>
          </table:table-cell>
          <table:table-cell office:value-type="float" office:value="4963.93160699723" calcext:value-type="float">
            <text:p>4963.93160699723</text:p>
          </table:table-cell>
          <table:table-cell table:number-columns-repeated="4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089.809596975" calcext:value-type="float">
            <text:p>5089.809596975</text:p>
          </table:table-cell>
          <table:table-cell office:value-type="float" office:value="4912.28272599169" calcext:value-type="float">
            <text:p>4912.28272599169</text:p>
          </table:table-cell>
          <table:table-cell office:value-type="float" office:value="4925.0048281554" calcext:value-type="float">
            <text:p>4925.0048281554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071.25227209643" calcext:value-type="float">
            <text:p>5071.25227209643</text:p>
          </table:table-cell>
          <table:table-cell office:value-type="float" office:value="4900.98143034641" calcext:value-type="float">
            <text:p>4900.98143034641</text:p>
          </table:table-cell>
          <table:table-cell office:value-type="float" office:value="4930.76237411905" calcext:value-type="float">
            <text:p>4930.76237411905</text:p>
          </table:table-cell>
          <table:table-cell table:number-columns-repeated="4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5061.40600768838" calcext:value-type="float">
            <text:p>5061.40600768838</text:p>
          </table:table-cell>
          <table:table-cell office:value-type="float" office:value="4929.58542673667" calcext:value-type="float">
            <text:p>4929.58542673667</text:p>
          </table:table-cell>
          <table:table-cell office:value-type="float" office:value="4934.77505594514" calcext:value-type="float">
            <text:p>4934.775055945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04.45528953925" calcext:value-type="float">
            <text:p>5104.45528953925</text:p>
          </table:table-cell>
          <table:table-cell office:value-type="float" office:value="4918.14783849234" calcext:value-type="float">
            <text:p>4918.14783849234</text:p>
          </table:table-cell>
          <table:table-cell office:value-type="float" office:value="4956.60081168839" calcext:value-type="float">
            <text:p>4956.60081168839</text:p>
          </table:table-cell>
          <table:table-cell table:number-columns-repeated="4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076.79107948115" calcext:value-type="float">
            <text:p>5076.79107948115</text:p>
          </table:table-cell>
          <table:table-cell office:value-type="float" office:value="4923.32188415337" calcext:value-type="float">
            <text:p>4923.32188415337</text:p>
          </table:table-cell>
          <table:table-cell office:value-type="float" office:value="4941.38683657888" calcext:value-type="float">
            <text:p>4941.38683657888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071.11931658339" calcext:value-type="float">
            <text:p>5071.11931658339</text:p>
          </table:table-cell>
          <table:table-cell office:value-type="float" office:value="4920.26939591787" calcext:value-type="float">
            <text:p>4920.26939591787</text:p>
          </table:table-cell>
          <table:table-cell office:value-type="float" office:value="4941.85782626148" calcext:value-type="float">
            <text:p>4941.85782626148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5090.39285151213" calcext:value-type="float">
            <text:p>5090.39285151213</text:p>
          </table:table-cell>
          <table:table-cell office:value-type="float" office:value="4931.55422195267" calcext:value-type="float">
            <text:p>4931.55422195267</text:p>
          </table:table-cell>
          <table:table-cell office:value-type="float" office:value="4952.33346693576" calcext:value-type="float">
            <text:p>4952.33346693576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082.61632604857" calcext:value-type="float">
            <text:p>5082.61632604857</text:p>
          </table:table-cell>
          <table:table-cell office:value-type="float" office:value="4923.76970365541" calcext:value-type="float">
            <text:p>4923.76970365541</text:p>
          </table:table-cell>
          <table:table-cell office:value-type="float" office:value="4934.70855855354" calcext:value-type="float">
            <text:p>4934.70855855354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5076.58864611094" calcext:value-type="float">
            <text:p>5076.58864611094</text:p>
          </table:table-cell>
          <table:table-cell office:value-type="float" office:value="4912.70183406945" calcext:value-type="float">
            <text:p>4912.70183406945</text:p>
          </table:table-cell>
          <table:table-cell office:value-type="float" office:value="4925.78950523691" calcext:value-type="float">
            <text:p>4925.78950523691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082.16402887405" calcext:value-type="float">
            <text:p>5082.16402887405</text:p>
          </table:table-cell>
          <table:table-cell office:value-type="float" office:value="4917.80157778056" calcext:value-type="float">
            <text:p>4917.80157778056</text:p>
          </table:table-cell>
          <table:table-cell office:value-type="float" office:value="4934.69858360861" calcext:value-type="float">
            <text:p>4934.69858360861</text:p>
          </table:table-cell>
          <table:table-cell table:number-columns-repeated="4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095.60296131667" calcext:value-type="float">
            <text:p>5095.60296131667</text:p>
          </table:table-cell>
          <table:table-cell office:value-type="float" office:value="4929.07040016003" calcext:value-type="float">
            <text:p>4929.07040016003</text:p>
          </table:table-cell>
          <table:table-cell office:value-type="float" office:value="4929.35597810912" calcext:value-type="float">
            <text:p>4929.35597810912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072.29358053527" calcext:value-type="float">
            <text:p>5072.29358053527</text:p>
          </table:table-cell>
          <table:table-cell office:value-type="float" office:value="4917.39839718712" calcext:value-type="float">
            <text:p>4917.39839718712</text:p>
          </table:table-cell>
          <table:table-cell office:value-type="float" office:value="4940.98439210258" calcext:value-type="float">
            <text:p>4940.98439210258</text:p>
          </table:table-cell>
          <table:table-cell table:number-columns-repeated="4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084.02819173191" calcext:value-type="float">
            <text:p>5084.02819173191</text:p>
          </table:table-cell>
          <table:table-cell office:value-type="float" office:value="4948.87852484933" calcext:value-type="float">
            <text:p>4948.87852484933</text:p>
          </table:table-cell>
          <table:table-cell office:value-type="float" office:value="4948.16126655871" calcext:value-type="float">
            <text:p>4948.1612665587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0.09172180723" calcext:value-type="float">
            <text:p>5090.09172180723</text:p>
          </table:table-cell>
          <table:table-cell office:value-type="float" office:value="4912.37652574245" calcext:value-type="float">
            <text:p>4912.37652574245</text:p>
          </table:table-cell>
          <table:table-cell office:value-type="float" office:value="4937.88973153722" calcext:value-type="float">
            <text:p>4937.88973153722</text:p>
          </table:table-cell>
          <table:table-cell table:number-columns-repeated="4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095.49948514863" calcext:value-type="float">
            <text:p>5095.49948514863</text:p>
          </table:table-cell>
          <table:table-cell office:value-type="float" office:value="4924.05015083722" calcext:value-type="float">
            <text:p>4924.05015083722</text:p>
          </table:table-cell>
          <table:table-cell office:value-type="float" office:value="4928.2331228721" calcext:value-type="float">
            <text:p>4928.2331228721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94.89596975172" calcext:value-type="float">
            <text:p>5094.89596975172</text:p>
          </table:table-cell>
          <table:table-cell office:value-type="float" office:value="4909.91126742803" calcext:value-type="float">
            <text:p>4909.91126742803</text:p>
          </table:table-cell>
          <table:table-cell office:value-type="float" office:value="4910.03285579584" calcext:value-type="float">
            <text:p>4910.03285579584</text:p>
          </table:table-cell>
          <table:table-cell table:number-columns-repeated="4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071.75866767887" calcext:value-type="float">
            <text:p>5071.75866767887</text:p>
          </table:table-cell>
          <table:table-cell office:value-type="float" office:value="4936.41997643451" calcext:value-type="float">
            <text:p>4936.41997643451</text:p>
          </table:table-cell>
          <table:table-cell office:value-type="float" office:value="4922.78044832889" calcext:value-type="float">
            <text:p>4922.78044832889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069.89624860527" calcext:value-type="float">
            <text:p>5069.89624860527</text:p>
          </table:table-cell>
          <table:table-cell office:value-type="float" office:value="4941.37764229564" calcext:value-type="float">
            <text:p>4941.37764229564</text:p>
          </table:table-cell>
          <table:table-cell office:value-type="float" office:value="4945.16348710253" calcext:value-type="float">
            <text:p>4945.16348710253</text:p>
          </table:table-cell>
          <table:table-cell table:number-columns-repeated="4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083.71439094831" calcext:value-type="float">
            <text:p>5083.71439094831</text:p>
          </table:table-cell>
          <table:table-cell office:value-type="float" office:value="4906.01608243233" calcext:value-type="float">
            <text:p>4906.01608243233</text:p>
          </table:table-cell>
          <table:table-cell office:value-type="float" office:value="4936.13493325473" calcext:value-type="float">
            <text:p>4936.13493325473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89.5959803596" calcext:value-type="float">
            <text:p>5089.5959803596</text:p>
          </table:table-cell>
          <table:table-cell office:value-type="float" office:value="4916.20476118925" calcext:value-type="float">
            <text:p>4916.20476118925</text:p>
          </table:table-cell>
          <table:table-cell office:value-type="float" office:value="4939.94916727151" calcext:value-type="float">
            <text:p>4939.94916727151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096.65947699936" calcext:value-type="float">
            <text:p>5096.65947699936</text:p>
          </table:table-cell>
          <table:table-cell office:value-type="float" office:value="4918.84268701717" calcext:value-type="float">
            <text:p>4918.84268701717</text:p>
          </table:table-cell>
          <table:table-cell office:value-type="float" office:value="4935.10075650076" calcext:value-type="float">
            <text:p>4935.10075650076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107.17857598624" calcext:value-type="float">
            <text:p>5107.17857598624</text:p>
          </table:table-cell>
          <table:table-cell office:value-type="float" office:value="4940.30229277631" calcext:value-type="float">
            <text:p>4940.30229277631</text:p>
          </table:table-cell>
          <table:table-cell office:value-type="float" office:value="4930.84419703945" calcext:value-type="float">
            <text:p>4930.84419703945</text:p>
          </table:table-cell>
          <table:table-cell table:number-columns-repeated="4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082.28026149449" calcext:value-type="float">
            <text:p>5082.28026149449</text:p>
          </table:table-cell>
          <table:table-cell office:value-type="float" office:value="4937.62281433741" calcext:value-type="float">
            <text:p>4937.62281433741</text:p>
          </table:table-cell>
          <table:table-cell office:value-type="float" office:value="4934.0663463086" calcext:value-type="float">
            <text:p>4934.06634630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3.91449195611" calcext:value-type="float">
            <text:p>5093.91449195611</text:p>
          </table:table-cell>
          <table:table-cell office:value-type="float" office:value="4950.53665470664" calcext:value-type="float">
            <text:p>4950.53665470664</text:p>
          </table:table-cell>
          <table:table-cell office:value-type="float" office:value="4922.01636384383" calcext:value-type="float">
            <text:p>4922.01636384383</text:p>
          </table:table-cell>
          <table:table-cell table:number-columns-repeated="4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080.48205763933" calcext:value-type="float">
            <text:p>5080.48205763933</text:p>
          </table:table-cell>
          <table:table-cell office:value-type="float" office:value="4925.41466528828" calcext:value-type="float">
            <text:p>4925.41466528828</text:p>
          </table:table-cell>
          <table:table-cell office:value-type="float" office:value="4935.00335169352" calcext:value-type="float">
            <text:p>4935.00335169352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078.72256793129" calcext:value-type="float">
            <text:p>5078.72256793129</text:p>
          </table:table-cell>
          <table:table-cell office:value-type="float" office:value="4915.26274172721" calcext:value-type="float">
            <text:p>4915.26274172721</text:p>
          </table:table-cell>
          <table:table-cell office:value-type="float" office:value="4955.52254703633" calcext:value-type="float">
            <text:p>4955.52254703633</text:p>
          </table:table-cell>
          <table:table-cell table:number-columns-repeated="4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084.93875418275" calcext:value-type="float">
            <text:p>5084.93875418275</text:p>
          </table:table-cell>
          <table:table-cell office:value-type="float" office:value="4932.87356782138" calcext:value-type="float">
            <text:p>4932.87356782138</text:p>
          </table:table-cell>
          <table:table-cell office:value-type="float" office:value="4931.94806323121" calcext:value-type="float">
            <text:p>4931.94806323121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068.74423083305" calcext:value-type="float">
            <text:p>5068.74423083305</text:p>
          </table:table-cell>
          <table:table-cell office:value-type="float" office:value="4903.62809315816" calcext:value-type="float">
            <text:p>4903.62809315816</text:p>
          </table:table-cell>
          <table:table-cell office:value-type="float" office:value="4942.32772068081" calcext:value-type="float">
            <text:p>4942.32772068081</text:p>
          </table:table-cell>
          <table:table-cell table:number-columns-repeated="4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088.03727266142" calcext:value-type="float">
            <text:p>5088.03727266142</text:p>
          </table:table-cell>
          <table:table-cell office:value-type="float" office:value="4945.48055724207" calcext:value-type="float">
            <text:p>4945.48055724207</text:p>
          </table:table-cell>
          <table:table-cell office:value-type="float" office:value="4969.62803132449" calcext:value-type="float">
            <text:p>4969.62803132449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5084.50566306811" calcext:value-type="float">
            <text:p>5084.50566306811</text:p>
          </table:table-cell>
          <table:table-cell office:value-type="float" office:value="4932.12726535808" calcext:value-type="float">
            <text:p>4932.12726535808</text:p>
          </table:table-cell>
          <table:table-cell office:value-type="float" office:value="4944.30484483383" calcext:value-type="float">
            <text:p>4944.30484483383</text:p>
          </table:table-cell>
          <table:table-cell table:number-columns-repeated="4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077.18580032342" calcext:value-type="float">
            <text:p>5077.18580032342</text:p>
          </table:table-cell>
          <table:table-cell office:value-type="float" office:value="4931.14943007406" calcext:value-type="float">
            <text:p>4931.14943007406</text:p>
          </table:table-cell>
          <table:table-cell office:value-type="float" office:value="4938.88420649102" calcext:value-type="float">
            <text:p>4938.88420649102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056.70194974197" calcext:value-type="float">
            <text:p>5056.70194974197</text:p>
          </table:table-cell>
          <table:table-cell office:value-type="float" office:value="4944.20020671282" calcext:value-type="float">
            <text:p>4944.20020671282</text:p>
          </table:table-cell>
          <table:table-cell office:value-type="float" office:value="4936.71784509605" calcext:value-type="float">
            <text:p>4936.71784509605</text:p>
          </table:table-cell>
          <table:table-cell table:number-columns-repeated="4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096.2204431283" calcext:value-type="float">
            <text:p>5096.2204431283</text:p>
          </table:table-cell>
          <table:table-cell office:value-type="float" office:value="4932.80120691194" calcext:value-type="float">
            <text:p>4932.80120691194</text:p>
          </table:table-cell>
          <table:table-cell office:value-type="float" office:value="4936.51561859018" calcext:value-type="float">
            <text:p>4936.5156185901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5.93017352345" calcext:value-type="float">
            <text:p>5085.93017352345</text:p>
          </table:table-cell>
          <table:table-cell office:value-type="float" office:value="4926.86877085919" calcext:value-type="float">
            <text:p>4926.86877085919</text:p>
          </table:table-cell>
          <table:table-cell office:value-type="float" office:value="4974.44613727942" calcext:value-type="float">
            <text:p>4974.44613727942</text:p>
          </table:table-cell>
          <table:table-cell table:number-columns-repeated="4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081.62812809745" calcext:value-type="float">
            <text:p>5081.62812809745</text:p>
          </table:table-cell>
          <table:table-cell office:value-type="float" office:value="4926.54817218256" calcext:value-type="float">
            <text:p>4926.54817218256</text:p>
          </table:table-cell>
          <table:table-cell office:value-type="float" office:value="4942.59312260609" calcext:value-type="float">
            <text:p>4942.59312260609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098.46897213604" calcext:value-type="float">
            <text:p>5098.46897213604</text:p>
          </table:table-cell>
          <table:table-cell office:value-type="float" office:value="4922.14218379495" calcext:value-type="float">
            <text:p>4922.14218379495</text:p>
          </table:table-cell>
          <table:table-cell office:value-type="float" office:value="4942.61677195227" calcext:value-type="float">
            <text:p>4942.61677195227</text:p>
          </table:table-cell>
          <table:table-cell table:number-columns-repeated="4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075.75783390621" calcext:value-type="float">
            <text:p>5075.75783390621</text:p>
          </table:table-cell>
          <table:table-cell office:value-type="float" office:value="4918.82470923463" calcext:value-type="float">
            <text:p>4918.82470923463</text:p>
          </table:table-cell>
          <table:table-cell office:value-type="float" office:value="4946.86895514661" calcext:value-type="float">
            <text:p>4946.86895514661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86.70477379291" calcext:value-type="float">
            <text:p>5086.70477379291</text:p>
          </table:table-cell>
          <table:table-cell office:value-type="float" office:value="4970.5896276484" calcext:value-type="float">
            <text:p>4970.5896276484</text:p>
          </table:table-cell>
          <table:table-cell office:value-type="float" office:value="4956.56784823736" calcext:value-type="float">
            <text:p>4956.56784823736</text:p>
          </table:table-cell>
          <table:table-cell table:number-columns-repeated="4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095.31261504727" calcext:value-type="float">
            <text:p>5095.31261504727</text:p>
          </table:table-cell>
          <table:table-cell office:value-type="float" office:value="4931.46204704081" calcext:value-type="float">
            <text:p>4931.46204704081</text:p>
          </table:table-cell>
          <table:table-cell office:value-type="float" office:value="4942.80767739511" calcext:value-type="float">
            <text:p>4942.80767739511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088.25083936615" calcext:value-type="float">
            <text:p>5088.25083936615</text:p>
          </table:table-cell>
          <table:table-cell office:value-type="float" office:value="4924.94740814288" calcext:value-type="float">
            <text:p>4924.94740814288</text:p>
          </table:table-cell>
          <table:table-cell office:value-type="float" office:value="4979.171957629" calcext:value-type="float">
            <text:p>4979.171957629</text:p>
          </table:table-cell>
          <table:table-cell table:number-columns-repeated="4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097.0221079723" calcext:value-type="float">
            <text:p>5097.0221079723</text:p>
          </table:table-cell>
          <table:table-cell office:value-type="float" office:value="4949.76948128391" calcext:value-type="float">
            <text:p>4949.76948128391</text:p>
          </table:table-cell>
          <table:table-cell office:value-type="float" office:value="4921.73289009627" calcext:value-type="float">
            <text:p>4921.73289009627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098.8313656742" calcext:value-type="float">
            <text:p>5098.8313656742</text:p>
          </table:table-cell>
          <table:table-cell office:value-type="float" office:value="4950.75913661386" calcext:value-type="float">
            <text:p>4950.75913661386</text:p>
          </table:table-cell>
          <table:table-cell office:value-type="float" office:value="4940.28907213805" calcext:value-type="float">
            <text:p>4940.28907213805</text:p>
          </table:table-cell>
          <table:table-cell table:number-columns-repeated="4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5072.34323901235" calcext:value-type="float">
            <text:p>5072.34323901235</text:p>
          </table:table-cell>
          <table:table-cell office:value-type="float" office:value="4926.84511195919" calcext:value-type="float">
            <text:p>4926.84511195919</text:p>
          </table:table-cell>
          <table:table-cell office:value-type="float" office:value="4948.37720180981" calcext:value-type="float">
            <text:p>4948.3772018098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95.42099973228" calcext:value-type="float">
            <text:p>5095.42099973228</text:p>
          </table:table-cell>
          <table:table-cell office:value-type="float" office:value="4936.43089852984" calcext:value-type="float">
            <text:p>4936.43089852984</text:p>
          </table:table-cell>
          <table:table-cell office:value-type="float" office:value="4966.77440184299" calcext:value-type="float">
            <text:p>4966.77440184299</text:p>
          </table:table-cell>
          <table:table-cell table:number-columns-repeated="4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088.07701704729" calcext:value-type="float">
            <text:p>5088.07701704729</text:p>
          </table:table-cell>
          <table:table-cell office:value-type="float" office:value="4939.48501922074" calcext:value-type="float">
            <text:p>4939.48501922074</text:p>
          </table:table-cell>
          <table:table-cell office:value-type="float" office:value="4944.70371728757" calcext:value-type="float">
            <text:p>4944.70371728757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080.98603810932" calcext:value-type="float">
            <text:p>5080.98603810932</text:p>
          </table:table-cell>
          <table:table-cell office:value-type="float" office:value="4943.73495472374" calcext:value-type="float">
            <text:p>4943.73495472374</text:p>
          </table:table-cell>
          <table:table-cell office:value-type="float" office:value="4950.5194758905" calcext:value-type="float">
            <text:p>4950.5194758905</text:p>
          </table:table-cell>
          <table:table-cell table:number-columns-repeated="4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103.29268259579" calcext:value-type="float">
            <text:p>5103.29268259579</text:p>
          </table:table-cell>
          <table:table-cell office:value-type="float" office:value="4955.13489223631" calcext:value-type="float">
            <text:p>4955.13489223631</text:p>
          </table:table-cell>
          <table:table-cell office:value-type="float" office:value="4938.97561880403" calcext:value-type="float">
            <text:p>4938.97561880403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114.0519568219" calcext:value-type="float">
            <text:p>5114.0519568219</text:p>
          </table:table-cell>
          <table:table-cell office:value-type="float" office:value="4952.48927069589" calcext:value-type="float">
            <text:p>4952.48927069589</text:p>
          </table:table-cell>
          <table:table-cell office:value-type="float" office:value="4935.86039626752" calcext:value-type="float">
            <text:p>4935.86039626752</text:p>
          </table:table-cell>
          <table:table-cell table:number-columns-repeated="4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097.40628320644" calcext:value-type="float">
            <text:p>5097.40628320644</text:p>
          </table:table-cell>
          <table:table-cell office:value-type="float" office:value="4949.49250138076" calcext:value-type="float">
            <text:p>4949.49250138076</text:p>
          </table:table-cell>
          <table:table-cell office:value-type="float" office:value="4940.18994802701" calcext:value-type="float">
            <text:p>4940.18994802701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098.97104813404" calcext:value-type="float">
            <text:p>5098.97104813404</text:p>
          </table:table-cell>
          <table:table-cell office:value-type="float" office:value="4940.9685068301" calcext:value-type="float">
            <text:p>4940.9685068301</text:p>
          </table:table-cell>
          <table:table-cell office:value-type="float" office:value="4946.30006647442" calcext:value-type="float">
            <text:p>4946.30006647442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097.29797120024" calcext:value-type="float">
            <text:p>5097.29797120024</text:p>
          </table:table-cell>
          <table:table-cell office:value-type="float" office:value="4940.81028841873" calcext:value-type="float">
            <text:p>4940.81028841873</text:p>
          </table:table-cell>
          <table:table-cell office:value-type="float" office:value="4932.16446244403" calcext:value-type="float">
            <text:p>4932.16446244403</text:p>
          </table:table-cell>
          <table:table-cell table:number-columns-repeated="4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081.57059272885" calcext:value-type="float">
            <text:p>5081.57059272885</text:p>
          </table:table-cell>
          <table:table-cell office:value-type="float" office:value="4910.65858687127" calcext:value-type="float">
            <text:p>4910.65858687127</text:p>
          </table:table-cell>
          <table:table-cell office:value-type="float" office:value="4953.7228765442" calcext:value-type="float">
            <text:p>4953.722876544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71.22031412509" calcext:value-type="float">
            <text:p>5071.22031412509</text:p>
          </table:table-cell>
          <table:table-cell office:value-type="float" office:value="4950.53157997718" calcext:value-type="float">
            <text:p>4950.53157997718</text:p>
          </table:table-cell>
          <table:table-cell office:value-type="float" office:value="4963.56278767564" calcext:value-type="float">
            <text:p>4963.56278767564</text:p>
          </table:table-cell>
          <table:table-cell table:number-columns-repeated="4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100.33184100986" calcext:value-type="float">
            <text:p>5100.33184100986</text:p>
          </table:table-cell>
          <table:table-cell office:value-type="float" office:value="4952.2504148671" calcext:value-type="float">
            <text:p>4952.2504148671</text:p>
          </table:table-cell>
          <table:table-cell office:value-type="float" office:value="4938.70305669318" calcext:value-type="float">
            <text:p>4938.70305669318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086.83480239071" calcext:value-type="float">
            <text:p>5086.83480239071</text:p>
          </table:table-cell>
          <table:table-cell office:value-type="float" office:value="4942.21771408265" calcext:value-type="float">
            <text:p>4942.21771408265</text:p>
          </table:table-cell>
          <table:table-cell office:value-type="float" office:value="4944.99809315735" calcext:value-type="float">
            <text:p>4944.99809315735</text:p>
          </table:table-cell>
          <table:table-cell table:number-columns-repeated="4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120.09344476651" calcext:value-type="float">
            <text:p>5120.09344476651</text:p>
          </table:table-cell>
          <table:table-cell office:value-type="float" office:value="4919.1424402504" calcext:value-type="float">
            <text:p>4919.1424402504</text:p>
          </table:table-cell>
          <table:table-cell office:value-type="float" office:value="4962.86408610156" calcext:value-type="float">
            <text:p>4962.86408610156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112.48752975267" calcext:value-type="float">
            <text:p>5112.48752975267</text:p>
          </table:table-cell>
          <table:table-cell office:value-type="float" office:value="4916.41595556867" calcext:value-type="float">
            <text:p>4916.41595556867</text:p>
          </table:table-cell>
          <table:table-cell office:value-type="float" office:value="4943.19073895373" calcext:value-type="float">
            <text:p>4943.19073895373</text:p>
          </table:table-cell>
          <table:table-cell table:number-columns-repeated="4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109.19299692089" calcext:value-type="float">
            <text:p>5109.19299692089</text:p>
          </table:table-cell>
          <table:table-cell office:value-type="float" office:value="4913.10249310182" calcext:value-type="float">
            <text:p>4913.10249310182</text:p>
          </table:table-cell>
          <table:table-cell office:value-type="float" office:value="4955.59650836379" calcext:value-type="float">
            <text:p>4955.59650836379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094.6492848469" calcext:value-type="float">
            <text:p>5094.6492848469</text:p>
          </table:table-cell>
          <table:table-cell office:value-type="float" office:value="4960.5083146526" calcext:value-type="float">
            <text:p>4960.5083146526</text:p>
          </table:table-cell>
          <table:table-cell office:value-type="float" office:value="4971.9932486185" calcext:value-type="float">
            <text:p>4971.9932486185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106.07044456497" calcext:value-type="float">
            <text:p>5106.07044456497</text:p>
          </table:table-cell>
          <table:table-cell office:value-type="float" office:value="4949.3109885255" calcext:value-type="float">
            <text:p>4949.3109885255</text:p>
          </table:table-cell>
          <table:table-cell office:value-type="float" office:value="4941.11600676253" calcext:value-type="float">
            <text:p>4941.11600676253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100.29140792096" calcext:value-type="float">
            <text:p>5100.29140792096</text:p>
          </table:table-cell>
          <table:table-cell office:value-type="float" office:value="4951.52197964251" calcext:value-type="float">
            <text:p>4951.52197964251</text:p>
          </table:table-cell>
          <table:table-cell office:value-type="float" office:value="4949.19338178263" calcext:value-type="float">
            <text:p>4949.19338178263</text:p>
          </table:table-cell>
          <table:table-cell table:number-columns-repeated="4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114.01701257289" calcext:value-type="float">
            <text:p>5114.01701257289</text:p>
          </table:table-cell>
          <table:table-cell office:value-type="float" office:value="4936.34138836003" calcext:value-type="float">
            <text:p>4936.34138836003</text:p>
          </table:table-cell>
          <table:table-cell office:value-type="float" office:value="4972.2201981925" calcext:value-type="float">
            <text:p>4972.22019819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5.97450274276" calcext:value-type="float">
            <text:p>5085.97450274276</text:p>
          </table:table-cell>
          <table:table-cell office:value-type="float" office:value="4958.93859690893" calcext:value-type="float">
            <text:p>4958.93859690893</text:p>
          </table:table-cell>
          <table:table-cell office:value-type="float" office:value="4985.62650193765" calcext:value-type="float">
            <text:p>4985.62650193765</text:p>
          </table:table-cell>
          <table:table-cell table:number-columns-repeated="4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103.35734917524" calcext:value-type="float">
            <text:p>5103.35734917524</text:p>
          </table:table-cell>
          <table:table-cell office:value-type="float" office:value="4946.10155444849" calcext:value-type="float">
            <text:p>4946.10155444849</text:p>
          </table:table-cell>
          <table:table-cell office:value-type="float" office:value="4955.27356029009" calcext:value-type="float">
            <text:p>4955.27356029009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125.3346047414" calcext:value-type="float">
            <text:p>5125.3346047414</text:p>
          </table:table-cell>
          <table:table-cell office:value-type="float" office:value="4942.03534607528" calcext:value-type="float">
            <text:p>4942.03534607528</text:p>
          </table:table-cell>
          <table:table-cell office:value-type="float" office:value="4950.45646454812" calcext:value-type="float">
            <text:p>4950.45646454812</text:p>
          </table:table-cell>
          <table:table-cell table:number-columns-repeated="4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116.55806081122" calcext:value-type="float">
            <text:p>5116.55806081122</text:p>
          </table:table-cell>
          <table:table-cell office:value-type="float" office:value="4929.39925295431" calcext:value-type="float">
            <text:p>4929.39925295431</text:p>
          </table:table-cell>
          <table:table-cell office:value-type="float" office:value="4966.20389197867" calcext:value-type="float">
            <text:p>4966.20389197867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108.34206801662" calcext:value-type="float">
            <text:p>5108.34206801662</text:p>
          </table:table-cell>
          <table:table-cell office:value-type="float" office:value="4929.939768934" calcext:value-type="float">
            <text:p>4929.939768934</text:p>
          </table:table-cell>
          <table:table-cell office:value-type="float" office:value="4950.29859804037" calcext:value-type="float">
            <text:p>4950.29859804037</text:p>
          </table:table-cell>
          <table:table-cell table:number-columns-repeated="4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092.58442407108" calcext:value-type="float">
            <text:p>5092.58442407108</text:p>
          </table:table-cell>
          <table:table-cell office:value-type="float" office:value="4931.47700450353" calcext:value-type="float">
            <text:p>4931.47700450353</text:p>
          </table:table-cell>
          <table:table-cell office:value-type="float" office:value="4951.89445842775" calcext:value-type="float">
            <text:p>4951.89445842775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113.5035960722" calcext:value-type="float">
            <text:p>5113.5035960722</text:p>
          </table:table-cell>
          <table:table-cell office:value-type="float" office:value="4949.80626815951" calcext:value-type="float">
            <text:p>4949.80626815951</text:p>
          </table:table-cell>
          <table:table-cell office:value-type="float" office:value="4972.85334664513" calcext:value-type="float">
            <text:p>4972.85334664513</text:p>
          </table:table-cell>
          <table:table-cell table:number-columns-repeated="4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129.86450318666" calcext:value-type="float">
            <text:p>5129.86450318666</text:p>
          </table:table-cell>
          <table:table-cell office:value-type="float" office:value="4935.86025460932" calcext:value-type="float">
            <text:p>4935.86025460932</text:p>
          </table:table-cell>
          <table:table-cell office:value-type="float" office:value="5002.25259468545" calcext:value-type="float">
            <text:p>5002.25259468545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098.58577349297" calcext:value-type="float">
            <text:p>5098.58577349297</text:p>
          </table:table-cell>
          <table:table-cell office:value-type="float" office:value="4965.75370339049" calcext:value-type="float">
            <text:p>4965.75370339049</text:p>
          </table:table-cell>
          <table:table-cell office:value-type="float" office:value="4954.56908589434" calcext:value-type="float">
            <text:p>4954.56908589434</text:p>
          </table:table-cell>
          <table:table-cell table:number-columns-repeated="4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115.23710302905" calcext:value-type="float">
            <text:p>5115.23710302905</text:p>
          </table:table-cell>
          <table:table-cell office:value-type="float" office:value="4956.25695493219" calcext:value-type="float">
            <text:p>4956.25695493219</text:p>
          </table:table-cell>
          <table:table-cell office:value-type="float" office:value="4950.89836523872" calcext:value-type="float">
            <text:p>4950.8983652387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14.11312916849" calcext:value-type="float">
            <text:p>5114.11312916849</text:p>
          </table:table-cell>
          <table:table-cell office:value-type="float" office:value="4964.18336676191" calcext:value-type="float">
            <text:p>4964.18336676191</text:p>
          </table:table-cell>
          <table:table-cell office:value-type="float" office:value="4954.21306671715" calcext:value-type="float">
            <text:p>4954.21306671715</text:p>
          </table:table-cell>
          <table:table-cell table:number-columns-repeated="4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102.88064713145" calcext:value-type="float">
            <text:p>5102.88064713145</text:p>
          </table:table-cell>
          <table:table-cell office:value-type="float" office:value="4938.35778734062" calcext:value-type="float">
            <text:p>4938.35778734062</text:p>
          </table:table-cell>
          <table:table-cell office:value-type="float" office:value="4970.89000337423" calcext:value-type="float">
            <text:p>4970.89000337423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101.18745337778" calcext:value-type="float">
            <text:p>5101.18745337778</text:p>
          </table:table-cell>
          <table:table-cell office:value-type="float" office:value="4958.46273779048" calcext:value-type="float">
            <text:p>4958.46273779048</text:p>
          </table:table-cell>
          <table:table-cell office:value-type="float" office:value="4961.42207453288" calcext:value-type="float">
            <text:p>4961.42207453288</text:p>
          </table:table-cell>
          <table:table-cell table:number-columns-repeated="4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110.17112926869" calcext:value-type="float">
            <text:p>5110.17112926869</text:p>
          </table:table-cell>
          <table:table-cell office:value-type="float" office:value="4942.24600266136" calcext:value-type="float">
            <text:p>4942.24600266136</text:p>
          </table:table-cell>
          <table:table-cell office:value-type="float" office:value="4955.77074148836" calcext:value-type="float">
            <text:p>4955.77074148836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109.44638406967" calcext:value-type="float">
            <text:p>5109.44638406967</text:p>
          </table:table-cell>
          <table:table-cell office:value-type="float" office:value="4943.55451286322" calcext:value-type="float">
            <text:p>4943.55451286322</text:p>
          </table:table-cell>
          <table:table-cell office:value-type="float" office:value="4961.99852351165" calcext:value-type="float">
            <text:p>4961.99852351165</text:p>
          </table:table-cell>
          <table:table-cell table:number-columns-repeated="4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117.74300751618" calcext:value-type="float">
            <text:p>5117.74300751618</text:p>
          </table:table-cell>
          <table:table-cell office:value-type="float" office:value="4941.66969821672" calcext:value-type="float">
            <text:p>4941.66969821672</text:p>
          </table:table-cell>
          <table:table-cell office:value-type="float" office:value="4965.6715457897" calcext:value-type="float">
            <text:p>4965.6715457897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104.34782535862" calcext:value-type="float">
            <text:p>5104.34782535862</text:p>
          </table:table-cell>
          <table:table-cell office:value-type="float" office:value="4963.48748121054" calcext:value-type="float">
            <text:p>4963.48748121054</text:p>
          </table:table-cell>
          <table:table-cell office:value-type="float" office:value="4948.63077642619" calcext:value-type="float">
            <text:p>4948.63077642619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105.91249430926" calcext:value-type="float">
            <text:p>5105.91249430926</text:p>
          </table:table-cell>
          <table:table-cell office:value-type="float" office:value="4956.86074554288" calcext:value-type="float">
            <text:p>4956.86074554288</text:p>
          </table:table-cell>
          <table:table-cell office:value-type="float" office:value="4985.42533724933" calcext:value-type="float">
            <text:p>4985.42533724933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5101.95051218832" calcext:value-type="float">
            <text:p>5101.95051218832</text:p>
          </table:table-cell>
          <table:table-cell office:value-type="float" office:value="4941.76228159845" calcext:value-type="float">
            <text:p>4941.76228159845</text:p>
          </table:table-cell>
          <table:table-cell office:value-type="float" office:value="4950.26940367915" calcext:value-type="float">
            <text:p>4950.26940367915</text:p>
          </table:table-cell>
          <table:table-cell table:number-columns-repeated="4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114.42972620899" calcext:value-type="float">
            <text:p>5114.42972620899</text:p>
          </table:table-cell>
          <table:table-cell office:value-type="float" office:value="4947.895584192" calcext:value-type="float">
            <text:p>4947.895584192</text:p>
          </table:table-cell>
          <table:table-cell office:value-type="float" office:value="4937.12271306997" calcext:value-type="float">
            <text:p>4937.1227130699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07.58209421575" calcext:value-type="float">
            <text:p>5107.58209421575</text:p>
          </table:table-cell>
          <table:table-cell office:value-type="float" office:value="4934.45933692558" calcext:value-type="float">
            <text:p>4934.45933692558</text:p>
          </table:table-cell>
          <table:table-cell office:value-type="float" office:value="4999.53053849916" calcext:value-type="float">
            <text:p>4999.53053849916</text:p>
          </table:table-cell>
          <table:table-cell table:number-columns-repeated="4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5109.24697692377" calcext:value-type="float">
            <text:p>5109.24697692377</text:p>
          </table:table-cell>
          <table:table-cell office:value-type="float" office:value="4933.43974434535" calcext:value-type="float">
            <text:p>4933.43974434535</text:p>
          </table:table-cell>
          <table:table-cell office:value-type="float" office:value="4959.0675781093" calcext:value-type="float">
            <text:p>4959.0675781093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120.28679584539" calcext:value-type="float">
            <text:p>5120.28679584539</text:p>
          </table:table-cell>
          <table:table-cell office:value-type="float" office:value="4938.52933016767" calcext:value-type="float">
            <text:p>4938.52933016767</text:p>
          </table:table-cell>
          <table:table-cell office:value-type="float" office:value="4958.99273581602" calcext:value-type="float">
            <text:p>4958.99273581602</text:p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5120.31101170131" calcext:value-type="float">
            <text:p>5120.31101170131</text:p>
          </table:table-cell>
          <table:table-cell office:value-type="float" office:value="4953.22765042836" calcext:value-type="float">
            <text:p>4953.22765042836</text:p>
          </table:table-cell>
          <table:table-cell office:value-type="float" office:value="4999.25679328975" calcext:value-type="float">
            <text:p>4999.25679328975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5130.75384773588" calcext:value-type="float">
            <text:p>5130.75384773588</text:p>
          </table:table-cell>
          <table:table-cell office:value-type="float" office:value="4937.30324922639" calcext:value-type="float">
            <text:p>4937.30324922639</text:p>
          </table:table-cell>
          <table:table-cell office:value-type="float" office:value="4979.39290112308" calcext:value-type="float">
            <text:p>4979.39290112308</text:p>
          </table:table-cell>
          <table:table-cell table:number-columns-repeated="4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098.48228002375" calcext:value-type="float">
            <text:p>5098.48228002375</text:p>
          </table:table-cell>
          <table:table-cell office:value-type="float" office:value="4940.08672560367" calcext:value-type="float">
            <text:p>4940.08672560367</text:p>
          </table:table-cell>
          <table:table-cell office:value-type="float" office:value="4964.49019962745" calcext:value-type="float">
            <text:p>4964.49019962745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5107.67169121986" calcext:value-type="float">
            <text:p>5107.67169121986</text:p>
          </table:table-cell>
          <table:table-cell office:value-type="float" office:value="4941.37092355559" calcext:value-type="float">
            <text:p>4941.37092355559</text:p>
          </table:table-cell>
          <table:table-cell office:value-type="float" office:value="4968.84489980747" calcext:value-type="float">
            <text:p>4968.84489980747</text:p>
          </table:table-cell>
          <table:table-cell table:number-columns-repeated="4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5110.99668761381" calcext:value-type="float">
            <text:p>5110.99668761381</text:p>
          </table:table-cell>
          <table:table-cell office:value-type="float" office:value="4941.72233766401" calcext:value-type="float">
            <text:p>4941.72233766401</text:p>
          </table:table-cell>
          <table:table-cell office:value-type="float" office:value="4964.15230591062" calcext:value-type="float">
            <text:p>4964.15230591062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5091.68778997296" calcext:value-type="float">
            <text:p>5091.68778997296</text:p>
          </table:table-cell>
          <table:table-cell office:value-type="float" office:value="4915.69758276522" calcext:value-type="float">
            <text:p>4915.69758276522</text:p>
          </table:table-cell>
          <table:table-cell office:value-type="float" office:value="4995.41226399167" calcext:value-type="float">
            <text:p>4995.41226399167</text:p>
          </table:table-cell>
          <table:table-cell table:number-columns-repeated="4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5089.73344171891" calcext:value-type="float">
            <text:p>5089.73344171891</text:p>
          </table:table-cell>
          <table:table-cell office:value-type="float" office:value="4934.82576425433" calcext:value-type="float">
            <text:p>4934.82576425433</text:p>
          </table:table-cell>
          <table:table-cell office:value-type="float" office:value="4992.43389172248" calcext:value-type="float">
            <text:p>4992.4338917224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6.72000046208" calcext:value-type="float">
            <text:p>5096.72000046208</text:p>
          </table:table-cell>
          <table:table-cell office:value-type="float" office:value="4919.80156360527" calcext:value-type="float">
            <text:p>4919.80156360527</text:p>
          </table:table-cell>
          <table:table-cell office:value-type="float" office:value="4973.9490884603" calcext:value-type="float">
            <text:p>4973.9490884603</text:p>
          </table:table-cell>
          <table:table-cell table:number-columns-repeated="4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5107.88160120262" calcext:value-type="float">
            <text:p>5107.88160120262</text:p>
          </table:table-cell>
          <table:table-cell office:value-type="float" office:value="4948.00388210637" calcext:value-type="float">
            <text:p>4948.00388210637</text:p>
          </table:table-cell>
          <table:table-cell office:value-type="float" office:value="4963.98453356596" calcext:value-type="float">
            <text:p>4963.98453356596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5108.95759720816" calcext:value-type="float">
            <text:p>5108.95759720816</text:p>
          </table:table-cell>
          <table:table-cell office:value-type="float" office:value="4940.42997385469" calcext:value-type="float">
            <text:p>4940.42997385469</text:p>
          </table:table-cell>
          <table:table-cell office:value-type="float" office:value="4961.01140368643" calcext:value-type="float">
            <text:p>4961.01140368643</text:p>
          </table:table-cell>
          <table:table-cell table:number-columns-repeated="4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5123.923466923" calcext:value-type="float">
            <text:p>5123.923466923</text:p>
          </table:table-cell>
          <table:table-cell office:value-type="float" office:value="4934.24111756824" calcext:value-type="float">
            <text:p>4934.24111756824</text:p>
          </table:table-cell>
          <table:table-cell office:value-type="float" office:value="4968.78015187602" calcext:value-type="float">
            <text:p>4968.78015187602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106.41209438237" calcext:value-type="float">
            <text:p>5106.41209438237</text:p>
          </table:table-cell>
          <table:table-cell office:value-type="float" office:value="4935.95487334056" calcext:value-type="float">
            <text:p>4935.95487334056</text:p>
          </table:table-cell>
          <table:table-cell office:value-type="float" office:value="4980.66039770398" calcext:value-type="float">
            <text:p>4980.66039770398</text:p>
          </table:table-cell>
          <table:table-cell table:number-columns-repeated="4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098.98421414501" calcext:value-type="float">
            <text:p>5098.98421414501</text:p>
          </table:table-cell>
          <table:table-cell office:value-type="float" office:value="4946.32728354411" calcext:value-type="float">
            <text:p>4946.32728354411</text:p>
          </table:table-cell>
          <table:table-cell office:value-type="float" office:value="4968.52119619151" calcext:value-type="float">
            <text:p>4968.52119619151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5099.83592315956" calcext:value-type="float">
            <text:p>5099.83592315956</text:p>
          </table:table-cell>
          <table:table-cell office:value-type="float" office:value="4951.91907897094" calcext:value-type="float">
            <text:p>4951.91907897094</text:p>
          </table:table-cell>
          <table:table-cell office:value-type="float" office:value="4959.62930670199" calcext:value-type="float">
            <text:p>4959.62930670199</text:p>
          </table:table-cell>
          <table:table-cell table:number-columns-repeated="4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5104.53484131745" calcext:value-type="float">
            <text:p>5104.53484131745</text:p>
          </table:table-cell>
          <table:table-cell office:value-type="float" office:value="4931.34457665662" calcext:value-type="float">
            <text:p>4931.34457665662</text:p>
          </table:table-cell>
          <table:table-cell office:value-type="float" office:value="5021.31693734477" calcext:value-type="float">
            <text:p>5021.31693734477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118.24979692757" calcext:value-type="float">
            <text:p>5118.24979692757</text:p>
          </table:table-cell>
          <table:table-cell office:value-type="float" office:value="4954.03217101001" calcext:value-type="float">
            <text:p>4954.03217101001</text:p>
          </table:table-cell>
          <table:table-cell office:value-type="float" office:value="4971.31905265872" calcext:value-type="float">
            <text:p>4971.31905265872</text:p>
          </table:table-cell>
          <table:table-cell table:number-columns-repeated="4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5113.96862134195" calcext:value-type="float">
            <text:p>5113.96862134195</text:p>
          </table:table-cell>
          <table:table-cell office:value-type="float" office:value="4948.34333017419" calcext:value-type="float">
            <text:p>4948.34333017419</text:p>
          </table:table-cell>
          <table:table-cell office:value-type="float" office:value="4968.92062553277" calcext:value-type="float">
            <text:p>4968.9206255327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6.60308764082" calcext:value-type="float">
            <text:p>5126.60308764082</text:p>
          </table:table-cell>
          <table:table-cell office:value-type="float" office:value="4944.63460183849" calcext:value-type="float">
            <text:p>4944.63460183849</text:p>
          </table:table-cell>
          <table:table-cell office:value-type="float" office:value="4982.75490711786" calcext:value-type="float">
            <text:p>4982.75490711786</text:p>
          </table:table-cell>
          <table:table-cell table:number-columns-repeated="4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5111.73372892151" calcext:value-type="float">
            <text:p>5111.73372892151</text:p>
          </table:table-cell>
          <table:table-cell office:value-type="float" office:value="4936.27481339208" calcext:value-type="float">
            <text:p>4936.27481339208</text:p>
          </table:table-cell>
          <table:table-cell office:value-type="float" office:value="4973.46333282291" calcext:value-type="float">
            <text:p>4973.46333282291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5111.75337193566" calcext:value-type="float">
            <text:p>5111.75337193566</text:p>
          </table:table-cell>
          <table:table-cell office:value-type="float" office:value="4969.34502282423" calcext:value-type="float">
            <text:p>4969.34502282423</text:p>
          </table:table-cell>
          <table:table-cell office:value-type="float" office:value="4967.18118452105" calcext:value-type="float">
            <text:p>4967.18118452105</text:p>
          </table:table-cell>
          <table:table-cell table:number-columns-repeated="4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5114.12580215615" calcext:value-type="float">
            <text:p>5114.12580215615</text:p>
          </table:table-cell>
          <table:table-cell office:value-type="float" office:value="4937.4460073317" calcext:value-type="float">
            <text:p>4937.4460073317</text:p>
          </table:table-cell>
          <table:table-cell office:value-type="float" office:value="4960.26041722499" calcext:value-type="float">
            <text:p>4960.26041722499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5084.45172612403" calcext:value-type="float">
            <text:p>5084.45172612403</text:p>
          </table:table-cell>
          <table:table-cell office:value-type="float" office:value="4937.74365094751" calcext:value-type="float">
            <text:p>4937.74365094751</text:p>
          </table:table-cell>
          <table:table-cell office:value-type="float" office:value="4980.24763047509" calcext:value-type="float">
            <text:p>4980.24763047509</text:p>
          </table:table-cell>
          <table:table-cell table:number-columns-repeated="4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5090.50428683626" calcext:value-type="float">
            <text:p>5090.50428683626</text:p>
          </table:table-cell>
          <table:table-cell office:value-type="float" office:value="4938.2050768778" calcext:value-type="float">
            <text:p>4938.2050768778</text:p>
          </table:table-cell>
          <table:table-cell office:value-type="float" office:value="4974.34781752329" calcext:value-type="float">
            <text:p>4974.34781752329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5084.13366937799" calcext:value-type="float">
            <text:p>5084.13366937799</text:p>
          </table:table-cell>
          <table:table-cell office:value-type="float" office:value="4933.51501467484" calcext:value-type="float">
            <text:p>4933.51501467484</text:p>
          </table:table-cell>
          <table:table-cell office:value-type="float" office:value="4970.00973292196" calcext:value-type="float">
            <text:p>4970.00973292196</text:p>
          </table:table-cell>
          <table:table-cell table:number-columns-repeated="4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5098.72737022834" calcext:value-type="float">
            <text:p>5098.72737022834</text:p>
          </table:table-cell>
          <table:table-cell office:value-type="float" office:value="4953.21415030985" calcext:value-type="float">
            <text:p>4953.21415030985</text:p>
          </table:table-cell>
          <table:table-cell office:value-type="float" office:value="4944.33395628022" calcext:value-type="float">
            <text:p>4944.33395628022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089.41569856327" calcext:value-type="float">
            <text:p>5089.41569856327</text:p>
          </table:table-cell>
          <table:table-cell office:value-type="float" office:value="4945.10934010099" calcext:value-type="float">
            <text:p>4945.10934010099</text:p>
          </table:table-cell>
          <table:table-cell office:value-type="float" office:value="4962.22848472897" calcext:value-type="float">
            <text:p>4962.22848472897</text:p>
          </table:table-cell>
          <table:table-cell table:number-columns-repeated="4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5107.26639422335" calcext:value-type="float">
            <text:p>5107.26639422335</text:p>
          </table:table-cell>
          <table:table-cell office:value-type="float" office:value="4913.51126333375" calcext:value-type="float">
            <text:p>4913.51126333375</text:p>
          </table:table-cell>
          <table:table-cell office:value-type="float" office:value="4972.00499391258" calcext:value-type="float">
            <text:p>4972.0049939125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86.80968043114" calcext:value-type="float">
            <text:p>5086.80968043114</text:p>
          </table:table-cell>
          <table:table-cell office:value-type="float" office:value="4942.75232998568" calcext:value-type="float">
            <text:p>4942.75232998568</text:p>
          </table:table-cell>
          <table:table-cell office:value-type="float" office:value="4966.24766718521" calcext:value-type="float">
            <text:p>4966.24766718521</text:p>
          </table:table-cell>
          <table:table-cell table:number-columns-repeated="4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5113.22355023082" calcext:value-type="float">
            <text:p>5113.22355023082</text:p>
          </table:table-cell>
          <table:table-cell office:value-type="float" office:value="4950.82618561517" calcext:value-type="float">
            <text:p>4950.82618561517</text:p>
          </table:table-cell>
          <table:table-cell office:value-type="float" office:value="4948.78158992032" calcext:value-type="float">
            <text:p>4948.78158992032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5103.79371684482" calcext:value-type="float">
            <text:p>5103.79371684482</text:p>
          </table:table-cell>
          <table:table-cell office:value-type="float" office:value="4940.28944155862" calcext:value-type="float">
            <text:p>4940.28944155862</text:p>
          </table:table-cell>
          <table:table-cell office:value-type="float" office:value="4979.60174711726" calcext:value-type="float">
            <text:p>4979.60174711726</text:p>
          </table:table-cell>
          <table:table-cell table:number-columns-repeated="4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5123.31005205669" calcext:value-type="float">
            <text:p>5123.31005205669</text:p>
          </table:table-cell>
          <table:table-cell office:value-type="float" office:value="4960.54290459937" calcext:value-type="float">
            <text:p>4960.54290459937</text:p>
          </table:table-cell>
          <table:table-cell office:value-type="float" office:value="4980.33189282246" calcext:value-type="float">
            <text:p>4980.33189282246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097.87842739855" calcext:value-type="float">
            <text:p>5097.87842739855</text:p>
          </table:table-cell>
          <table:table-cell office:value-type="float" office:value="4928.12440123069" calcext:value-type="float">
            <text:p>4928.12440123069</text:p>
          </table:table-cell>
          <table:table-cell office:value-type="float" office:value="4984.61844964291" calcext:value-type="float">
            <text:p>4984.61844964291</text:p>
          </table:table-cell>
          <table:table-cell table:number-columns-repeated="4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5120.03788197142" calcext:value-type="float">
            <text:p>5120.03788197142</text:p>
          </table:table-cell>
          <table:table-cell office:value-type="float" office:value="4959.19375128913" calcext:value-type="float">
            <text:p>4959.19375128913</text:p>
          </table:table-cell>
          <table:table-cell office:value-type="float" office:value="4958.11732705807" calcext:value-type="float">
            <text:p>4958.11732705807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5122.04128334943" calcext:value-type="float">
            <text:p>5122.04128334943</text:p>
          </table:table-cell>
          <table:table-cell office:value-type="float" office:value="4946.37264821047" calcext:value-type="float">
            <text:p>4946.37264821047</text:p>
          </table:table-cell>
          <table:table-cell office:value-type="float" office:value="4960.23487753278" calcext:value-type="float">
            <text:p>4960.23487753278</text:p>
          </table:table-cell>
          <table:table-cell table:number-columns-repeated="4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5128.23049673224" calcext:value-type="float">
            <text:p>5128.23049673224</text:p>
          </table:table-cell>
          <table:table-cell office:value-type="float" office:value="4936.98116459041" calcext:value-type="float">
            <text:p>4936.98116459041</text:p>
          </table:table-cell>
          <table:table-cell office:value-type="float" office:value="4947.20971316798" calcext:value-type="float">
            <text:p>4947.20971316798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5114.2562015368" calcext:value-type="float">
            <text:p>5114.2562015368</text:p>
          </table:table-cell>
          <table:table-cell office:value-type="float" office:value="4943.43383845486" calcext:value-type="float">
            <text:p>4943.43383845486</text:p>
          </table:table-cell>
          <table:table-cell office:value-type="float" office:value="4966.40593918204" calcext:value-type="float">
            <text:p>4966.40593918204</text:p>
          </table:table-cell>
          <table:table-cell table:number-columns-repeated="4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5114.84910362228" calcext:value-type="float">
            <text:p>5114.84910362228</text:p>
          </table:table-cell>
          <table:table-cell office:value-type="float" office:value="4938.1726526864" calcext:value-type="float">
            <text:p>4938.1726526864</text:p>
          </table:table-cell>
          <table:table-cell office:value-type="float" office:value="4945.16512975002" calcext:value-type="float">
            <text:p>4945.1651297500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3.73542999121" calcext:value-type="float">
            <text:p>5103.73542999121</text:p>
          </table:table-cell>
          <table:table-cell office:value-type="float" office:value="4918.01669625923" calcext:value-type="float">
            <text:p>4918.01669625923</text:p>
          </table:table-cell>
          <table:table-cell office:value-type="float" office:value="4975.49085674029" calcext:value-type="float">
            <text:p>4975.49085674029</text:p>
          </table:table-cell>
          <table:table-cell table:number-columns-repeated="4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120.58643314706" calcext:value-type="float">
            <text:p>5120.58643314706</text:p>
          </table:table-cell>
          <table:table-cell office:value-type="float" office:value="4929.89384981903" calcext:value-type="float">
            <text:p>4929.89384981903</text:p>
          </table:table-cell>
          <table:table-cell office:value-type="float" office:value="4979.16061570007" calcext:value-type="float">
            <text:p>4979.16061570007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125.32370133413" calcext:value-type="float">
            <text:p>5125.32370133413</text:p>
          </table:table-cell>
          <table:table-cell office:value-type="float" office:value="4949.51560522765" calcext:value-type="float">
            <text:p>4949.51560522765</text:p>
          </table:table-cell>
          <table:table-cell office:value-type="float" office:value="4971.29061114081" calcext:value-type="float">
            <text:p>4971.29061114081</text:p>
          </table:table-cell>
          <table:table-cell table:number-columns-repeated="4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122.58513912105" calcext:value-type="float">
            <text:p>5122.58513912105</text:p>
          </table:table-cell>
          <table:table-cell office:value-type="float" office:value="4934.33914546635" calcext:value-type="float">
            <text:p>4934.33914546635</text:p>
          </table:table-cell>
          <table:table-cell office:value-type="float" office:value="4980.11720677232" calcext:value-type="float">
            <text:p>4980.11720677232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099.02651178376" calcext:value-type="float">
            <text:p>5099.02651178376</text:p>
          </table:table-cell>
          <table:table-cell office:value-type="float" office:value="4929.10114826488" calcext:value-type="float">
            <text:p>4929.10114826488</text:p>
          </table:table-cell>
          <table:table-cell office:value-type="float" office:value="5009.45759435146" calcext:value-type="float">
            <text:p>5009.45759435146</text:p>
          </table:table-cell>
          <table:table-cell table:number-columns-repeated="4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077.94919329714" calcext:value-type="float">
            <text:p>5077.94919329714</text:p>
          </table:table-cell>
          <table:table-cell office:value-type="float" office:value="4926.29906165013" calcext:value-type="float">
            <text:p>4926.29906165013</text:p>
          </table:table-cell>
          <table:table-cell office:value-type="float" office:value="4949.79051164033" calcext:value-type="float">
            <text:p>4949.79051164033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5097.67912513895" calcext:value-type="float">
            <text:p>5097.67912513895</text:p>
          </table:table-cell>
          <table:table-cell office:value-type="float" office:value="4948.40930712209" calcext:value-type="float">
            <text:p>4948.40930712209</text:p>
          </table:table-cell>
          <table:table-cell office:value-type="float" office:value="4968.82320806632" calcext:value-type="float">
            <text:p>4968.82320806632</text:p>
          </table:table-cell>
          <table:table-cell table:number-columns-repeated="4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090.86124507124" calcext:value-type="float">
            <text:p>5090.86124507124</text:p>
          </table:table-cell>
          <table:table-cell office:value-type="float" office:value="4935.88637030865" calcext:value-type="float">
            <text:p>4935.88637030865</text:p>
          </table:table-cell>
          <table:table-cell office:value-type="float" office:value="4942.03945560488" calcext:value-type="float">
            <text:p>4942.03945560488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5117.63415582265" calcext:value-type="float">
            <text:p>5117.63415582265</text:p>
          </table:table-cell>
          <table:table-cell office:value-type="float" office:value="4935.82509091056" calcext:value-type="float">
            <text:p>4935.82509091056</text:p>
          </table:table-cell>
          <table:table-cell office:value-type="float" office:value="4958.46351073367" calcext:value-type="float">
            <text:p>4958.46351073367</text:p>
          </table:table-cell>
          <table:table-cell table:number-columns-repeated="4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5109.41733353015" calcext:value-type="float">
            <text:p>5109.41733353015</text:p>
          </table:table-cell>
          <table:table-cell office:value-type="float" office:value="4933.17652329766" calcext:value-type="float">
            <text:p>4933.17652329766</text:p>
          </table:table-cell>
          <table:table-cell office:value-type="float" office:value="4950.18387281808" calcext:value-type="float">
            <text:p>4950.1838728180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19.92507793968" calcext:value-type="float">
            <text:p>5119.92507793968</text:p>
          </table:table-cell>
          <table:table-cell office:value-type="float" office:value="4945.44863011378" calcext:value-type="float">
            <text:p>4945.44863011378</text:p>
          </table:table-cell>
          <table:table-cell office:value-type="float" office:value="4997.85516952157" calcext:value-type="float">
            <text:p>4997.85516952157</text:p>
          </table:table-cell>
          <table:table-cell table:number-columns-repeated="4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5103.71806769284" calcext:value-type="float">
            <text:p>5103.71806769284</text:p>
          </table:table-cell>
          <table:table-cell office:value-type="float" office:value="4942.67975466049" calcext:value-type="float">
            <text:p>4942.67975466049</text:p>
          </table:table-cell>
          <table:table-cell office:value-type="float" office:value="4971.02047062912" calcext:value-type="float">
            <text:p>4971.02047062912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5107.38010029361" calcext:value-type="float">
            <text:p>5107.38010029361</text:p>
          </table:table-cell>
          <table:table-cell office:value-type="float" office:value="4942.6063970854" calcext:value-type="float">
            <text:p>4942.6063970854</text:p>
          </table:table-cell>
          <table:table-cell office:value-type="float" office:value="4970.07234996603" calcext:value-type="float">
            <text:p>4970.07234996603</text:p>
          </table:table-cell>
          <table:table-cell table:number-columns-repeated="4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5123.19017237305" calcext:value-type="float">
            <text:p>5123.19017237305</text:p>
          </table:table-cell>
          <table:table-cell office:value-type="float" office:value="4958.65295729256" calcext:value-type="float">
            <text:p>4958.65295729256</text:p>
          </table:table-cell>
          <table:table-cell office:value-type="float" office:value="4983.08640951611" calcext:value-type="float">
            <text:p>4983.08640951611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5103.67568490216" calcext:value-type="float">
            <text:p>5103.67568490216</text:p>
          </table:table-cell>
          <table:table-cell office:value-type="float" office:value="4937.37443528626" calcext:value-type="float">
            <text:p>4937.37443528626</text:p>
          </table:table-cell>
          <table:table-cell office:value-type="float" office:value="5004.8761531681" calcext:value-type="float">
            <text:p>5004.8761531681</text:p>
          </table:table-cell>
          <table:table-cell table:number-columns-repeated="4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103.30502952329" calcext:value-type="float">
            <text:p>5103.30502952329</text:p>
          </table:table-cell>
          <table:table-cell office:value-type="float" office:value="4951.57321326227" calcext:value-type="float">
            <text:p>4951.57321326227</text:p>
          </table:table-cell>
          <table:table-cell office:value-type="float" office:value="4980.89825838655" calcext:value-type="float">
            <text:p>4980.89825838655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5098.47416849146" calcext:value-type="float">
            <text:p>5098.47416849146</text:p>
          </table:table-cell>
          <table:table-cell office:value-type="float" office:value="4953.41462854475" calcext:value-type="float">
            <text:p>4953.41462854475</text:p>
          </table:table-cell>
          <table:table-cell office:value-type="float" office:value="4987.81619490336" calcext:value-type="float">
            <text:p>4987.81619490336</text:p>
          </table:table-cell>
          <table:table-cell table:number-columns-repeated="4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5099.44348703506" calcext:value-type="float">
            <text:p>5099.44348703506</text:p>
          </table:table-cell>
          <table:table-cell office:value-type="float" office:value="4948.31621511523" calcext:value-type="float">
            <text:p>4948.31621511523</text:p>
          </table:table-cell>
          <table:table-cell office:value-type="float" office:value="4973.31581006827" calcext:value-type="float">
            <text:p>4973.31581006827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5107.28332927969" calcext:value-type="float">
            <text:p>5107.28332927969</text:p>
          </table:table-cell>
          <table:table-cell office:value-type="float" office:value="4936.09304350381" calcext:value-type="float">
            <text:p>4936.09304350381</text:p>
          </table:table-cell>
          <table:table-cell office:value-type="float" office:value="4978.12791248663" calcext:value-type="float">
            <text:p>4978.12791248663</text:p>
          </table:table-cell>
          <table:table-cell table:number-columns-repeated="4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5115.81196801699" calcext:value-type="float">
            <text:p>5115.81196801699</text:p>
          </table:table-cell>
          <table:table-cell office:value-type="float" office:value="4955.10754403471" calcext:value-type="float">
            <text:p>4955.10754403471</text:p>
          </table:table-cell>
          <table:table-cell office:value-type="float" office:value="4986.53585988854" calcext:value-type="float">
            <text:p>4986.5358598885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3.72107497015" calcext:value-type="float">
            <text:p>5103.72107497015</text:p>
          </table:table-cell>
          <table:table-cell office:value-type="float" office:value="4944.7348444893" calcext:value-type="float">
            <text:p>4944.7348444893</text:p>
          </table:table-cell>
          <table:table-cell office:value-type="float" office:value="4952.96287858981" calcext:value-type="float">
            <text:p>4952.96287858981</text:p>
          </table:table-cell>
          <table:table-cell table:number-columns-repeated="4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5102.24417156222" calcext:value-type="float">
            <text:p>5102.24417156222</text:p>
          </table:table-cell>
          <table:table-cell office:value-type="float" office:value="4941.10267095466" calcext:value-type="float">
            <text:p>4941.10267095466</text:p>
          </table:table-cell>
          <table:table-cell office:value-type="float" office:value="4965.08083308541" calcext:value-type="float">
            <text:p>4965.08083308541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79.94221822594" calcext:value-type="float">
            <text:p>5079.94221822594</text:p>
          </table:table-cell>
          <table:table-cell office:value-type="float" office:value="4930.05264674517" calcext:value-type="float">
            <text:p>4930.05264674517</text:p>
          </table:table-cell>
          <table:table-cell office:value-type="float" office:value="4941.89630763552" calcext:value-type="float">
            <text:p>4941.89630763552</text:p>
          </table:table-cell>
          <table:table-cell table:number-columns-repeated="4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5135.239870596" calcext:value-type="float">
            <text:p>5135.239870596</text:p>
          </table:table-cell>
          <table:table-cell office:value-type="float" office:value="4940.31095002976" calcext:value-type="float">
            <text:p>4940.31095002976</text:p>
          </table:table-cell>
          <table:table-cell office:value-type="float" office:value="4951.22753700849" calcext:value-type="float">
            <text:p>4951.22753700849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5105.98071657877" calcext:value-type="float">
            <text:p>5105.98071657877</text:p>
          </table:table-cell>
          <table:table-cell office:value-type="float" office:value="4937.85583397594" calcext:value-type="float">
            <text:p>4937.85583397594</text:p>
          </table:table-cell>
          <table:table-cell office:value-type="float" office:value="4962.01979839052" calcext:value-type="float">
            <text:p>4962.01979839052</text:p>
          </table:table-cell>
          <table:table-cell table:number-columns-repeated="4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088.15470517021" calcext:value-type="float">
            <text:p>5088.15470517021</text:p>
          </table:table-cell>
          <table:table-cell office:value-type="float" office:value="4928.48612898463" calcext:value-type="float">
            <text:p>4928.48612898463</text:p>
          </table:table-cell>
          <table:table-cell office:value-type="float" office:value="4969.50611440488" calcext:value-type="float">
            <text:p>4969.50611440488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5116.83165291881" calcext:value-type="float">
            <text:p>5116.83165291881</text:p>
          </table:table-cell>
          <table:table-cell office:value-type="float" office:value="4947.91486119475" calcext:value-type="float">
            <text:p>4947.91486119475</text:p>
          </table:table-cell>
          <table:table-cell office:value-type="float" office:value="4952.47332855437" calcext:value-type="float">
            <text:p>4952.47332855437</text:p>
          </table:table-cell>
          <table:table-cell table:number-columns-repeated="4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5113.23338658317" calcext:value-type="float">
            <text:p>5113.23338658317</text:p>
          </table:table-cell>
          <table:table-cell office:value-type="float" office:value="4915.354829389" calcext:value-type="float">
            <text:p>4915.354829389</text:p>
          </table:table-cell>
          <table:table-cell office:value-type="float" office:value="4958.36992338598" calcext:value-type="float">
            <text:p>4958.36992338598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5110.77257864792" calcext:value-type="float">
            <text:p>5110.77257864792</text:p>
          </table:table-cell>
          <table:table-cell office:value-type="float" office:value="4923.66706462237" calcext:value-type="float">
            <text:p>4923.66706462237</text:p>
          </table:table-cell>
          <table:table-cell office:value-type="float" office:value="4926.5866120177" calcext:value-type="float">
            <text:p>4926.5866120177</text:p>
          </table:table-cell>
          <table:table-cell table:number-columns-repeated="4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5116.26934407911" calcext:value-type="float">
            <text:p>5116.26934407911</text:p>
          </table:table-cell>
          <table:table-cell office:value-type="float" office:value="4945.07395348836" calcext:value-type="float">
            <text:p>4945.07395348836</text:p>
          </table:table-cell>
          <table:table-cell office:value-type="float" office:value="4945.83615663047" calcext:value-type="float">
            <text:p>4945.8361566304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75.99089640575" calcext:value-type="float">
            <text:p>5075.99089640575</text:p>
          </table:table-cell>
          <table:table-cell office:value-type="float" office:value="4934.07078918478" calcext:value-type="float">
            <text:p>4934.07078918478</text:p>
          </table:table-cell>
          <table:table-cell office:value-type="float" office:value="4943.60328465741" calcext:value-type="float">
            <text:p>4943.60328465741</text:p>
          </table:table-cell>
          <table:table-cell table:number-columns-repeated="4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5122.99310335125" calcext:value-type="float">
            <text:p>5122.99310335125</text:p>
          </table:table-cell>
          <table:table-cell office:value-type="float" office:value="4950.35767656847" calcext:value-type="float">
            <text:p>4950.35767656847</text:p>
          </table:table-cell>
          <table:table-cell office:value-type="float" office:value="4945.98337408922" calcext:value-type="float">
            <text:p>4945.98337408922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5104.58723572202" calcext:value-type="float">
            <text:p>5104.58723572202</text:p>
          </table:table-cell>
          <table:table-cell office:value-type="float" office:value="4937.83771453849" calcext:value-type="float">
            <text:p>4937.83771453849</text:p>
          </table:table-cell>
          <table:table-cell office:value-type="float" office:value="4959.03336281094" calcext:value-type="float">
            <text:p>4959.03336281094</text:p>
          </table:table-cell>
          <table:table-cell table:number-columns-repeated="4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5103.91917212115" calcext:value-type="float">
            <text:p>5103.91917212115</text:p>
          </table:table-cell>
          <table:table-cell office:value-type="float" office:value="4937.6712589737" calcext:value-type="float">
            <text:p>4937.6712589737</text:p>
          </table:table-cell>
          <table:table-cell office:value-type="float" office:value="4958.84177473776" calcext:value-type="float">
            <text:p>4958.84177473776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5091.48593156233" calcext:value-type="float">
            <text:p>5091.48593156233</text:p>
          </table:table-cell>
          <table:table-cell office:value-type="float" office:value="4940.41713360101" calcext:value-type="float">
            <text:p>4940.41713360101</text:p>
          </table:table-cell>
          <table:table-cell office:value-type="float" office:value="4968.32386480724" calcext:value-type="float">
            <text:p>4968.32386480724</text:p>
          </table:table-cell>
          <table:table-cell table:number-columns-repeated="4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5098.02609858791" calcext:value-type="float">
            <text:p>5098.02609858791</text:p>
          </table:table-cell>
          <table:table-cell office:value-type="float" office:value="4946.7141025048" calcext:value-type="float">
            <text:p>4946.7141025048</text:p>
          </table:table-cell>
          <table:table-cell office:value-type="float" office:value="4930.91649949144" calcext:value-type="float">
            <text:p>4930.91649949144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5099.41237799181" calcext:value-type="float">
            <text:p>5099.41237799181</text:p>
          </table:table-cell>
          <table:table-cell office:value-type="float" office:value="4940.03224628476" calcext:value-type="float">
            <text:p>4940.03224628476</text:p>
          </table:table-cell>
          <table:table-cell office:value-type="float" office:value="4964.83818370552" calcext:value-type="float">
            <text:p>4964.83818370552</text:p>
          </table:table-cell>
          <table:table-cell table:number-columns-repeated="4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5104.80074243056" calcext:value-type="float">
            <text:p>5104.80074243056</text:p>
          </table:table-cell>
          <table:table-cell office:value-type="float" office:value="4951.27858210442" calcext:value-type="float">
            <text:p>4951.27858210442</text:p>
          </table:table-cell>
          <table:table-cell office:value-type="float" office:value="4966.45725262013" calcext:value-type="float">
            <text:p>4966.45725262013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5100.09517766468" calcext:value-type="float">
            <text:p>5100.09517766468</text:p>
          </table:table-cell>
          <table:table-cell office:value-type="float" office:value="4936.7854991462" calcext:value-type="float">
            <text:p>4936.7854991462</text:p>
          </table:table-cell>
          <table:table-cell office:value-type="float" office:value="4983.19147600584" calcext:value-type="float">
            <text:p>4983.19147600584</text:p>
          </table:table-cell>
          <table:table-cell table:number-columns-repeated="4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5137.56413943564" calcext:value-type="float">
            <text:p>5137.56413943564</text:p>
          </table:table-cell>
          <table:table-cell office:value-type="float" office:value="4934.08596111271" calcext:value-type="float">
            <text:p>4934.08596111271</text:p>
          </table:table-cell>
          <table:table-cell office:value-type="float" office:value="4964.27167361226" calcext:value-type="float">
            <text:p>4964.271673612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98.75208437441" calcext:value-type="float">
            <text:p>5098.75208437441</text:p>
          </table:table-cell>
          <table:table-cell office:value-type="float" office:value="4947.7616523339" calcext:value-type="float">
            <text:p>4947.7616523339</text:p>
          </table:table-cell>
          <table:table-cell office:value-type="float" office:value="4942.6565138936" calcext:value-type="float">
            <text:p>4942.6565138936</text:p>
          </table:table-cell>
          <table:table-cell table:number-columns-repeated="4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5098.06556397254" calcext:value-type="float">
            <text:p>5098.06556397254</text:p>
          </table:table-cell>
          <table:table-cell office:value-type="float" office:value="4976.76847624491" calcext:value-type="float">
            <text:p>4976.76847624491</text:p>
          </table:table-cell>
          <table:table-cell office:value-type="float" office:value="4954.915775856" calcext:value-type="float">
            <text:p>4954.915775856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5104.89584252378" calcext:value-type="float">
            <text:p>5104.89584252378</text:p>
          </table:table-cell>
          <table:table-cell office:value-type="float" office:value="4939.20042891422" calcext:value-type="float">
            <text:p>4939.20042891422</text:p>
          </table:table-cell>
          <table:table-cell office:value-type="float" office:value="4969.51733913177" calcext:value-type="float">
            <text:p>4969.51733913177</text:p>
          </table:table-cell>
          <table:table-cell table:number-columns-repeated="4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5097.39288891617" calcext:value-type="float">
            <text:p>5097.39288891617</text:p>
          </table:table-cell>
          <table:table-cell office:value-type="float" office:value="4941.46742176708" calcext:value-type="float">
            <text:p>4941.46742176708</text:p>
          </table:table-cell>
          <table:table-cell office:value-type="float" office:value="4949.58028895472" calcext:value-type="float">
            <text:p>4949.58028895472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5120.21607200876" calcext:value-type="float">
            <text:p>5120.21607200876</text:p>
          </table:table-cell>
          <table:table-cell office:value-type="float" office:value="4945.16569584246" calcext:value-type="float">
            <text:p>4945.16569584246</text:p>
          </table:table-cell>
          <table:table-cell office:value-type="float" office:value="4960.69147506281" calcext:value-type="float">
            <text:p>4960.69147506281</text:p>
          </table:table-cell>
          <table:table-cell table:number-columns-repeated="4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5073.16305022051" calcext:value-type="float">
            <text:p>5073.16305022051</text:p>
          </table:table-cell>
          <table:table-cell office:value-type="float" office:value="4954.95208327961" calcext:value-type="float">
            <text:p>4954.95208327961</text:p>
          </table:table-cell>
          <table:table-cell office:value-type="float" office:value="4974.49525638082" calcext:value-type="float">
            <text:p>4974.49525638082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5106.34573201228" calcext:value-type="float">
            <text:p>5106.34573201228</text:p>
          </table:table-cell>
          <table:table-cell office:value-type="float" office:value="4943.20790489401" calcext:value-type="float">
            <text:p>4943.20790489401</text:p>
          </table:table-cell>
          <table:table-cell office:value-type="float" office:value="4973.29555997814" calcext:value-type="float">
            <text:p>4973.29555997814</text:p>
          </table:table-cell>
          <table:table-cell table:number-columns-repeated="4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5105.21231930894" calcext:value-type="float">
            <text:p>5105.21231930894</text:p>
          </table:table-cell>
          <table:table-cell office:value-type="float" office:value="4952.43539950066" calcext:value-type="float">
            <text:p>4952.43539950066</text:p>
          </table:table-cell>
          <table:table-cell office:value-type="float" office:value="4993.56738873344" calcext:value-type="float">
            <text:p>4993.56738873344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5126.19911279402" calcext:value-type="float">
            <text:p>5126.19911279402</text:p>
          </table:table-cell>
          <table:table-cell office:value-type="float" office:value="4950.82279199434" calcext:value-type="float">
            <text:p>4950.82279199434</text:p>
          </table:table-cell>
          <table:table-cell office:value-type="float" office:value="4963.42011007654" calcext:value-type="float">
            <text:p>4963.42011007654</text:p>
          </table:table-cell>
          <table:table-cell table:number-columns-repeated="4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5090.69773112691" calcext:value-type="float">
            <text:p>5090.69773112691</text:p>
          </table:table-cell>
          <table:table-cell office:value-type="float" office:value="4945.42980163861" calcext:value-type="float">
            <text:p>4945.42980163861</text:p>
          </table:table-cell>
          <table:table-cell office:value-type="float" office:value="4967.89784524964" calcext:value-type="float">
            <text:p>4967.8978452496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04.99515822905" calcext:value-type="float">
            <text:p>5104.99515822905</text:p>
          </table:table-cell>
          <table:table-cell office:value-type="float" office:value="4936.47386583143" calcext:value-type="float">
            <text:p>4936.47386583143</text:p>
          </table:table-cell>
          <table:table-cell office:value-type="float" office:value="4949.87046243585" calcext:value-type="float">
            <text:p>4949.87046243585</text:p>
          </table:table-cell>
          <table:table-cell table:number-columns-repeated="4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100.71775003976" calcext:value-type="float">
            <text:p>5100.71775003976</text:p>
          </table:table-cell>
          <table:table-cell office:value-type="float" office:value="4948.90960528219" calcext:value-type="float">
            <text:p>4948.90960528219</text:p>
          </table:table-cell>
          <table:table-cell office:value-type="float" office:value="4948.58692112472" calcext:value-type="float">
            <text:p>4948.58692112472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100.07778152323" calcext:value-type="float">
            <text:p>5100.07778152323</text:p>
          </table:table-cell>
          <table:table-cell office:value-type="float" office:value="4953.7910185006" calcext:value-type="float">
            <text:p>4953.7910185006</text:p>
          </table:table-cell>
          <table:table-cell office:value-type="float" office:value="4965.23405177487" calcext:value-type="float">
            <text:p>4965.23405177487</text:p>
          </table:table-cell>
          <table:table-cell table:number-columns-repeated="4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096.81101727037" calcext:value-type="float">
            <text:p>5096.81101727037</text:p>
          </table:table-cell>
          <table:table-cell office:value-type="float" office:value="4946.64282890685" calcext:value-type="float">
            <text:p>4946.64282890685</text:p>
          </table:table-cell>
          <table:table-cell office:value-type="float" office:value="4966.68082010089" calcext:value-type="float">
            <text:p>4966.68082010089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5094.69165776671" calcext:value-type="float">
            <text:p>5094.69165776671</text:p>
          </table:table-cell>
          <table:table-cell office:value-type="float" office:value="4937.98974030018" calcext:value-type="float">
            <text:p>4937.98974030018</text:p>
          </table:table-cell>
          <table:table-cell office:value-type="float" office:value="4947.95432783783" calcext:value-type="float">
            <text:p>4947.95432783783</text:p>
          </table:table-cell>
          <table:table-cell table:number-columns-repeated="4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086.21786633737" calcext:value-type="float">
            <text:p>5086.21786633737</text:p>
          </table:table-cell>
          <table:table-cell office:value-type="float" office:value="4928.46765058095" calcext:value-type="float">
            <text:p>4928.46765058095</text:p>
          </table:table-cell>
          <table:table-cell office:value-type="float" office:value="4960.29377309347" calcext:value-type="float">
            <text:p>4960.29377309347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5100.86692640995" calcext:value-type="float">
            <text:p>5100.86692640995</text:p>
          </table:table-cell>
          <table:table-cell office:value-type="float" office:value="4933.65054147379" calcext:value-type="float">
            <text:p>4933.65054147379</text:p>
          </table:table-cell>
          <table:table-cell office:value-type="float" office:value="4989.6535498546" calcext:value-type="float">
            <text:p>4989.6535498546</text:p>
          </table:table-cell>
          <table:table-cell table:number-columns-repeated="4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112.16044148358" calcext:value-type="float">
            <text:p>5112.16044148358</text:p>
          </table:table-cell>
          <table:table-cell office:value-type="float" office:value="4942.51585324785" calcext:value-type="float">
            <text:p>4942.51585324785</text:p>
          </table:table-cell>
          <table:table-cell office:value-type="float" office:value="4961.4465427952" calcext:value-type="float">
            <text:p>4961.4465427952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110.34273204633" calcext:value-type="float">
            <text:p>5110.34273204633</text:p>
          </table:table-cell>
          <table:table-cell office:value-type="float" office:value="4958.30454869546" calcext:value-type="float">
            <text:p>4958.30454869546</text:p>
          </table:table-cell>
          <table:table-cell office:value-type="float" office:value="4947.21014155322" calcext:value-type="float">
            <text:p>4947.21014155322</text:p>
          </table:table-cell>
          <table:table-cell table:number-columns-repeated="4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074.98878861228" calcext:value-type="float">
            <text:p>5074.98878861228</text:p>
          </table:table-cell>
          <table:table-cell office:value-type="float" office:value="4949.26551725742" calcext:value-type="float">
            <text:p>4949.26551725742</text:p>
          </table:table-cell>
          <table:table-cell office:value-type="float" office:value="4927.00632328125" calcext:value-type="float">
            <text:p>4927.0063232812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01.4066863779" calcext:value-type="float">
            <text:p>5101.4066863779</text:p>
          </table:table-cell>
          <table:table-cell office:value-type="float" office:value="4945.27869034415" calcext:value-type="float">
            <text:p>4945.27869034415</text:p>
          </table:table-cell>
          <table:table-cell office:value-type="float" office:value="4949.83526583197" calcext:value-type="float">
            <text:p>4949.83526583197</text:p>
          </table:table-cell>
          <table:table-cell table:number-columns-repeated="4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097.05885203516" calcext:value-type="float">
            <text:p>5097.05885203516</text:p>
          </table:table-cell>
          <table:table-cell office:value-type="float" office:value="4945.77090289377" calcext:value-type="float">
            <text:p>4945.77090289377</text:p>
          </table:table-cell>
          <table:table-cell office:value-type="float" office:value="4957.46630671641" calcext:value-type="float">
            <text:p>4957.46630671641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103.8878875894" calcext:value-type="float">
            <text:p>5103.8878875894</text:p>
          </table:table-cell>
          <table:table-cell office:value-type="float" office:value="4945.77629910412" calcext:value-type="float">
            <text:p>4945.77629910412</text:p>
          </table:table-cell>
          <table:table-cell office:value-type="float" office:value="4962.0948877161" calcext:value-type="float">
            <text:p>4962.0948877161</text:p>
          </table:table-cell>
          <table:table-cell table:number-columns-repeated="4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082.96134338549" calcext:value-type="float">
            <text:p>5082.96134338549</text:p>
          </table:table-cell>
          <table:table-cell office:value-type="float" office:value="4948.16007244278" calcext:value-type="float">
            <text:p>4948.16007244278</text:p>
          </table:table-cell>
          <table:table-cell office:value-type="float" office:value="4961.98916492212" calcext:value-type="float">
            <text:p>4961.98916492212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5082.04540542473" calcext:value-type="float">
            <text:p>5082.04540542473</text:p>
          </table:table-cell>
          <table:table-cell office:value-type="float" office:value="4943.58104568777" calcext:value-type="float">
            <text:p>4943.58104568777</text:p>
          </table:table-cell>
          <table:table-cell office:value-type="float" office:value="4960.79521819432" calcext:value-type="float">
            <text:p>4960.79521819432</text:p>
          </table:table-cell>
          <table:table-cell table:number-columns-repeated="4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5096.35698854856" calcext:value-type="float">
            <text:p>5096.35698854856</text:p>
          </table:table-cell>
          <table:table-cell office:value-type="float" office:value="4950.27804680942" calcext:value-type="float">
            <text:p>4950.27804680942</text:p>
          </table:table-cell>
          <table:table-cell office:value-type="float" office:value="4976.63318526746" calcext:value-type="float">
            <text:p>4976.63318526746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5114.32089843316" calcext:value-type="float">
            <text:p>5114.32089843316</text:p>
          </table:table-cell>
          <table:table-cell office:value-type="float" office:value="4925.25305826315" calcext:value-type="float">
            <text:p>4925.25305826315</text:p>
          </table:table-cell>
          <table:table-cell office:value-type="float" office:value="4948.12586496312" calcext:value-type="float">
            <text:p>4948.12586496312</text:p>
          </table:table-cell>
          <table:table-cell table:number-columns-repeated="4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5103.04876476835" calcext:value-type="float">
            <text:p>5103.04876476835</text:p>
          </table:table-cell>
          <table:table-cell office:value-type="float" office:value="4974.99359127619" calcext:value-type="float">
            <text:p>4974.99359127619</text:p>
          </table:table-cell>
          <table:table-cell office:value-type="float" office:value="4948.92825004292" calcext:value-type="float">
            <text:p>4948.92825004292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098.74095231983" calcext:value-type="float">
            <text:p>5098.74095231983</text:p>
          </table:table-cell>
          <table:table-cell office:value-type="float" office:value="4943.52592683726" calcext:value-type="float">
            <text:p>4943.52592683726</text:p>
          </table:table-cell>
          <table:table-cell office:value-type="float" office:value="4952.392699738" calcext:value-type="float">
            <text:p>4952.392699738</text:p>
          </table:table-cell>
          <table:table-cell table:number-columns-repeated="4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5094.13397556198" calcext:value-type="float">
            <text:p>5094.13397556198</text:p>
          </table:table-cell>
          <table:table-cell office:value-type="float" office:value="4950.84110390365" calcext:value-type="float">
            <text:p>4950.84110390365</text:p>
          </table:table-cell>
          <table:table-cell office:value-type="float" office:value="4974.49616461655" calcext:value-type="float">
            <text:p>4974.4961646165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99.60824272685" calcext:value-type="float">
            <text:p>5099.60824272685</text:p>
          </table:table-cell>
          <table:table-cell office:value-type="float" office:value="4938.51853446879" calcext:value-type="float">
            <text:p>4938.51853446879</text:p>
          </table:table-cell>
          <table:table-cell office:value-type="float" office:value="4958.45766464922" calcext:value-type="float">
            <text:p>4958.45766464922</text:p>
          </table:table-cell>
          <table:table-cell table:number-columns-repeated="4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5075.76349886548" calcext:value-type="float">
            <text:p>5075.76349886548</text:p>
          </table:table-cell>
          <table:table-cell office:value-type="float" office:value="4922.80578694002" calcext:value-type="float">
            <text:p>4922.80578694002</text:p>
          </table:table-cell>
          <table:table-cell office:value-type="float" office:value="4952.17836136592" calcext:value-type="float">
            <text:p>4952.17836136592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5109.2142426172" calcext:value-type="float">
            <text:p>5109.2142426172</text:p>
          </table:table-cell>
          <table:table-cell office:value-type="float" office:value="4939.63432101402" calcext:value-type="float">
            <text:p>4939.63432101402</text:p>
          </table:table-cell>
          <table:table-cell office:value-type="float" office:value="4955.42403659868" calcext:value-type="float">
            <text:p>4955.42403659868</text:p>
          </table:table-cell>
          <table:table-cell table:number-columns-repeated="4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5088.85621716747" calcext:value-type="float">
            <text:p>5088.85621716747</text:p>
          </table:table-cell>
          <table:table-cell office:value-type="float" office:value="4932.78262812065" calcext:value-type="float">
            <text:p>4932.78262812065</text:p>
          </table:table-cell>
          <table:table-cell office:value-type="float" office:value="4963.73839080967" calcext:value-type="float">
            <text:p>4963.73839080967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5091.10410368971" calcext:value-type="float">
            <text:p>5091.10410368971</text:p>
          </table:table-cell>
          <table:table-cell office:value-type="float" office:value="4925.39278057078" calcext:value-type="float">
            <text:p>4925.39278057078</text:p>
          </table:table-cell>
          <table:table-cell office:value-type="float" office:value="4957.8470347646" calcext:value-type="float">
            <text:p>4957.8470347646</text:p>
          </table:table-cell>
          <table:table-cell table:number-columns-repeated="4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5087.82431706331" calcext:value-type="float">
            <text:p>5087.82431706331</text:p>
          </table:table-cell>
          <table:table-cell office:value-type="float" office:value="4943.42283508729" calcext:value-type="float">
            <text:p>4943.42283508729</text:p>
          </table:table-cell>
          <table:table-cell office:value-type="float" office:value="4939.03384495428" calcext:value-type="float">
            <text:p>4939.03384495428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5068.08693413398" calcext:value-type="float">
            <text:p>5068.08693413398</text:p>
          </table:table-cell>
          <table:table-cell office:value-type="float" office:value="4947.41076046145" calcext:value-type="float">
            <text:p>4947.41076046145</text:p>
          </table:table-cell>
          <table:table-cell office:value-type="float" office:value="4955.37570599146" calcext:value-type="float">
            <text:p>4955.37570599146</text:p>
          </table:table-cell>
          <table:table-cell table:number-columns-repeated="4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5087.08555181268" calcext:value-type="float">
            <text:p>5087.08555181268</text:p>
          </table:table-cell>
          <table:table-cell office:value-type="float" office:value="4936.59107041382" calcext:value-type="float">
            <text:p>4936.59107041382</text:p>
          </table:table-cell>
          <table:table-cell office:value-type="float" office:value="4961.8252754892" calcext:value-type="float">
            <text:p>4961.8252754892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5115.74097695876" calcext:value-type="float">
            <text:p>5115.74097695876</text:p>
          </table:table-cell>
          <table:table-cell office:value-type="float" office:value="4945.6744050193" calcext:value-type="float">
            <text:p>4945.6744050193</text:p>
          </table:table-cell>
          <table:table-cell office:value-type="float" office:value="4953.11527199242" calcext:value-type="float">
            <text:p>4953.11527199242</text:p>
          </table:table-cell>
          <table:table-cell table:number-columns-repeated="4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5093.66897831444" calcext:value-type="float">
            <text:p>5093.66897831444</text:p>
          </table:table-cell>
          <table:table-cell office:value-type="float" office:value="4936.44878660106" calcext:value-type="float">
            <text:p>4936.44878660106</text:p>
          </table:table-cell>
          <table:table-cell office:value-type="float" office:value="4958.85175979457" calcext:value-type="float">
            <text:p>4958.8517597945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98.06043424348" calcext:value-type="float">
            <text:p>5098.06043424348</text:p>
          </table:table-cell>
          <table:table-cell office:value-type="float" office:value="4946.14631052357" calcext:value-type="float">
            <text:p>4946.14631052357</text:p>
          </table:table-cell>
          <table:table-cell office:value-type="float" office:value="4960.12737572212" calcext:value-type="float">
            <text:p>4960.12737572212</text:p>
          </table:table-cell>
          <table:table-cell table:number-columns-repeated="4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5104.91290894133" calcext:value-type="float">
            <text:p>5104.91290894133</text:p>
          </table:table-cell>
          <table:table-cell office:value-type="float" office:value="4940.96802705251" calcext:value-type="float">
            <text:p>4940.96802705251</text:p>
          </table:table-cell>
          <table:table-cell office:value-type="float" office:value="4954.96860619389" calcext:value-type="float">
            <text:p>4954.96860619389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5105.49716052234" calcext:value-type="float">
            <text:p>5105.49716052234</text:p>
          </table:table-cell>
          <table:table-cell office:value-type="float" office:value="4926.74534740747" calcext:value-type="float">
            <text:p>4926.74534740747</text:p>
          </table:table-cell>
          <table:table-cell office:value-type="float" office:value="4948.62848094699" calcext:value-type="float">
            <text:p>4948.62848094699</text:p>
          </table:table-cell>
          <table:table-cell table:number-columns-repeated="4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5110.30051579515" calcext:value-type="float">
            <text:p>5110.30051579515</text:p>
          </table:table-cell>
          <table:table-cell office:value-type="float" office:value="4930.23566032965" calcext:value-type="float">
            <text:p>4930.23566032965</text:p>
          </table:table-cell>
          <table:table-cell office:value-type="float" office:value="4959.20054036213" calcext:value-type="float">
            <text:p>4959.20054036213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120.79830842957" calcext:value-type="float">
            <text:p>5120.79830842957</text:p>
          </table:table-cell>
          <table:table-cell office:value-type="float" office:value="4924.85561109656" calcext:value-type="float">
            <text:p>4924.85561109656</text:p>
          </table:table-cell>
          <table:table-cell office:value-type="float" office:value="4954.42434901569" calcext:value-type="float">
            <text:p>4954.42434901569</text:p>
          </table:table-cell>
          <table:table-cell table:number-columns-repeated="4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115.35103107787" calcext:value-type="float">
            <text:p>5115.35103107787</text:p>
          </table:table-cell>
          <table:table-cell office:value-type="float" office:value="4916.80838776568" calcext:value-type="float">
            <text:p>4916.80838776568</text:p>
          </table:table-cell>
          <table:table-cell office:value-type="float" office:value="4964.39545909133" calcext:value-type="float">
            <text:p>4964.39545909133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5095.41368249032" calcext:value-type="float">
            <text:p>5095.41368249032</text:p>
          </table:table-cell>
          <table:table-cell office:value-type="float" office:value="4948.19862296835" calcext:value-type="float">
            <text:p>4948.19862296835</text:p>
          </table:table-cell>
          <table:table-cell office:value-type="float" office:value="4963.58185665167" calcext:value-type="float">
            <text:p>4963.58185665167</text:p>
          </table:table-cell>
          <table:table-cell table:number-columns-repeated="4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5089.16852779097" calcext:value-type="float">
            <text:p>5089.16852779097</text:p>
          </table:table-cell>
          <table:table-cell office:value-type="float" office:value="4940.07517688882" calcext:value-type="float">
            <text:p>4940.07517688882</text:p>
          </table:table-cell>
          <table:table-cell office:value-type="float" office:value="4986.77791696404" calcext:value-type="float">
            <text:p>4986.77791696404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070.59589757723" calcext:value-type="float">
            <text:p>5070.59589757723</text:p>
          </table:table-cell>
          <table:table-cell office:value-type="float" office:value="4941.5172525412" calcext:value-type="float">
            <text:p>4941.5172525412</text:p>
          </table:table-cell>
          <table:table-cell office:value-type="float" office:value="4980.28774853855" calcext:value-type="float">
            <text:p>4980.28774853855</text:p>
          </table:table-cell>
          <table:table-cell table:number-columns-repeated="4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5110.40388297884" calcext:value-type="float">
            <text:p>5110.40388297884</text:p>
          </table:table-cell>
          <table:table-cell office:value-type="float" office:value="4932.15660666923" calcext:value-type="float">
            <text:p>4932.15660666923</text:p>
          </table:table-cell>
          <table:table-cell office:value-type="float" office:value="4953.34680699357" calcext:value-type="float">
            <text:p>4953.346806993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23:50:11.817161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3T00:08:49.368192296</dc:date>
    <meta:editing-duration>PT20M38S</meta:editing-duration>
    <meta:editing-cycles>5</meta:editing-cycles>
    <meta:generator>LibreOffice/6.0.7.3$Linux_X86_64 LibreOffice_project/00m0$Build-3</meta:generator>
    <meta:document-statistic meta:table-count="1" meta:cell-count="1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65cm" svg:height="9.006cm" xlink:href=".." xlink:type="simple" chart:class="chart:scatter" chart:column-mapping="0 1 2" chart:style-name="ch1">
        <chart:legend chart:legend-position="end" svg:x="15.933cm" svg:y="3.706cm" style:legend-expansion="high" chart:style-name="ch2"/>
        <chart:plot-area chart:style-name="ch3" table:cell-range-address="statistics_energy_per_unit_of_time.A1:statistics_energy_per_unit_of_time.D351" chart:data-source-has-labels="both" svg:x="1.745cm" svg:y="0.178cm" svg:width="13.513cm" svg:height="7.663cm">
          <chartooo:coordinate-region svg:x="2.737cm" svg:y="0.377cm" svg:width="12.334cm" svg:height="6.817cm"/>
          <chart:axis chart:dimension="x" chart:name="primary-x" chart:style-name="ch4" chartooo:axis-type="auto">
            <chart:title svg:x="7.928cm" svg:y="8.021cm" chart:style-name="ch5">
              <text:p>Time[s]</text:p>
            </chart:title>
            <chart:categories table:cell-range-address="statistics_energy_per_unit_of_time.C1:statistics_energy_per_unit_of_time.C1"/>
          </chart:axis>
          <chart:axis chart:dimension="y" chart:name="primary-y" chart:style-name="ch4">
            <chart:title svg:x="0.808cm" svg:y="4.794cm" chart:style-name="ch6">
              <text:p>Energia[J]</text:p>
            </chart:title>
            <chart:grid chart:style-name="ch7" chart:class="major"/>
          </chart:axis>
          <chart:series chart:style-name="ch8" chart:values-cell-range-address="statistics_energy_per_unit_of_time.B2:statistics_energy_per_unit_of_time.B351" chart:label-cell-address="statistics_energy_per_unit_of_time.B1:statistics_energy_per_unit_of_time.B1" chart:class="chart:scatter">
            <chart:domain table:cell-range-address="statistics_energy_per_unit_of_time.A2:statistics_energy_per_unit_of_time.A351"/>
            <chart:data-point chart:repeated="350"/>
          </chart:series>
          <chart:series chart:style-name="ch9" chart:values-cell-range-address="statistics_energy_per_unit_of_time.C2:statistics_energy_per_unit_of_time.C351" chart:label-cell-address="statistics_energy_per_unit_of_time.C1:statistics_energy_per_unit_of_time.C1" chart:class="chart:scatter">
            <chart:data-point chart:repeated="350"/>
          </chart:series>
          <chart:series chart:style-name="ch10" chart:values-cell-range-address="statistics_energy_per_unit_of_time.D2:statistics_energy_per_unit_of_time.D351" chart:label-cell-address="statistics_energy_per_unit_of_time.D1:statistics_energy_per_unit_of_time.D1" chart:class="chart:scatter">
            <chart:data-point chart:repeated="3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=0.001</text:p>
                <draw:g>
                  <svg:desc>statistics_energy_per_unit_of_time.B1:statistics_energy_per_unit_of_time.B1</svg:desc>
                </draw:g>
              </table:table-cell>
              <table:table-cell office:value-type="string">
                <text:p>Dt=0.0005</text:p>
                <draw:g>
                  <svg:desc>statistics_energy_per_unit_of_time.C1:statistics_energy_per_unit_of_time.C1</svg:desc>
                </draw:g>
              </table:table-cell>
              <table:table-cell office:value-type="string">
                <text:p>Dt=0.0001</text:p>
                <draw:g>
                  <svg:desc>statistics_energy_per_unit_of_time.D1:statistics_energy_per_unit_of_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t=0.0005</text:p>
                <draw:g>
                  <svg:desc>statistics_energy_per_unit_of_time.C1:statistics_energy_per_unit_of_time.C1</svg:desc>
                </draw:g>
              </table:table-cell>
              <table:table-cell office:value-type="float" office:value="0">
                <text:p>0</text:p>
                <draw:g>
                  <svg:desc>statistics_energy_per_unit_of_time.A2:statistics_energy_per_unit_of_time.A351</svg:desc>
                </draw:g>
              </table:table-cell>
              <table:table-cell office:value-type="float" office:value="5000.00000000034">
                <text:p>5000.00000000034</text:p>
                <draw:g>
                  <svg:desc>statistics_energy_per_unit_of_time.B2:statistics_energy_per_unit_of_time.B351</svg:desc>
                </draw:g>
              </table:table-cell>
              <table:table-cell office:value-type="float" office:value="5000.00000000041">
                <text:p>5000.00000000041</text:p>
                <draw:g>
                  <svg:desc>statistics_energy_per_unit_of_time.C2:statistics_energy_per_unit_of_time.C351</svg:desc>
                </draw:g>
              </table:table-cell>
              <table:table-cell office:value-type="float" office:value="4999.99999999548">
                <text:p>4999.99999999548</text:p>
                <draw:g>
                  <svg:desc>statistics_energy_per_unit_of_time.D2:statistics_energy_per_unit_of_time.D351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5000.20501419072">
                <text:p>5000.20501419072</text:p>
              </table:table-cell>
              <table:table-cell office:value-type="float" office:value="4999.59295075746">
                <text:p>4999.59295075746</text:p>
              </table:table-cell>
              <table:table-cell office:value-type="float" office:value="4999.58779747364">
                <text:p>4999.58779747364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5009.72358187673">
                <text:p>5009.72358187673</text:p>
              </table:table-cell>
              <table:table-cell office:value-type="float" office:value="4992.11811594819">
                <text:p>4992.11811594819</text:p>
              </table:table-cell>
              <table:table-cell office:value-type="float" office:value="4985.00047842126">
                <text:p>4985.00047842126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5039.56856286699">
                <text:p>5039.56856286699</text:p>
              </table:table-cell>
              <table:table-cell office:value-type="float" office:value="4968.49885466025">
                <text:p>4968.49885466025</text:p>
              </table:table-cell>
              <table:table-cell office:value-type="float" office:value="4932.68763134927">
                <text:p>4932.68763134927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5053.22485902007">
                <text:p>5053.22485902007</text:p>
              </table:table-cell>
              <table:table-cell office:value-type="float" office:value="4969.23671068984">
                <text:p>4969.23671068984</text:p>
              </table:table-cell>
              <table:table-cell office:value-type="float" office:value="4965.85470467961">
                <text:p>4965.85470467961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5053.48144821339">
                <text:p>5053.48144821339</text:p>
              </table:table-cell>
              <table:table-cell office:value-type="float" office:value="4973.68618701467">
                <text:p>4973.68618701467</text:p>
              </table:table-cell>
              <table:table-cell office:value-type="float" office:value="4941.50318184725">
                <text:p>4941.5031818472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5064.43285529956">
                <text:p>5064.43285529956</text:p>
              </table:table-cell>
              <table:table-cell office:value-type="float" office:value="4933.05299756677">
                <text:p>4933.05299756677</text:p>
              </table:table-cell>
              <table:table-cell office:value-type="float" office:value="4956.28057912167">
                <text:p>4956.28057912167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5068.73665801723">
                <text:p>5068.73665801723</text:p>
              </table:table-cell>
              <table:table-cell office:value-type="float" office:value="4956.49660658271">
                <text:p>4956.49660658271</text:p>
              </table:table-cell>
              <table:table-cell office:value-type="float" office:value="4932.53157211932">
                <text:p>4932.53157211932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5069.31947243796">
                <text:p>5069.31947243796</text:p>
              </table:table-cell>
              <table:table-cell office:value-type="float" office:value="4946.34283027052">
                <text:p>4946.34283027052</text:p>
              </table:table-cell>
              <table:table-cell office:value-type="float" office:value="4944.89240170914">
                <text:p>4944.8924017091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5070.3593700786">
                <text:p>5070.3593700786</text:p>
              </table:table-cell>
              <table:table-cell office:value-type="float" office:value="4970.56241145063">
                <text:p>4970.56241145063</text:p>
              </table:table-cell>
              <table:table-cell office:value-type="float" office:value="4946.74879634757">
                <text:p>4946.7487963475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070.29784103342">
                <text:p>5070.29784103342</text:p>
              </table:table-cell>
              <table:table-cell office:value-type="float" office:value="4934.68054024362">
                <text:p>4934.68054024362</text:p>
              </table:table-cell>
              <table:table-cell office:value-type="float" office:value="4950.00032706908">
                <text:p>4950.0003270690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061.84468609331">
                <text:p>5061.84468609331</text:p>
              </table:table-cell>
              <table:table-cell office:value-type="float" office:value="4954.86503868835">
                <text:p>4954.86503868835</text:p>
              </table:table-cell>
              <table:table-cell office:value-type="float" office:value="4950.7239010852">
                <text:p>4950.7239010852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5087.18962396662">
                <text:p>5087.18962396662</text:p>
              </table:table-cell>
              <table:table-cell office:value-type="float" office:value="4966.67008995077">
                <text:p>4966.67008995077</text:p>
              </table:table-cell>
              <table:table-cell office:value-type="float" office:value="4932.47213032932">
                <text:p>4932.47213032932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5084.58850361853">
                <text:p>5084.58850361853</text:p>
              </table:table-cell>
              <table:table-cell office:value-type="float" office:value="4922.0902064771">
                <text:p>4922.0902064771</text:p>
              </table:table-cell>
              <table:table-cell office:value-type="float" office:value="4944.03652330159">
                <text:p>4944.03652330159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5074.82897163962">
                <text:p>5074.82897163962</text:p>
              </table:table-cell>
              <table:table-cell office:value-type="float" office:value="4939.61038979707">
                <text:p>4939.61038979707</text:p>
              </table:table-cell>
              <table:table-cell office:value-type="float" office:value="4938.78314930392">
                <text:p>4938.78314930392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5050.66094673825">
                <text:p>5050.66094673825</text:p>
              </table:table-cell>
              <table:table-cell office:value-type="float" office:value="4953.86054163866">
                <text:p>4953.86054163866</text:p>
              </table:table-cell>
              <table:table-cell office:value-type="float" office:value="4931.46818232025">
                <text:p>4931.468182320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5074.94373613858">
                <text:p>5074.94373613858</text:p>
              </table:table-cell>
              <table:table-cell office:value-type="float" office:value="4941.78629082396">
                <text:p>4941.78629082396</text:p>
              </table:table-cell>
              <table:table-cell office:value-type="float" office:value="4932.87523746231">
                <text:p>4932.87523746231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5081.60309332016">
                <text:p>5081.60309332016</text:p>
              </table:table-cell>
              <table:table-cell office:value-type="float" office:value="4937.76230647245">
                <text:p>4937.76230647245</text:p>
              </table:table-cell>
              <table:table-cell office:value-type="float" office:value="4943.8357480692">
                <text:p>4943.8357480692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5069.14705043925">
                <text:p>5069.14705043925</text:p>
              </table:table-cell>
              <table:table-cell office:value-type="float" office:value="4937.87594575246">
                <text:p>4937.87594575246</text:p>
              </table:table-cell>
              <table:table-cell office:value-type="float" office:value="4947.75828934153">
                <text:p>4947.75828934153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5060.86258842061">
                <text:p>5060.86258842061</text:p>
              </table:table-cell>
              <table:table-cell office:value-type="float" office:value="4944.41603888267">
                <text:p>4944.41603888267</text:p>
              </table:table-cell>
              <table:table-cell office:value-type="float" office:value="4919.73269915078">
                <text:p>4919.73269915078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5083.56875109975">
                <text:p>5083.56875109975</text:p>
              </table:table-cell>
              <table:table-cell office:value-type="float" office:value="4944.65541927231">
                <text:p>4944.65541927231</text:p>
              </table:table-cell>
              <table:table-cell office:value-type="float" office:value="4954.29499241072">
                <text:p>4954.2949924107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088.21222181518">
                <text:p>5088.21222181518</text:p>
              </table:table-cell>
              <table:table-cell office:value-type="float" office:value="4931.27762578644">
                <text:p>4931.27762578644</text:p>
              </table:table-cell>
              <table:table-cell office:value-type="float" office:value="4935.3957486473">
                <text:p>4935.3957486473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5069.56374208449">
                <text:p>5069.56374208449</text:p>
              </table:table-cell>
              <table:table-cell office:value-type="float" office:value="4943.88758798335">
                <text:p>4943.88758798335</text:p>
              </table:table-cell>
              <table:table-cell office:value-type="float" office:value="4928.67957928793">
                <text:p>4928.67957928793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5091.96619656939">
                <text:p>5091.96619656939</text:p>
              </table:table-cell>
              <table:table-cell office:value-type="float" office:value="4934.55653980243">
                <text:p>4934.55653980243</text:p>
              </table:table-cell>
              <table:table-cell office:value-type="float" office:value="4936.42150389434">
                <text:p>4936.42150389434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5088.28326917819">
                <text:p>5088.28326917819</text:p>
              </table:table-cell>
              <table:table-cell office:value-type="float" office:value="4945.91627963434">
                <text:p>4945.91627963434</text:p>
              </table:table-cell>
              <table:table-cell office:value-type="float" office:value="4944.98332753676">
                <text:p>4944.98332753676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5084.85709743743">
                <text:p>5084.85709743743</text:p>
              </table:table-cell>
              <table:table-cell office:value-type="float" office:value="4941.11865498889">
                <text:p>4941.11865498889</text:p>
              </table:table-cell>
              <table:table-cell office:value-type="float" office:value="4947.03139277662">
                <text:p>4947.03139277662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5075.45117088832">
                <text:p>5075.45117088832</text:p>
              </table:table-cell>
              <table:table-cell office:value-type="float" office:value="4928.97719914178">
                <text:p>4928.97719914178</text:p>
              </table:table-cell>
              <table:table-cell office:value-type="float" office:value="4939.54649252313">
                <text:p>4939.54649252313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5072.69399139345">
                <text:p>5072.69399139345</text:p>
              </table:table-cell>
              <table:table-cell office:value-type="float" office:value="4946.4145290434">
                <text:p>4946.4145290434</text:p>
              </table:table-cell>
              <table:table-cell office:value-type="float" office:value="4931.86028543705">
                <text:p>4931.8602854370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5101.79574080944">
                <text:p>5101.79574080944</text:p>
              </table:table-cell>
              <table:table-cell office:value-type="float" office:value="4929.27715510325">
                <text:p>4929.27715510325</text:p>
              </table:table-cell>
              <table:table-cell office:value-type="float" office:value="4939.96157149539">
                <text:p>4939.96157149539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5096.31500204278">
                <text:p>5096.31500204278</text:p>
              </table:table-cell>
              <table:table-cell office:value-type="float" office:value="4949.00225323435">
                <text:p>4949.00225323435</text:p>
              </table:table-cell>
              <table:table-cell office:value-type="float" office:value="4948.17464863612">
                <text:p>4948.17464863612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5098.5143956611">
                <text:p>5098.5143956611</text:p>
              </table:table-cell>
              <table:table-cell office:value-type="float" office:value="4938.69842369208">
                <text:p>4938.69842369208</text:p>
              </table:table-cell>
              <table:table-cell office:value-type="float" office:value="4934.58569903837">
                <text:p>4934.5856990383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099.89702198699">
                <text:p>5099.89702198699</text:p>
              </table:table-cell>
              <table:table-cell office:value-type="float" office:value="4930.85988813752">
                <text:p>4930.85988813752</text:p>
              </table:table-cell>
              <table:table-cell office:value-type="float" office:value="4926.14185258248">
                <text:p>4926.14185258248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5082.00618524371">
                <text:p>5082.00618524371</text:p>
              </table:table-cell>
              <table:table-cell office:value-type="float" office:value="4944.81820896784">
                <text:p>4944.81820896784</text:p>
              </table:table-cell>
              <table:table-cell office:value-type="float" office:value="4962.7323939645">
                <text:p>4962.7323939645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5083.57138163851">
                <text:p>5083.57138163851</text:p>
              </table:table-cell>
              <table:table-cell office:value-type="float" office:value="4937.59823240108">
                <text:p>4937.59823240108</text:p>
              </table:table-cell>
              <table:table-cell office:value-type="float" office:value="4938.57587619471">
                <text:p>4938.57587619471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5094.8059800226">
                <text:p>5094.8059800226</text:p>
              </table:table-cell>
              <table:table-cell office:value-type="float" office:value="4957.84555209172">
                <text:p>4957.84555209172</text:p>
              </table:table-cell>
              <table:table-cell office:value-type="float" office:value="4931.21341801044">
                <text:p>4931.21341801044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5062.31034498328">
                <text:p>5062.31034498328</text:p>
              </table:table-cell>
              <table:table-cell office:value-type="float" office:value="4957.10758562789">
                <text:p>4957.10758562789</text:p>
              </table:table-cell>
              <table:table-cell office:value-type="float" office:value="4946.85158150874">
                <text:p>4946.85158150874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5069.44734278786">
                <text:p>5069.44734278786</text:p>
              </table:table-cell>
              <table:table-cell office:value-type="float" office:value="4919.03983783003">
                <text:p>4919.03983783003</text:p>
              </table:table-cell>
              <table:table-cell office:value-type="float" office:value="4936.84121163247">
                <text:p>4936.84121163247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5085.85613133027">
                <text:p>5085.85613133027</text:p>
              </table:table-cell>
              <table:table-cell office:value-type="float" office:value="4931.21397239847">
                <text:p>4931.21397239847</text:p>
              </table:table-cell>
              <table:table-cell office:value-type="float" office:value="4941.25102257811">
                <text:p>4941.25102257811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5068.19981164158">
                <text:p>5068.19981164158</text:p>
              </table:table-cell>
              <table:table-cell office:value-type="float" office:value="4944.98699801674">
                <text:p>4944.98699801674</text:p>
              </table:table-cell>
              <table:table-cell office:value-type="float" office:value="4962.69366766917">
                <text:p>4962.69366766917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5108.01687474323">
                <text:p>5108.01687474323</text:p>
              </table:table-cell>
              <table:table-cell office:value-type="float" office:value="4933.37666270586">
                <text:p>4933.37666270586</text:p>
              </table:table-cell>
              <table:table-cell office:value-type="float" office:value="4921.33365676933">
                <text:p>4921.33365676933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5106.35870220459">
                <text:p>5106.35870220459</text:p>
              </table:table-cell>
              <table:table-cell office:value-type="float" office:value="4932.73574941422">
                <text:p>4932.73574941422</text:p>
              </table:table-cell>
              <table:table-cell office:value-type="float" office:value="4941.37398896665">
                <text:p>4941.3739889666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091.59735782728">
                <text:p>5091.59735782728</text:p>
              </table:table-cell>
              <table:table-cell office:value-type="float" office:value="4923.1350561831">
                <text:p>4923.1350561831</text:p>
              </table:table-cell>
              <table:table-cell office:value-type="float" office:value="4942.50090521645">
                <text:p>4942.50090521645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5097.19876026012">
                <text:p>5097.19876026012</text:p>
              </table:table-cell>
              <table:table-cell office:value-type="float" office:value="4926.09237284107">
                <text:p>4926.09237284107</text:p>
              </table:table-cell>
              <table:table-cell office:value-type="float" office:value="4928.93240242456">
                <text:p>4928.93240242456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5083.99290624902">
                <text:p>5083.99290624902</text:p>
              </table:table-cell>
              <table:table-cell office:value-type="float" office:value="4947.26122097337">
                <text:p>4947.26122097337</text:p>
              </table:table-cell>
              <table:table-cell office:value-type="float" office:value="4929.33056267536">
                <text:p>4929.33056267536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5097.43517515341">
                <text:p>5097.43517515341</text:p>
              </table:table-cell>
              <table:table-cell office:value-type="float" office:value="4943.70808117482">
                <text:p>4943.70808117482</text:p>
              </table:table-cell>
              <table:table-cell office:value-type="float" office:value="4931.33255815834">
                <text:p>4931.33255815834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5099.31646888641">
                <text:p>5099.31646888641</text:p>
              </table:table-cell>
              <table:table-cell office:value-type="float" office:value="4924.12761880263">
                <text:p>4924.12761880263</text:p>
              </table:table-cell>
              <table:table-cell office:value-type="float" office:value="4932.18972798519">
                <text:p>4932.18972798519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5085.23545366183">
                <text:p>5085.23545366183</text:p>
              </table:table-cell>
              <table:table-cell office:value-type="float" office:value="4939.61248178724">
                <text:p>4939.61248178724</text:p>
              </table:table-cell>
              <table:table-cell office:value-type="float" office:value="4939.53558192537">
                <text:p>4939.53558192537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5105.07081321998">
                <text:p>5105.07081321998</text:p>
              </table:table-cell>
              <table:table-cell office:value-type="float" office:value="4931.2171126337">
                <text:p>4931.2171126337</text:p>
              </table:table-cell>
              <table:table-cell office:value-type="float" office:value="4932.38110786782">
                <text:p>4932.38110786782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5083.09534473201">
                <text:p>5083.09534473201</text:p>
              </table:table-cell>
              <table:table-cell office:value-type="float" office:value="4940.85411410492">
                <text:p>4940.85411410492</text:p>
              </table:table-cell>
              <table:table-cell office:value-type="float" office:value="4918.15477696656">
                <text:p>4918.15477696656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5104.14642413878">
                <text:p>5104.14642413878</text:p>
              </table:table-cell>
              <table:table-cell office:value-type="float" office:value="4926.77471256226">
                <text:p>4926.77471256226</text:p>
              </table:table-cell>
              <table:table-cell office:value-type="float" office:value="4956.3104561145">
                <text:p>4956.310456114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109.00349693215">
                <text:p>5109.00349693215</text:p>
              </table:table-cell>
              <table:table-cell office:value-type="float" office:value="4932.83592697619">
                <text:p>4932.83592697619</text:p>
              </table:table-cell>
              <table:table-cell office:value-type="float" office:value="4928.28125477294">
                <text:p>4928.28125477294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  <table:table-cell office:value-type="float" office:value="5102.08112569095">
                <text:p>5102.08112569095</text:p>
              </table:table-cell>
              <table:table-cell office:value-type="float" office:value="4938.38041252438">
                <text:p>4938.38041252438</text:p>
              </table:table-cell>
              <table:table-cell office:value-type="float" office:value="4939.20018721861">
                <text:p>4939.20018721861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5098.22586642629">
                <text:p>5098.22586642629</text:p>
              </table:table-cell>
              <table:table-cell office:value-type="float" office:value="4965.36157981591">
                <text:p>4965.36157981591</text:p>
              </table:table-cell>
              <table:table-cell office:value-type="float" office:value="4944.95355901258">
                <text:p>4944.95355901258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5075.56796485617">
                <text:p>5075.56796485617</text:p>
              </table:table-cell>
              <table:table-cell office:value-type="float" office:value="4943.3070930769">
                <text:p>4943.3070930769</text:p>
              </table:table-cell>
              <table:table-cell office:value-type="float" office:value="4973.14197023688">
                <text:p>4973.14197023688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5101.81324195928">
                <text:p>5101.81324195928</text:p>
              </table:table-cell>
              <table:table-cell office:value-type="float" office:value="4933.39813080149">
                <text:p>4933.39813080149</text:p>
              </table:table-cell>
              <table:table-cell office:value-type="float" office:value="4949.85480399028">
                <text:p>4949.8548039902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5110.65486785112">
                <text:p>5110.65486785112</text:p>
              </table:table-cell>
              <table:table-cell office:value-type="float" office:value="4930.48328063718">
                <text:p>4930.48328063718</text:p>
              </table:table-cell>
              <table:table-cell office:value-type="float" office:value="4897.53054688731">
                <text:p>4897.53054688731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5118.74242874428">
                <text:p>5118.74242874428</text:p>
              </table:table-cell>
              <table:table-cell office:value-type="float" office:value="4931.96120618991">
                <text:p>4931.96120618991</text:p>
              </table:table-cell>
              <table:table-cell office:value-type="float" office:value="4926.58838063038">
                <text:p>4926.58838063038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5090.29970244894">
                <text:p>5090.29970244894</text:p>
              </table:table-cell>
              <table:table-cell office:value-type="float" office:value="4939.44731470467">
                <text:p>4939.44731470467</text:p>
              </table:table-cell>
              <table:table-cell office:value-type="float" office:value="4932.83149623709">
                <text:p>4932.83149623709</text:p>
              </table:table-cell>
            </table:table-row>
            <table:table-row>
              <table:table-cell office:value-type="string"/>
              <table:table-cell office:value-type="float" office:value="5.8">
                <text:p>5.8</text:p>
              </table:table-cell>
              <table:table-cell office:value-type="float" office:value="5078.89005600147">
                <text:p>5078.89005600147</text:p>
              </table:table-cell>
              <table:table-cell office:value-type="float" office:value="4918.83622693819">
                <text:p>4918.83622693819</text:p>
              </table:table-cell>
              <table:table-cell office:value-type="float" office:value="4950.50586852805">
                <text:p>4950.50586852805</text:p>
              </table:table-cell>
            </table:table-row>
            <table:table-row>
              <table:table-cell office:value-type="string"/>
              <table:table-cell office:value-type="float" office:value="5.9">
                <text:p>5.9</text:p>
              </table:table-cell>
              <table:table-cell office:value-type="float" office:value="5097.11625407042">
                <text:p>5097.11625407042</text:p>
              </table:table-cell>
              <table:table-cell office:value-type="float" office:value="4928.68022585319">
                <text:p>4928.68022585319</text:p>
              </table:table-cell>
              <table:table-cell office:value-type="float" office:value="4922.04916270047">
                <text:p>4922.0491627004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078.57396565737">
                <text:p>5078.57396565737</text:p>
              </table:table-cell>
              <table:table-cell office:value-type="float" office:value="4927.41553699613">
                <text:p>4927.41553699613</text:p>
              </table:table-cell>
              <table:table-cell office:value-type="float" office:value="4926.35130407988">
                <text:p>4926.3513040798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5083.19126156833">
                <text:p>5083.19126156833</text:p>
              </table:table-cell>
              <table:table-cell office:value-type="float" office:value="4940.58894104953">
                <text:p>4940.58894104953</text:p>
              </table:table-cell>
              <table:table-cell office:value-type="float" office:value="4930.2209684909">
                <text:p>4930.2209684909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5085.56165472756">
                <text:p>5085.56165472756</text:p>
              </table:table-cell>
              <table:table-cell office:value-type="float" office:value="4941.37070515674">
                <text:p>4941.37070515674</text:p>
              </table:table-cell>
              <table:table-cell office:value-type="float" office:value="4922.48133838978">
                <text:p>4922.48133838978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  <table:table-cell office:value-type="float" office:value="5093.17016897132">
                <text:p>5093.17016897132</text:p>
              </table:table-cell>
              <table:table-cell office:value-type="float" office:value="4954.50131477107">
                <text:p>4954.50131477107</text:p>
              </table:table-cell>
              <table:table-cell office:value-type="float" office:value="4936.83669687539">
                <text:p>4936.83669687539</text:p>
              </table:table-cell>
            </table:table-row>
            <table:table-row>
              <table:table-cell office:value-type="string"/>
              <table:table-cell office:value-type="float" office:value="6.4">
                <text:p>6.4</text:p>
              </table:table-cell>
              <table:table-cell office:value-type="float" office:value="5086.07678674932">
                <text:p>5086.07678674932</text:p>
              </table:table-cell>
              <table:table-cell office:value-type="float" office:value="4946.7372356746">
                <text:p>4946.7372356746</text:p>
              </table:table-cell>
              <table:table-cell office:value-type="float" office:value="4946.31539932649">
                <text:p>4946.31539932649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5046.52021860656">
                <text:p>5046.52021860656</text:p>
              </table:table-cell>
              <table:table-cell office:value-type="float" office:value="4930.39677761539">
                <text:p>4930.39677761539</text:p>
              </table:table-cell>
              <table:table-cell office:value-type="float" office:value="4931.14117576659">
                <text:p>4931.14117576659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5095.94488378832">
                <text:p>5095.94488378832</text:p>
              </table:table-cell>
              <table:table-cell office:value-type="float" office:value="4924.473939861">
                <text:p>4924.473939861</text:p>
              </table:table-cell>
              <table:table-cell office:value-type="float" office:value="4936.88838086648">
                <text:p>4936.88838086648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5083.44470114936">
                <text:p>5083.44470114936</text:p>
              </table:table-cell>
              <table:table-cell office:value-type="float" office:value="4928.39554094938">
                <text:p>4928.39554094938</text:p>
              </table:table-cell>
              <table:table-cell office:value-type="float" office:value="4946.48660315254">
                <text:p>4946.48660315254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5090.46031481059">
                <text:p>5090.46031481059</text:p>
              </table:table-cell>
              <table:table-cell office:value-type="float" office:value="4941.59346983471">
                <text:p>4941.59346983471</text:p>
              </table:table-cell>
              <table:table-cell office:value-type="float" office:value="4944.11820648084">
                <text:p>4944.11820648084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5104.33394467146">
                <text:p>5104.33394467146</text:p>
              </table:table-cell>
              <table:table-cell office:value-type="float" office:value="4946.32793349407">
                <text:p>4946.32793349407</text:p>
              </table:table-cell>
              <table:table-cell office:value-type="float" office:value="4933.93298992558">
                <text:p>4933.9329899255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083.16510441174">
                <text:p>5083.16510441174</text:p>
              </table:table-cell>
              <table:table-cell office:value-type="float" office:value="4923.75990583944">
                <text:p>4923.75990583944</text:p>
              </table:table-cell>
              <table:table-cell office:value-type="float" office:value="4932.65980332575">
                <text:p>4932.65980332575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5080.65028477156">
                <text:p>5080.65028477156</text:p>
              </table:table-cell>
              <table:table-cell office:value-type="float" office:value="4927.58242969132">
                <text:p>4927.58242969132</text:p>
              </table:table-cell>
              <table:table-cell office:value-type="float" office:value="4951.41699918105">
                <text:p>4951.41699918105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5076.55559740814">
                <text:p>5076.55559740814</text:p>
              </table:table-cell>
              <table:table-cell office:value-type="float" office:value="4926.89758737784">
                <text:p>4926.89758737784</text:p>
              </table:table-cell>
              <table:table-cell office:value-type="float" office:value="4959.25863527628">
                <text:p>4959.25863527628</text:p>
              </table:table-cell>
            </table:table-row>
            <table:table-row>
              <table:table-cell office:value-type="string"/>
              <table:table-cell office:value-type="float" office:value="7.3">
                <text:p>7.3</text:p>
              </table:table-cell>
              <table:table-cell office:value-type="float" office:value="5093.67408617196">
                <text:p>5093.67408617196</text:p>
              </table:table-cell>
              <table:table-cell office:value-type="float" office:value="4953.02084579971">
                <text:p>4953.02084579971</text:p>
              </table:table-cell>
              <table:table-cell office:value-type="float" office:value="4956.14425550995">
                <text:p>4956.14425550995</text:p>
              </table:table-cell>
            </table:table-row>
            <table:table-row>
              <table:table-cell office:value-type="string"/>
              <table:table-cell office:value-type="float" office:value="7.4">
                <text:p>7.4</text:p>
              </table:table-cell>
              <table:table-cell office:value-type="float" office:value="5085.59894565753">
                <text:p>5085.59894565753</text:p>
              </table:table-cell>
              <table:table-cell office:value-type="float" office:value="4910.53322084555">
                <text:p>4910.53322084555</text:p>
              </table:table-cell>
              <table:table-cell office:value-type="float" office:value="4913.70970977081">
                <text:p>4913.70970977081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5087.46617867264">
                <text:p>5087.46617867264</text:p>
              </table:table-cell>
              <table:table-cell office:value-type="float" office:value="4940.13108898651">
                <text:p>4940.13108898651</text:p>
              </table:table-cell>
              <table:table-cell office:value-type="float" office:value="4929.1582648434">
                <text:p>4929.1582648434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5083.1959640019">
                <text:p>5083.1959640019</text:p>
              </table:table-cell>
              <table:table-cell office:value-type="float" office:value="4921.61076384836">
                <text:p>4921.61076384836</text:p>
              </table:table-cell>
              <table:table-cell office:value-type="float" office:value="4938.93002645719">
                <text:p>4938.93002645719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5087.09515440103">
                <text:p>5087.09515440103</text:p>
              </table:table-cell>
              <table:table-cell office:value-type="float" office:value="4946.97211398192">
                <text:p>4946.97211398192</text:p>
              </table:table-cell>
              <table:table-cell office:value-type="float" office:value="4941.96851035755">
                <text:p>4941.96851035755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5080.68444418086">
                <text:p>5080.68444418086</text:p>
              </table:table-cell>
              <table:table-cell office:value-type="float" office:value="4908.43653292734">
                <text:p>4908.43653292734</text:p>
              </table:table-cell>
              <table:table-cell office:value-type="float" office:value="4920.6352958698">
                <text:p>4920.6352958698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5091.31891377393">
                <text:p>5091.31891377393</text:p>
              </table:table-cell>
              <table:table-cell office:value-type="float" office:value="4941.70944719563">
                <text:p>4941.70944719563</text:p>
              </table:table-cell>
              <table:table-cell office:value-type="float" office:value="4946.84273455834">
                <text:p>4946.8427345583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085.64320377742">
                <text:p>5085.64320377742</text:p>
              </table:table-cell>
              <table:table-cell office:value-type="float" office:value="4929.46145992815">
                <text:p>4929.46145992815</text:p>
              </table:table-cell>
              <table:table-cell office:value-type="float" office:value="4924.86776529541">
                <text:p>4924.86776529541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5093.5798587093">
                <text:p>5093.5798587093</text:p>
              </table:table-cell>
              <table:table-cell office:value-type="float" office:value="4913.67166366314">
                <text:p>4913.67166366314</text:p>
              </table:table-cell>
              <table:table-cell office:value-type="float" office:value="4936.88074290804">
                <text:p>4936.88074290804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5098.66109421946">
                <text:p>5098.66109421946</text:p>
              </table:table-cell>
              <table:table-cell office:value-type="float" office:value="4928.20473195798">
                <text:p>4928.20473195798</text:p>
              </table:table-cell>
              <table:table-cell office:value-type="float" office:value="4936.31070849688">
                <text:p>4936.31070849688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5098.02327490149">
                <text:p>5098.02327490149</text:p>
              </table:table-cell>
              <table:table-cell office:value-type="float" office:value="4931.20343711478">
                <text:p>4931.20343711478</text:p>
              </table:table-cell>
              <table:table-cell office:value-type="float" office:value="4953.44230672994">
                <text:p>4953.44230672994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5096.48821223504">
                <text:p>5096.48821223504</text:p>
              </table:table-cell>
              <table:table-cell office:value-type="float" office:value="4931.67915410552">
                <text:p>4931.67915410552</text:p>
              </table:table-cell>
              <table:table-cell office:value-type="float" office:value="4939.53526361557">
                <text:p>4939.53526361557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5088.21461003524">
                <text:p>5088.21461003524</text:p>
              </table:table-cell>
              <table:table-cell office:value-type="float" office:value="4939.21690913077">
                <text:p>4939.21690913077</text:p>
              </table:table-cell>
              <table:table-cell office:value-type="float" office:value="4948.14090213514">
                <text:p>4948.14090213514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5091.92415308208">
                <text:p>5091.92415308208</text:p>
              </table:table-cell>
              <table:table-cell office:value-type="float" office:value="4925.64078262641">
                <text:p>4925.64078262641</text:p>
              </table:table-cell>
              <table:table-cell office:value-type="float" office:value="4938.23945729159">
                <text:p>4938.23945729159</text:p>
              </table:table-cell>
            </table:table-row>
            <table:table-row>
              <table:table-cell office:value-type="string"/>
              <table:table-cell office:value-type="float" office:value="8.7">
                <text:p>8.7</text:p>
              </table:table-cell>
              <table:table-cell office:value-type="float" office:value="5079.86403669241">
                <text:p>5079.86403669241</text:p>
              </table:table-cell>
              <table:table-cell office:value-type="float" office:value="4917.73428377743">
                <text:p>4917.73428377743</text:p>
              </table:table-cell>
              <table:table-cell office:value-type="float" office:value="4933.9792688299">
                <text:p>4933.9792688299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5057.93041732015">
                <text:p>5057.93041732015</text:p>
              </table:table-cell>
              <table:table-cell office:value-type="float" office:value="4929.37409242945">
                <text:p>4929.37409242945</text:p>
              </table:table-cell>
              <table:table-cell office:value-type="float" office:value="4953.2258007776">
                <text:p>4953.2258007776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5075.82246968076">
                <text:p>5075.82246968076</text:p>
              </table:table-cell>
              <table:table-cell office:value-type="float" office:value="4916.24132790902">
                <text:p>4916.24132790902</text:p>
              </table:table-cell>
              <table:table-cell office:value-type="float" office:value="4964.11642011214">
                <text:p>4964.1164201121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077.41765112343">
                <text:p>5077.41765112343</text:p>
              </table:table-cell>
              <table:table-cell office:value-type="float" office:value="4907.11073649796">
                <text:p>4907.11073649796</text:p>
              </table:table-cell>
              <table:table-cell office:value-type="float" office:value="4941.15557430144">
                <text:p>4941.15557430144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  <table:table-cell office:value-type="float" office:value="5099.67388073428">
                <text:p>5099.67388073428</text:p>
              </table:table-cell>
              <table:table-cell office:value-type="float" office:value="4917.99193780131">
                <text:p>4917.99193780131</text:p>
              </table:table-cell>
              <table:table-cell office:value-type="float" office:value="4933.66023332774">
                <text:p>4933.66023332774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5111.37661993243">
                <text:p>5111.37661993243</text:p>
              </table:table-cell>
              <table:table-cell office:value-type="float" office:value="4932.57080108415">
                <text:p>4932.57080108415</text:p>
              </table:table-cell>
              <table:table-cell office:value-type="float" office:value="4949.86075444008">
                <text:p>4949.86075444008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5102.12448515723">
                <text:p>5102.12448515723</text:p>
              </table:table-cell>
              <table:table-cell office:value-type="float" office:value="4931.76962901732">
                <text:p>4931.76962901732</text:p>
              </table:table-cell>
              <table:table-cell office:value-type="float" office:value="4930.11261865184">
                <text:p>4930.11261865184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5085.99013067854">
                <text:p>5085.99013067854</text:p>
              </table:table-cell>
              <table:table-cell office:value-type="float" office:value="4921.05966884645">
                <text:p>4921.05966884645</text:p>
              </table:table-cell>
              <table:table-cell office:value-type="float" office:value="4939.44418961777">
                <text:p>4939.44418961777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5090.22702272352">
                <text:p>5090.22702272352</text:p>
              </table:table-cell>
              <table:table-cell office:value-type="float" office:value="4908.91050137497">
                <text:p>4908.91050137497</text:p>
              </table:table-cell>
              <table:table-cell office:value-type="float" office:value="4936.66673309325">
                <text:p>4936.66673309325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  <table:table-cell office:value-type="float" office:value="5057.56604540004">
                <text:p>5057.56604540004</text:p>
              </table:table-cell>
              <table:table-cell office:value-type="float" office:value="4919.30496359282">
                <text:p>4919.30496359282</text:p>
              </table:table-cell>
              <table:table-cell office:value-type="float" office:value="4926.75756986827">
                <text:p>4926.75756986827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  <table:table-cell office:value-type="float" office:value="5103.29629168688">
                <text:p>5103.29629168688</text:p>
              </table:table-cell>
              <table:table-cell office:value-type="float" office:value="4921.05270178298">
                <text:p>4921.05270178298</text:p>
              </table:table-cell>
              <table:table-cell office:value-type="float" office:value="4922.93237705942">
                <text:p>4922.93237705942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5085.70209117951">
                <text:p>5085.70209117951</text:p>
              </table:table-cell>
              <table:table-cell office:value-type="float" office:value="4909.23721791878">
                <text:p>4909.23721791878</text:p>
              </table:table-cell>
              <table:table-cell office:value-type="float" office:value="4904.99711342318">
                <text:p>4904.99711342318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5117.91618744473">
                <text:p>5117.91618744473</text:p>
              </table:table-cell>
              <table:table-cell office:value-type="float" office:value="4907.61239497879">
                <text:p>4907.61239497879</text:p>
              </table:table-cell>
              <table:table-cell office:value-type="float" office:value="4920.85843755084">
                <text:p>4920.85843755084</text:p>
              </table:table-cell>
            </table:table-row>
            <table:table-row>
              <table:table-cell office:value-type="string"/>
              <table:table-cell office:value-type="float" office:value="9.9">
                <text:p>9.9</text:p>
              </table:table-cell>
              <table:table-cell office:value-type="float" office:value="5093.87798619872">
                <text:p>5093.87798619872</text:p>
              </table:table-cell>
              <table:table-cell office:value-type="float" office:value="4923.51818812424">
                <text:p>4923.51818812424</text:p>
              </table:table-cell>
              <table:table-cell office:value-type="float" office:value="4933.1237654818">
                <text:p>4933.123765481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074.27174543163">
                <text:p>5074.27174543163</text:p>
              </table:table-cell>
              <table:table-cell office:value-type="float" office:value="4937.72666974228">
                <text:p>4937.72666974228</text:p>
              </table:table-cell>
              <table:table-cell office:value-type="float" office:value="4940.05201169071">
                <text:p>4940.05201169071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  <table:table-cell office:value-type="float" office:value="5077.39577793857">
                <text:p>5077.39577793857</text:p>
              </table:table-cell>
              <table:table-cell office:value-type="float" office:value="4937.27389230848">
                <text:p>4937.27389230848</text:p>
              </table:table-cell>
              <table:table-cell office:value-type="float" office:value="4935.03793636403">
                <text:p>4935.03793636403</text:p>
              </table:table-cell>
            </table:table-row>
            <table:table-row>
              <table:table-cell office:value-type="string"/>
              <table:table-cell office:value-type="float" office:value="10.2">
                <text:p>10.2</text:p>
              </table:table-cell>
              <table:table-cell office:value-type="float" office:value="5092.25872662193">
                <text:p>5092.25872662193</text:p>
              </table:table-cell>
              <table:table-cell office:value-type="float" office:value="4937.39190522266">
                <text:p>4937.39190522266</text:p>
              </table:table-cell>
              <table:table-cell office:value-type="float" office:value="4953.93755783171">
                <text:p>4953.93755783171</text:p>
              </table:table-cell>
            </table:table-row>
            <table:table-row>
              <table:table-cell office:value-type="string"/>
              <table:table-cell office:value-type="float" office:value="10.3">
                <text:p>10.3</text:p>
              </table:table-cell>
              <table:table-cell office:value-type="float" office:value="5080.20702351555">
                <text:p>5080.20702351555</text:p>
              </table:table-cell>
              <table:table-cell office:value-type="float" office:value="4918.00261247473">
                <text:p>4918.00261247473</text:p>
              </table:table-cell>
              <table:table-cell office:value-type="float" office:value="4956.31941265094">
                <text:p>4956.31941265094</text:p>
              </table:table-cell>
            </table:table-row>
            <table:table-row>
              <table:table-cell office:value-type="string"/>
              <table:table-cell office:value-type="float" office:value="10.4">
                <text:p>10.4</text:p>
              </table:table-cell>
              <table:table-cell office:value-type="float" office:value="5086.63962419983">
                <text:p>5086.63962419983</text:p>
              </table:table-cell>
              <table:table-cell office:value-type="float" office:value="4910.68258542097">
                <text:p>4910.68258542097</text:p>
              </table:table-cell>
              <table:table-cell office:value-type="float" office:value="4936.34269995878">
                <text:p>4936.34269995878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  <table:table-cell office:value-type="float" office:value="5086.11211906264">
                <text:p>5086.11211906264</text:p>
              </table:table-cell>
              <table:table-cell office:value-type="float" office:value="4915.44361905676">
                <text:p>4915.44361905676</text:p>
              </table:table-cell>
              <table:table-cell office:value-type="float" office:value="4955.77002015685">
                <text:p>4955.77002015685</text:p>
              </table:table-cell>
            </table:table-row>
            <table:table-row>
              <table:table-cell office:value-type="string"/>
              <table:table-cell office:value-type="float" office:value="10.6">
                <text:p>10.6</text:p>
              </table:table-cell>
              <table:table-cell office:value-type="float" office:value="5121.24866275645">
                <text:p>5121.24866275645</text:p>
              </table:table-cell>
              <table:table-cell office:value-type="float" office:value="4941.13961968536">
                <text:p>4941.13961968536</text:p>
              </table:table-cell>
              <table:table-cell office:value-type="float" office:value="4924.23578265371">
                <text:p>4924.23578265371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5106.49214956371">
                <text:p>5106.49214956371</text:p>
              </table:table-cell>
              <table:table-cell office:value-type="float" office:value="4948.46569899616">
                <text:p>4948.46569899616</text:p>
              </table:table-cell>
              <table:table-cell office:value-type="float" office:value="4938.23540130441">
                <text:p>4938.23540130441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5102.54592954264">
                <text:p>5102.54592954264</text:p>
              </table:table-cell>
              <table:table-cell office:value-type="float" office:value="4947.16483967903">
                <text:p>4947.16483967903</text:p>
              </table:table-cell>
              <table:table-cell office:value-type="float" office:value="4925.90120318272">
                <text:p>4925.90120318272</text:p>
              </table:table-cell>
            </table:table-row>
            <table:table-row>
              <table:table-cell office:value-type="string"/>
              <table:table-cell office:value-type="float" office:value="10.9">
                <text:p>10.9</text:p>
              </table:table-cell>
              <table:table-cell office:value-type="float" office:value="5097.72223432025">
                <text:p>5097.72223432025</text:p>
              </table:table-cell>
              <table:table-cell office:value-type="float" office:value="4912.94946881936">
                <text:p>4912.94946881936</text:p>
              </table:table-cell>
              <table:table-cell office:value-type="float" office:value="4926.56317318072">
                <text:p>4926.5631731807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5084.74304005069">
                <text:p>5084.74304005069</text:p>
              </table:table-cell>
              <table:table-cell office:value-type="float" office:value="4918.65320657335">
                <text:p>4918.65320657335</text:p>
              </table:table-cell>
              <table:table-cell office:value-type="float" office:value="4939.67345544586">
                <text:p>4939.67345544586</text:p>
              </table:table-cell>
            </table:table-row>
            <table:table-row>
              <table:table-cell office:value-type="string"/>
              <table:table-cell office:value-type="float" office:value="11.1">
                <text:p>11.1</text:p>
              </table:table-cell>
              <table:table-cell office:value-type="float" office:value="5096.80547024105">
                <text:p>5096.80547024105</text:p>
              </table:table-cell>
              <table:table-cell office:value-type="float" office:value="4951.50154324472">
                <text:p>4951.50154324472</text:p>
              </table:table-cell>
              <table:table-cell office:value-type="float" office:value="4936.16290224537">
                <text:p>4936.16290224537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5121.27810193812">
                <text:p>5121.27810193812</text:p>
              </table:table-cell>
              <table:table-cell office:value-type="float" office:value="4930.95896109038">
                <text:p>4930.95896109038</text:p>
              </table:table-cell>
              <table:table-cell office:value-type="float" office:value="4915.6798752772">
                <text:p>4915.6798752772</text:p>
              </table:table-cell>
            </table:table-row>
            <table:table-row>
              <table:table-cell office:value-type="string"/>
              <table:table-cell office:value-type="float" office:value="11.3">
                <text:p>11.3</text:p>
              </table:table-cell>
              <table:table-cell office:value-type="float" office:value="5097.06550620908">
                <text:p>5097.06550620908</text:p>
              </table:table-cell>
              <table:table-cell office:value-type="float" office:value="4910.2340123173">
                <text:p>4910.2340123173</text:p>
              </table:table-cell>
              <table:table-cell office:value-type="float" office:value="4922.3682650196">
                <text:p>4922.3682650196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  <table:table-cell office:value-type="float" office:value="5093.99790128979">
                <text:p>5093.99790128979</text:p>
              </table:table-cell>
              <table:table-cell office:value-type="float" office:value="4919.64790899122">
                <text:p>4919.64790899122</text:p>
              </table:table-cell>
              <table:table-cell office:value-type="float" office:value="4942.14448072805">
                <text:p>4942.14448072805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5085.48762363159">
                <text:p>5085.48762363159</text:p>
              </table:table-cell>
              <table:table-cell office:value-type="float" office:value="4934.42719195431">
                <text:p>4934.42719195431</text:p>
              </table:table-cell>
              <table:table-cell office:value-type="float" office:value="4906.59857952529">
                <text:p>4906.59857952529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  <table:table-cell office:value-type="float" office:value="5072.59438331593">
                <text:p>5072.59438331593</text:p>
              </table:table-cell>
              <table:table-cell office:value-type="float" office:value="4943.14608126671">
                <text:p>4943.14608126671</text:p>
              </table:table-cell>
              <table:table-cell office:value-type="float" office:value="4928.53492933716">
                <text:p>4928.53492933716</text:p>
              </table:table-cell>
            </table:table-row>
            <table:table-row>
              <table:table-cell office:value-type="string"/>
              <table:table-cell office:value-type="float" office:value="11.7">
                <text:p>11.7</text:p>
              </table:table-cell>
              <table:table-cell office:value-type="float" office:value="5068.53606335965">
                <text:p>5068.53606335965</text:p>
              </table:table-cell>
              <table:table-cell office:value-type="float" office:value="4942.52806244267">
                <text:p>4942.52806244267</text:p>
              </table:table-cell>
              <table:table-cell office:value-type="float" office:value="4915.48348872048">
                <text:p>4915.48348872048</text:p>
              </table:table-cell>
            </table:table-row>
            <table:table-row>
              <table:table-cell office:value-type="string"/>
              <table:table-cell office:value-type="float" office:value="11.8">
                <text:p>11.8</text:p>
              </table:table-cell>
              <table:table-cell office:value-type="float" office:value="5101.74088632208">
                <text:p>5101.74088632208</text:p>
              </table:table-cell>
              <table:table-cell office:value-type="float" office:value="4902.74400422291">
                <text:p>4902.74400422291</text:p>
              </table:table-cell>
              <table:table-cell office:value-type="float" office:value="4937.31231616474">
                <text:p>4937.31231616474</text:p>
              </table:table-cell>
            </table:table-row>
            <table:table-row>
              <table:table-cell office:value-type="string"/>
              <table:table-cell office:value-type="float" office:value="11.9">
                <text:p>11.9</text:p>
              </table:table-cell>
              <table:table-cell office:value-type="float" office:value="5114.24046054809">
                <text:p>5114.24046054809</text:p>
              </table:table-cell>
              <table:table-cell office:value-type="float" office:value="4911.8669147742">
                <text:p>4911.8669147742</text:p>
              </table:table-cell>
              <table:table-cell office:value-type="float" office:value="4945.76961318944">
                <text:p>4945.7696131894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071.36080944591">
                <text:p>5071.36080944591</text:p>
              </table:table-cell>
              <table:table-cell office:value-type="float" office:value="4930.22089209984">
                <text:p>4930.22089209984</text:p>
              </table:table-cell>
              <table:table-cell office:value-type="float" office:value="4920.11200317682">
                <text:p>4920.11200317682</text:p>
              </table:table-cell>
            </table:table-row>
            <table:table-row>
              <table:table-cell office:value-type="string"/>
              <table:table-cell office:value-type="float" office:value="12.1">
                <text:p>12.1</text:p>
              </table:table-cell>
              <table:table-cell office:value-type="float" office:value="5092.79716574841">
                <text:p>5092.79716574841</text:p>
              </table:table-cell>
              <table:table-cell office:value-type="float" office:value="4932.38381618466">
                <text:p>4932.38381618466</text:p>
              </table:table-cell>
              <table:table-cell office:value-type="float" office:value="4940.3253089316">
                <text:p>4940.3253089316</text:p>
              </table:table-cell>
            </table:table-row>
            <table:table-row>
              <table:table-cell office:value-type="string"/>
              <table:table-cell office:value-type="float" office:value="12.2">
                <text:p>12.2</text:p>
              </table:table-cell>
              <table:table-cell office:value-type="float" office:value="5093.100904523">
                <text:p>5093.100904523</text:p>
              </table:table-cell>
              <table:table-cell office:value-type="float" office:value="4928.07611296606">
                <text:p>4928.07611296606</text:p>
              </table:table-cell>
              <table:table-cell office:value-type="float" office:value="4932.73083416736">
                <text:p>4932.73083416736</text:p>
              </table:table-cell>
            </table:table-row>
            <table:table-row>
              <table:table-cell office:value-type="string"/>
              <table:table-cell office:value-type="float" office:value="12.3">
                <text:p>12.3</text:p>
              </table:table-cell>
              <table:table-cell office:value-type="float" office:value="5105.14227778094">
                <text:p>5105.14227778094</text:p>
              </table:table-cell>
              <table:table-cell office:value-type="float" office:value="4943.09297551141">
                <text:p>4943.09297551141</text:p>
              </table:table-cell>
              <table:table-cell office:value-type="float" office:value="4922.38397262437">
                <text:p>4922.38397262437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  <table:table-cell office:value-type="float" office:value="5082.25870112921">
                <text:p>5082.25870112921</text:p>
              </table:table-cell>
              <table:table-cell office:value-type="float" office:value="4938.36760630673">
                <text:p>4938.36760630673</text:p>
              </table:table-cell>
              <table:table-cell office:value-type="float" office:value="4938.53066797557">
                <text:p>4938.53066797557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5083.42390936539">
                <text:p>5083.42390936539</text:p>
              </table:table-cell>
              <table:table-cell office:value-type="float" office:value="4947.89315649868">
                <text:p>4947.89315649868</text:p>
              </table:table-cell>
              <table:table-cell office:value-type="float" office:value="4933.07621795533">
                <text:p>4933.07621795533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  <table:table-cell office:value-type="float" office:value="5111.62722513085">
                <text:p>5111.62722513085</text:p>
              </table:table-cell>
              <table:table-cell office:value-type="float" office:value="4923.91121580231">
                <text:p>4923.91121580231</text:p>
              </table:table-cell>
              <table:table-cell office:value-type="float" office:value="4935.03082331319">
                <text:p>4935.03082331319</text:p>
              </table:table-cell>
            </table:table-row>
            <table:table-row>
              <table:table-cell office:value-type="string"/>
              <table:table-cell office:value-type="float" office:value="12.7">
                <text:p>12.7</text:p>
              </table:table-cell>
              <table:table-cell office:value-type="float" office:value="5092.86831246581">
                <text:p>5092.86831246581</text:p>
              </table:table-cell>
              <table:table-cell office:value-type="float" office:value="4932.40563426853">
                <text:p>4932.40563426853</text:p>
              </table:table-cell>
              <table:table-cell office:value-type="float" office:value="4928.65280428504">
                <text:p>4928.65280428504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5088.47713305284">
                <text:p>5088.47713305284</text:p>
              </table:table-cell>
              <table:table-cell office:value-type="float" office:value="4938.72432770105">
                <text:p>4938.72432770105</text:p>
              </table:table-cell>
              <table:table-cell office:value-type="float" office:value="4912.73483775505">
                <text:p>4912.73483775505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  <table:table-cell office:value-type="float" office:value="5094.42728269137">
                <text:p>5094.42728269137</text:p>
              </table:table-cell>
              <table:table-cell office:value-type="float" office:value="4936.09960846194">
                <text:p>4936.09960846194</text:p>
              </table:table-cell>
              <table:table-cell office:value-type="float" office:value="4928.31056510611">
                <text:p>4928.3105651061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5087.5381401341">
                <text:p>5087.5381401341</text:p>
              </table:table-cell>
              <table:table-cell office:value-type="float" office:value="4916.6923676912">
                <text:p>4916.6923676912</text:p>
              </table:table-cell>
              <table:table-cell office:value-type="float" office:value="4932.3623160651">
                <text:p>4932.3623160651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  <table:table-cell office:value-type="float" office:value="5080.42667018831">
                <text:p>5080.42667018831</text:p>
              </table:table-cell>
              <table:table-cell office:value-type="float" office:value="4936.47885296892">
                <text:p>4936.47885296892</text:p>
              </table:table-cell>
              <table:table-cell office:value-type="float" office:value="4952.54635901797">
                <text:p>4952.54635901797</text:p>
              </table:table-cell>
            </table:table-row>
            <table:table-row>
              <table:table-cell office:value-type="string"/>
              <table:table-cell office:value-type="float" office:value="13.2">
                <text:p>13.2</text:p>
              </table:table-cell>
              <table:table-cell office:value-type="float" office:value="5053.94415961274">
                <text:p>5053.94415961274</text:p>
              </table:table-cell>
              <table:table-cell office:value-type="float" office:value="4925.55569153125">
                <text:p>4925.55569153125</text:p>
              </table:table-cell>
              <table:table-cell office:value-type="float" office:value="4926.10506262741">
                <text:p>4926.10506262741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  <table:table-cell office:value-type="float" office:value="5087.37319755535">
                <text:p>5087.37319755535</text:p>
              </table:table-cell>
              <table:table-cell office:value-type="float" office:value="4924.43619039421">
                <text:p>4924.43619039421</text:p>
              </table:table-cell>
              <table:table-cell office:value-type="float" office:value="4938.24971310273">
                <text:p>4938.24971310273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5101.66161363638">
                <text:p>5101.66161363638</text:p>
              </table:table-cell>
              <table:table-cell office:value-type="float" office:value="4934.44444243546">
                <text:p>4934.44444243546</text:p>
              </table:table-cell>
              <table:table-cell office:value-type="float" office:value="4926.88309252498">
                <text:p>4926.8830925249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5093.81404444367">
                <text:p>5093.81404444367</text:p>
              </table:table-cell>
              <table:table-cell office:value-type="float" office:value="4931.27235211387">
                <text:p>4931.27235211387</text:p>
              </table:table-cell>
              <table:table-cell office:value-type="float" office:value="4941.17885929061">
                <text:p>4941.17885929061</text:p>
              </table:table-cell>
            </table:table-row>
            <table:table-row>
              <table:table-cell office:value-type="string"/>
              <table:table-cell office:value-type="float" office:value="13.6">
                <text:p>13.6</text:p>
              </table:table-cell>
              <table:table-cell office:value-type="float" office:value="5081.11457104071">
                <text:p>5081.11457104071</text:p>
              </table:table-cell>
              <table:table-cell office:value-type="float" office:value="4924.48851371639">
                <text:p>4924.48851371639</text:p>
              </table:table-cell>
              <table:table-cell office:value-type="float" office:value="4963.93160699723">
                <text:p>4963.93160699723</text:p>
              </table:table-cell>
            </table:table-row>
            <table:table-row>
              <table:table-cell office:value-type="string"/>
              <table:table-cell office:value-type="float" office:value="13.7">
                <text:p>13.7</text:p>
              </table:table-cell>
              <table:table-cell office:value-type="float" office:value="5089.809596975">
                <text:p>5089.809596975</text:p>
              </table:table-cell>
              <table:table-cell office:value-type="float" office:value="4912.28272599169">
                <text:p>4912.28272599169</text:p>
              </table:table-cell>
              <table:table-cell office:value-type="float" office:value="4925.0048281554">
                <text:p>4925.0048281554</text:p>
              </table:table-cell>
            </table:table-row>
            <table:table-row>
              <table:table-cell office:value-type="string"/>
              <table:table-cell office:value-type="float" office:value="13.8">
                <text:p>13.8</text:p>
              </table:table-cell>
              <table:table-cell office:value-type="float" office:value="5071.25227209643">
                <text:p>5071.25227209643</text:p>
              </table:table-cell>
              <table:table-cell office:value-type="float" office:value="4900.98143034641">
                <text:p>4900.98143034641</text:p>
              </table:table-cell>
              <table:table-cell office:value-type="float" office:value="4930.76237411905">
                <text:p>4930.76237411905</text:p>
              </table:table-cell>
            </table:table-row>
            <table:table-row>
              <table:table-cell office:value-type="string"/>
              <table:table-cell office:value-type="float" office:value="13.9">
                <text:p>13.9</text:p>
              </table:table-cell>
              <table:table-cell office:value-type="float" office:value="5061.40600768838">
                <text:p>5061.40600768838</text:p>
              </table:table-cell>
              <table:table-cell office:value-type="float" office:value="4929.58542673667">
                <text:p>4929.58542673667</text:p>
              </table:table-cell>
              <table:table-cell office:value-type="float" office:value="4934.77505594514">
                <text:p>4934.7750559451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5104.45528953925">
                <text:p>5104.45528953925</text:p>
              </table:table-cell>
              <table:table-cell office:value-type="float" office:value="4918.14783849234">
                <text:p>4918.14783849234</text:p>
              </table:table-cell>
              <table:table-cell office:value-type="float" office:value="4956.60081168839">
                <text:p>4956.60081168839</text:p>
              </table:table-cell>
            </table:table-row>
            <table:table-row>
              <table:table-cell office:value-type="string"/>
              <table:table-cell office:value-type="float" office:value="14.1">
                <text:p>14.1</text:p>
              </table:table-cell>
              <table:table-cell office:value-type="float" office:value="5076.79107948115">
                <text:p>5076.79107948115</text:p>
              </table:table-cell>
              <table:table-cell office:value-type="float" office:value="4923.32188415337">
                <text:p>4923.32188415337</text:p>
              </table:table-cell>
              <table:table-cell office:value-type="float" office:value="4941.38683657888">
                <text:p>4941.38683657888</text:p>
              </table:table-cell>
            </table:table-row>
            <table:table-row>
              <table:table-cell office:value-type="string"/>
              <table:table-cell office:value-type="float" office:value="14.2">
                <text:p>14.2</text:p>
              </table:table-cell>
              <table:table-cell office:value-type="float" office:value="5071.11931658339">
                <text:p>5071.11931658339</text:p>
              </table:table-cell>
              <table:table-cell office:value-type="float" office:value="4920.26939591787">
                <text:p>4920.26939591787</text:p>
              </table:table-cell>
              <table:table-cell office:value-type="float" office:value="4941.85782626148">
                <text:p>4941.85782626148</text:p>
              </table:table-cell>
            </table:table-row>
            <table:table-row>
              <table:table-cell office:value-type="string"/>
              <table:table-cell office:value-type="float" office:value="14.3">
                <text:p>14.3</text:p>
              </table:table-cell>
              <table:table-cell office:value-type="float" office:value="5090.39285151213">
                <text:p>5090.39285151213</text:p>
              </table:table-cell>
              <table:table-cell office:value-type="float" office:value="4931.55422195267">
                <text:p>4931.55422195267</text:p>
              </table:table-cell>
              <table:table-cell office:value-type="float" office:value="4952.33346693576">
                <text:p>4952.33346693576</text:p>
              </table:table-cell>
            </table:table-row>
            <table:table-row>
              <table:table-cell office:value-type="string"/>
              <table:table-cell office:value-type="float" office:value="14.4">
                <text:p>14.4</text:p>
              </table:table-cell>
              <table:table-cell office:value-type="float" office:value="5082.61632604857">
                <text:p>5082.61632604857</text:p>
              </table:table-cell>
              <table:table-cell office:value-type="float" office:value="4923.76970365541">
                <text:p>4923.76970365541</text:p>
              </table:table-cell>
              <table:table-cell office:value-type="float" office:value="4934.70855855354">
                <text:p>4934.70855855354</text:p>
              </table:table-cell>
            </table:table-row>
            <table:table-row>
              <table:table-cell office:value-type="string"/>
              <table:table-cell office:value-type="float" office:value="14.5">
                <text:p>14.5</text:p>
              </table:table-cell>
              <table:table-cell office:value-type="float" office:value="5076.58864611094">
                <text:p>5076.58864611094</text:p>
              </table:table-cell>
              <table:table-cell office:value-type="float" office:value="4912.70183406945">
                <text:p>4912.70183406945</text:p>
              </table:table-cell>
              <table:table-cell office:value-type="float" office:value="4925.78950523691">
                <text:p>4925.78950523691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5082.16402887405">
                <text:p>5082.16402887405</text:p>
              </table:table-cell>
              <table:table-cell office:value-type="float" office:value="4917.80157778056">
                <text:p>4917.80157778056</text:p>
              </table:table-cell>
              <table:table-cell office:value-type="float" office:value="4934.69858360861">
                <text:p>4934.69858360861</text:p>
              </table:table-cell>
            </table:table-row>
            <table:table-row>
              <table:table-cell office:value-type="string"/>
              <table:table-cell office:value-type="float" office:value="14.7">
                <text:p>14.7</text:p>
              </table:table-cell>
              <table:table-cell office:value-type="float" office:value="5095.60296131667">
                <text:p>5095.60296131667</text:p>
              </table:table-cell>
              <table:table-cell office:value-type="float" office:value="4929.07040016003">
                <text:p>4929.07040016003</text:p>
              </table:table-cell>
              <table:table-cell office:value-type="float" office:value="4929.35597810912">
                <text:p>4929.35597810912</text:p>
              </table:table-cell>
            </table:table-row>
            <table:table-row>
              <table:table-cell office:value-type="string"/>
              <table:table-cell office:value-type="float" office:value="14.8">
                <text:p>14.8</text:p>
              </table:table-cell>
              <table:table-cell office:value-type="float" office:value="5072.29358053527">
                <text:p>5072.29358053527</text:p>
              </table:table-cell>
              <table:table-cell office:value-type="float" office:value="4917.39839718712">
                <text:p>4917.39839718712</text:p>
              </table:table-cell>
              <table:table-cell office:value-type="float" office:value="4940.98439210258">
                <text:p>4940.98439210258</text:p>
              </table:table-cell>
            </table:table-row>
            <table:table-row>
              <table:table-cell office:value-type="string"/>
              <table:table-cell office:value-type="float" office:value="14.9">
                <text:p>14.9</text:p>
              </table:table-cell>
              <table:table-cell office:value-type="float" office:value="5084.02819173191">
                <text:p>5084.02819173191</text:p>
              </table:table-cell>
              <table:table-cell office:value-type="float" office:value="4948.87852484933">
                <text:p>4948.87852484933</text:p>
              </table:table-cell>
              <table:table-cell office:value-type="float" office:value="4948.16126655871">
                <text:p>4948.1612665587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090.09172180723">
                <text:p>5090.09172180723</text:p>
              </table:table-cell>
              <table:table-cell office:value-type="float" office:value="4912.37652574245">
                <text:p>4912.37652574245</text:p>
              </table:table-cell>
              <table:table-cell office:value-type="float" office:value="4937.88973153722">
                <text:p>4937.88973153722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5095.49948514863">
                <text:p>5095.49948514863</text:p>
              </table:table-cell>
              <table:table-cell office:value-type="float" office:value="4924.05015083722">
                <text:p>4924.05015083722</text:p>
              </table:table-cell>
              <table:table-cell office:value-type="float" office:value="4928.2331228721">
                <text:p>4928.2331228721</text:p>
              </table:table-cell>
            </table:table-row>
            <table:table-row>
              <table:table-cell office:value-type="string"/>
              <table:table-cell office:value-type="float" office:value="15.2">
                <text:p>15.2</text:p>
              </table:table-cell>
              <table:table-cell office:value-type="float" office:value="5094.89596975172">
                <text:p>5094.89596975172</text:p>
              </table:table-cell>
              <table:table-cell office:value-type="float" office:value="4909.91126742803">
                <text:p>4909.91126742803</text:p>
              </table:table-cell>
              <table:table-cell office:value-type="float" office:value="4910.03285579584">
                <text:p>4910.03285579584</text:p>
              </table:table-cell>
            </table:table-row>
            <table:table-row>
              <table:table-cell office:value-type="string"/>
              <table:table-cell office:value-type="float" office:value="15.3">
                <text:p>15.3</text:p>
              </table:table-cell>
              <table:table-cell office:value-type="float" office:value="5071.75866767887">
                <text:p>5071.75866767887</text:p>
              </table:table-cell>
              <table:table-cell office:value-type="float" office:value="4936.41997643451">
                <text:p>4936.41997643451</text:p>
              </table:table-cell>
              <table:table-cell office:value-type="float" office:value="4922.78044832889">
                <text:p>4922.78044832889</text:p>
              </table:table-cell>
            </table:table-row>
            <table:table-row>
              <table:table-cell office:value-type="string"/>
              <table:table-cell office:value-type="float" office:value="15.4">
                <text:p>15.4</text:p>
              </table:table-cell>
              <table:table-cell office:value-type="float" office:value="5069.89624860527">
                <text:p>5069.89624860527</text:p>
              </table:table-cell>
              <table:table-cell office:value-type="float" office:value="4941.37764229564">
                <text:p>4941.37764229564</text:p>
              </table:table-cell>
              <table:table-cell office:value-type="float" office:value="4945.16348710253">
                <text:p>4945.16348710253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5083.71439094831">
                <text:p>5083.71439094831</text:p>
              </table:table-cell>
              <table:table-cell office:value-type="float" office:value="4906.01608243233">
                <text:p>4906.01608243233</text:p>
              </table:table-cell>
              <table:table-cell office:value-type="float" office:value="4936.13493325473">
                <text:p>4936.13493325473</text:p>
              </table:table-cell>
            </table:table-row>
            <table:table-row>
              <table:table-cell office:value-type="string"/>
              <table:table-cell office:value-type="float" office:value="15.6">
                <text:p>15.6</text:p>
              </table:table-cell>
              <table:table-cell office:value-type="float" office:value="5089.5959803596">
                <text:p>5089.5959803596</text:p>
              </table:table-cell>
              <table:table-cell office:value-type="float" office:value="4916.20476118925">
                <text:p>4916.20476118925</text:p>
              </table:table-cell>
              <table:table-cell office:value-type="float" office:value="4939.94916727151">
                <text:p>4939.94916727151</text:p>
              </table:table-cell>
            </table:table-row>
            <table:table-row>
              <table:table-cell office:value-type="string"/>
              <table:table-cell office:value-type="float" office:value="15.7">
                <text:p>15.7</text:p>
              </table:table-cell>
              <table:table-cell office:value-type="float" office:value="5096.65947699936">
                <text:p>5096.65947699936</text:p>
              </table:table-cell>
              <table:table-cell office:value-type="float" office:value="4918.84268701717">
                <text:p>4918.84268701717</text:p>
              </table:table-cell>
              <table:table-cell office:value-type="float" office:value="4935.10075650076">
                <text:p>4935.10075650076</text:p>
              </table:table-cell>
            </table:table-row>
            <table:table-row>
              <table:table-cell office:value-type="string"/>
              <table:table-cell office:value-type="float" office:value="15.8">
                <text:p>15.8</text:p>
              </table:table-cell>
              <table:table-cell office:value-type="float" office:value="5107.17857598624">
                <text:p>5107.17857598624</text:p>
              </table:table-cell>
              <table:table-cell office:value-type="float" office:value="4940.30229277631">
                <text:p>4940.30229277631</text:p>
              </table:table-cell>
              <table:table-cell office:value-type="float" office:value="4930.84419703945">
                <text:p>4930.84419703945</text:p>
              </table:table-cell>
            </table:table-row>
            <table:table-row>
              <table:table-cell office:value-type="string"/>
              <table:table-cell office:value-type="float" office:value="15.9">
                <text:p>15.9</text:p>
              </table:table-cell>
              <table:table-cell office:value-type="float" office:value="5082.28026149449">
                <text:p>5082.28026149449</text:p>
              </table:table-cell>
              <table:table-cell office:value-type="float" office:value="4937.62281433741">
                <text:p>4937.62281433741</text:p>
              </table:table-cell>
              <table:table-cell office:value-type="float" office:value="4934.0663463086">
                <text:p>4934.066346308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093.91449195611">
                <text:p>5093.91449195611</text:p>
              </table:table-cell>
              <table:table-cell office:value-type="float" office:value="4950.53665470664">
                <text:p>4950.53665470664</text:p>
              </table:table-cell>
              <table:table-cell office:value-type="float" office:value="4922.01636384383">
                <text:p>4922.01636384383</text:p>
              </table:table-cell>
            </table:table-row>
            <table:table-row>
              <table:table-cell office:value-type="string"/>
              <table:table-cell office:value-type="float" office:value="16.1">
                <text:p>16.1</text:p>
              </table:table-cell>
              <table:table-cell office:value-type="float" office:value="5080.48205763933">
                <text:p>5080.48205763933</text:p>
              </table:table-cell>
              <table:table-cell office:value-type="float" office:value="4925.41466528828">
                <text:p>4925.41466528828</text:p>
              </table:table-cell>
              <table:table-cell office:value-type="float" office:value="4935.00335169352">
                <text:p>4935.00335169352</text:p>
              </table:table-cell>
            </table:table-row>
            <table:table-row>
              <table:table-cell office:value-type="string"/>
              <table:table-cell office:value-type="float" office:value="16.2">
                <text:p>16.2</text:p>
              </table:table-cell>
              <table:table-cell office:value-type="float" office:value="5078.72256793129">
                <text:p>5078.72256793129</text:p>
              </table:table-cell>
              <table:table-cell office:value-type="float" office:value="4915.26274172721">
                <text:p>4915.26274172721</text:p>
              </table:table-cell>
              <table:table-cell office:value-type="float" office:value="4955.52254703633">
                <text:p>4955.52254703633</text:p>
              </table:table-cell>
            </table:table-row>
            <table:table-row>
              <table:table-cell office:value-type="string"/>
              <table:table-cell office:value-type="float" office:value="16.3">
                <text:p>16.3</text:p>
              </table:table-cell>
              <table:table-cell office:value-type="float" office:value="5084.93875418275">
                <text:p>5084.93875418275</text:p>
              </table:table-cell>
              <table:table-cell office:value-type="float" office:value="4932.87356782138">
                <text:p>4932.87356782138</text:p>
              </table:table-cell>
              <table:table-cell office:value-type="float" office:value="4931.94806323121">
                <text:p>4931.94806323121</text:p>
              </table:table-cell>
            </table:table-row>
            <table:table-row>
              <table:table-cell office:value-type="string"/>
              <table:table-cell office:value-type="float" office:value="16.4">
                <text:p>16.4</text:p>
              </table:table-cell>
              <table:table-cell office:value-type="float" office:value="5068.74423083305">
                <text:p>5068.74423083305</text:p>
              </table:table-cell>
              <table:table-cell office:value-type="float" office:value="4903.62809315816">
                <text:p>4903.62809315816</text:p>
              </table:table-cell>
              <table:table-cell office:value-type="float" office:value="4942.32772068081">
                <text:p>4942.32772068081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5088.03727266142">
                <text:p>5088.03727266142</text:p>
              </table:table-cell>
              <table:table-cell office:value-type="float" office:value="4945.48055724207">
                <text:p>4945.48055724207</text:p>
              </table:table-cell>
              <table:table-cell office:value-type="float" office:value="4969.62803132449">
                <text:p>4969.62803132449</text:p>
              </table:table-cell>
            </table:table-row>
            <table:table-row>
              <table:table-cell office:value-type="string"/>
              <table:table-cell office:value-type="float" office:value="16.6">
                <text:p>16.6</text:p>
              </table:table-cell>
              <table:table-cell office:value-type="float" office:value="5084.50566306811">
                <text:p>5084.50566306811</text:p>
              </table:table-cell>
              <table:table-cell office:value-type="float" office:value="4932.12726535808">
                <text:p>4932.12726535808</text:p>
              </table:table-cell>
              <table:table-cell office:value-type="float" office:value="4944.30484483383">
                <text:p>4944.30484483383</text:p>
              </table:table-cell>
            </table:table-row>
            <table:table-row>
              <table:table-cell office:value-type="string"/>
              <table:table-cell office:value-type="float" office:value="16.7">
                <text:p>16.7</text:p>
              </table:table-cell>
              <table:table-cell office:value-type="float" office:value="5077.18580032342">
                <text:p>5077.18580032342</text:p>
              </table:table-cell>
              <table:table-cell office:value-type="float" office:value="4931.14943007406">
                <text:p>4931.14943007406</text:p>
              </table:table-cell>
              <table:table-cell office:value-type="float" office:value="4938.88420649102">
                <text:p>4938.88420649102</text:p>
              </table:table-cell>
            </table:table-row>
            <table:table-row>
              <table:table-cell office:value-type="string"/>
              <table:table-cell office:value-type="float" office:value="16.8">
                <text:p>16.8</text:p>
              </table:table-cell>
              <table:table-cell office:value-type="float" office:value="5056.70194974197">
                <text:p>5056.70194974197</text:p>
              </table:table-cell>
              <table:table-cell office:value-type="float" office:value="4944.20020671282">
                <text:p>4944.20020671282</text:p>
              </table:table-cell>
              <table:table-cell office:value-type="float" office:value="4936.71784509605">
                <text:p>4936.71784509605</text:p>
              </table:table-cell>
            </table:table-row>
            <table:table-row>
              <table:table-cell office:value-type="string"/>
              <table:table-cell office:value-type="float" office:value="16.9">
                <text:p>16.9</text:p>
              </table:table-cell>
              <table:table-cell office:value-type="float" office:value="5096.2204431283">
                <text:p>5096.2204431283</text:p>
              </table:table-cell>
              <table:table-cell office:value-type="float" office:value="4932.80120691194">
                <text:p>4932.80120691194</text:p>
              </table:table-cell>
              <table:table-cell office:value-type="float" office:value="4936.51561859018">
                <text:p>4936.5156185901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5085.93017352345">
                <text:p>5085.93017352345</text:p>
              </table:table-cell>
              <table:table-cell office:value-type="float" office:value="4926.86877085919">
                <text:p>4926.86877085919</text:p>
              </table:table-cell>
              <table:table-cell office:value-type="float" office:value="4974.44613727942">
                <text:p>4974.44613727942</text:p>
              </table:table-cell>
            </table:table-row>
            <table:table-row>
              <table:table-cell office:value-type="string"/>
              <table:table-cell office:value-type="float" office:value="17.1">
                <text:p>17.1</text:p>
              </table:table-cell>
              <table:table-cell office:value-type="float" office:value="5081.62812809745">
                <text:p>5081.62812809745</text:p>
              </table:table-cell>
              <table:table-cell office:value-type="float" office:value="4926.54817218256">
                <text:p>4926.54817218256</text:p>
              </table:table-cell>
              <table:table-cell office:value-type="float" office:value="4942.59312260609">
                <text:p>4942.59312260609</text:p>
              </table:table-cell>
            </table:table-row>
            <table:table-row>
              <table:table-cell office:value-type="string"/>
              <table:table-cell office:value-type="float" office:value="17.2">
                <text:p>17.2</text:p>
              </table:table-cell>
              <table:table-cell office:value-type="float" office:value="5098.46897213604">
                <text:p>5098.46897213604</text:p>
              </table:table-cell>
              <table:table-cell office:value-type="float" office:value="4922.14218379495">
                <text:p>4922.14218379495</text:p>
              </table:table-cell>
              <table:table-cell office:value-type="float" office:value="4942.61677195227">
                <text:p>4942.61677195227</text:p>
              </table:table-cell>
            </table:table-row>
            <table:table-row>
              <table:table-cell office:value-type="string"/>
              <table:table-cell office:value-type="float" office:value="17.3">
                <text:p>17.3</text:p>
              </table:table-cell>
              <table:table-cell office:value-type="float" office:value="5075.75783390621">
                <text:p>5075.75783390621</text:p>
              </table:table-cell>
              <table:table-cell office:value-type="float" office:value="4918.82470923463">
                <text:p>4918.82470923463</text:p>
              </table:table-cell>
              <table:table-cell office:value-type="float" office:value="4946.86895514661">
                <text:p>4946.86895514661</text:p>
              </table:table-cell>
            </table:table-row>
            <table:table-row>
              <table:table-cell office:value-type="string"/>
              <table:table-cell office:value-type="float" office:value="17.4">
                <text:p>17.4</text:p>
              </table:table-cell>
              <table:table-cell office:value-type="float" office:value="5086.70477379291">
                <text:p>5086.70477379291</text:p>
              </table:table-cell>
              <table:table-cell office:value-type="float" office:value="4970.5896276484">
                <text:p>4970.5896276484</text:p>
              </table:table-cell>
              <table:table-cell office:value-type="float" office:value="4956.56784823736">
                <text:p>4956.56784823736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5095.31261504727">
                <text:p>5095.31261504727</text:p>
              </table:table-cell>
              <table:table-cell office:value-type="float" office:value="4931.46204704081">
                <text:p>4931.46204704081</text:p>
              </table:table-cell>
              <table:table-cell office:value-type="float" office:value="4942.80767739511">
                <text:p>4942.80767739511</text:p>
              </table:table-cell>
            </table:table-row>
            <table:table-row>
              <table:table-cell office:value-type="string"/>
              <table:table-cell office:value-type="float" office:value="17.6">
                <text:p>17.6</text:p>
              </table:table-cell>
              <table:table-cell office:value-type="float" office:value="5088.25083936615">
                <text:p>5088.25083936615</text:p>
              </table:table-cell>
              <table:table-cell office:value-type="float" office:value="4924.94740814288">
                <text:p>4924.94740814288</text:p>
              </table:table-cell>
              <table:table-cell office:value-type="float" office:value="4979.171957629">
                <text:p>4979.171957629</text:p>
              </table:table-cell>
            </table:table-row>
            <table:table-row>
              <table:table-cell office:value-type="string"/>
              <table:table-cell office:value-type="float" office:value="17.7">
                <text:p>17.7</text:p>
              </table:table-cell>
              <table:table-cell office:value-type="float" office:value="5097.0221079723">
                <text:p>5097.0221079723</text:p>
              </table:table-cell>
              <table:table-cell office:value-type="float" office:value="4949.76948128391">
                <text:p>4949.76948128391</text:p>
              </table:table-cell>
              <table:table-cell office:value-type="float" office:value="4921.73289009627">
                <text:p>4921.73289009627</text:p>
              </table:table-cell>
            </table:table-row>
            <table:table-row>
              <table:table-cell office:value-type="string"/>
              <table:table-cell office:value-type="float" office:value="17.8">
                <text:p>17.8</text:p>
              </table:table-cell>
              <table:table-cell office:value-type="float" office:value="5098.8313656742">
                <text:p>5098.8313656742</text:p>
              </table:table-cell>
              <table:table-cell office:value-type="float" office:value="4950.75913661386">
                <text:p>4950.75913661386</text:p>
              </table:table-cell>
              <table:table-cell office:value-type="float" office:value="4940.28907213805">
                <text:p>4940.28907213805</text:p>
              </table:table-cell>
            </table:table-row>
            <table:table-row>
              <table:table-cell office:value-type="string"/>
              <table:table-cell office:value-type="float" office:value="17.9">
                <text:p>17.9</text:p>
              </table:table-cell>
              <table:table-cell office:value-type="float" office:value="5072.34323901235">
                <text:p>5072.34323901235</text:p>
              </table:table-cell>
              <table:table-cell office:value-type="float" office:value="4926.84511195919">
                <text:p>4926.84511195919</text:p>
              </table:table-cell>
              <table:table-cell office:value-type="float" office:value="4948.37720180981">
                <text:p>4948.3772018098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5095.42099973228">
                <text:p>5095.42099973228</text:p>
              </table:table-cell>
              <table:table-cell office:value-type="float" office:value="4936.43089852984">
                <text:p>4936.43089852984</text:p>
              </table:table-cell>
              <table:table-cell office:value-type="float" office:value="4966.77440184299">
                <text:p>4966.77440184299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5088.07701704729">
                <text:p>5088.07701704729</text:p>
              </table:table-cell>
              <table:table-cell office:value-type="float" office:value="4939.48501922074">
                <text:p>4939.48501922074</text:p>
              </table:table-cell>
              <table:table-cell office:value-type="float" office:value="4944.70371728757">
                <text:p>4944.70371728757</text:p>
              </table:table-cell>
            </table:table-row>
            <table:table-row>
              <table:table-cell office:value-type="string"/>
              <table:table-cell office:value-type="float" office:value="18.2">
                <text:p>18.2</text:p>
              </table:table-cell>
              <table:table-cell office:value-type="float" office:value="5080.98603810932">
                <text:p>5080.98603810932</text:p>
              </table:table-cell>
              <table:table-cell office:value-type="float" office:value="4943.73495472374">
                <text:p>4943.73495472374</text:p>
              </table:table-cell>
              <table:table-cell office:value-type="float" office:value="4950.5194758905">
                <text:p>4950.5194758905</text:p>
              </table:table-cell>
            </table:table-row>
            <table:table-row>
              <table:table-cell office:value-type="string"/>
              <table:table-cell office:value-type="float" office:value="18.3">
                <text:p>18.3</text:p>
              </table:table-cell>
              <table:table-cell office:value-type="float" office:value="5103.29268259579">
                <text:p>5103.29268259579</text:p>
              </table:table-cell>
              <table:table-cell office:value-type="float" office:value="4955.13489223631">
                <text:p>4955.13489223631</text:p>
              </table:table-cell>
              <table:table-cell office:value-type="float" office:value="4938.97561880403">
                <text:p>4938.97561880403</text:p>
              </table:table-cell>
            </table:table-row>
            <table:table-row>
              <table:table-cell office:value-type="string"/>
              <table:table-cell office:value-type="float" office:value="18.4">
                <text:p>18.4</text:p>
              </table:table-cell>
              <table:table-cell office:value-type="float" office:value="5114.0519568219">
                <text:p>5114.0519568219</text:p>
              </table:table-cell>
              <table:table-cell office:value-type="float" office:value="4952.48927069589">
                <text:p>4952.48927069589</text:p>
              </table:table-cell>
              <table:table-cell office:value-type="float" office:value="4935.86039626752">
                <text:p>4935.86039626752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5097.40628320644">
                <text:p>5097.40628320644</text:p>
              </table:table-cell>
              <table:table-cell office:value-type="float" office:value="4949.49250138076">
                <text:p>4949.49250138076</text:p>
              </table:table-cell>
              <table:table-cell office:value-type="float" office:value="4940.18994802701">
                <text:p>4940.18994802701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  <table:table-cell office:value-type="float" office:value="5098.97104813404">
                <text:p>5098.97104813404</text:p>
              </table:table-cell>
              <table:table-cell office:value-type="float" office:value="4940.9685068301">
                <text:p>4940.9685068301</text:p>
              </table:table-cell>
              <table:table-cell office:value-type="float" office:value="4946.30006647442">
                <text:p>4946.30006647442</text:p>
              </table:table-cell>
            </table:table-row>
            <table:table-row>
              <table:table-cell office:value-type="string"/>
              <table:table-cell office:value-type="float" office:value="18.7">
                <text:p>18.7</text:p>
              </table:table-cell>
              <table:table-cell office:value-type="float" office:value="5097.29797120024">
                <text:p>5097.29797120024</text:p>
              </table:table-cell>
              <table:table-cell office:value-type="float" office:value="4940.81028841873">
                <text:p>4940.81028841873</text:p>
              </table:table-cell>
              <table:table-cell office:value-type="float" office:value="4932.16446244403">
                <text:p>4932.16446244403</text:p>
              </table:table-cell>
            </table:table-row>
            <table:table-row>
              <table:table-cell office:value-type="string"/>
              <table:table-cell office:value-type="float" office:value="18.9">
                <text:p>18.9</text:p>
              </table:table-cell>
              <table:table-cell office:value-type="float" office:value="5081.57059272885">
                <text:p>5081.57059272885</text:p>
              </table:table-cell>
              <table:table-cell office:value-type="float" office:value="4910.65858687127">
                <text:p>4910.65858687127</text:p>
              </table:table-cell>
              <table:table-cell office:value-type="float" office:value="4953.7228765442">
                <text:p>4953.722876544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5071.22031412509">
                <text:p>5071.22031412509</text:p>
              </table:table-cell>
              <table:table-cell office:value-type="float" office:value="4950.53157997718">
                <text:p>4950.53157997718</text:p>
              </table:table-cell>
              <table:table-cell office:value-type="float" office:value="4963.56278767564">
                <text:p>4963.56278767564</text:p>
              </table:table-cell>
            </table:table-row>
            <table:table-row>
              <table:table-cell office:value-type="string"/>
              <table:table-cell office:value-type="float" office:value="19.1">
                <text:p>19.1</text:p>
              </table:table-cell>
              <table:table-cell office:value-type="float" office:value="5100.33184100986">
                <text:p>5100.33184100986</text:p>
              </table:table-cell>
              <table:table-cell office:value-type="float" office:value="4952.2504148671">
                <text:p>4952.2504148671</text:p>
              </table:table-cell>
              <table:table-cell office:value-type="float" office:value="4938.70305669318">
                <text:p>4938.70305669318</text:p>
              </table:table-cell>
            </table:table-row>
            <table:table-row>
              <table:table-cell office:value-type="string"/>
              <table:table-cell office:value-type="float" office:value="19.2">
                <text:p>19.2</text:p>
              </table:table-cell>
              <table:table-cell office:value-type="float" office:value="5086.83480239071">
                <text:p>5086.83480239071</text:p>
              </table:table-cell>
              <table:table-cell office:value-type="float" office:value="4942.21771408265">
                <text:p>4942.21771408265</text:p>
              </table:table-cell>
              <table:table-cell office:value-type="float" office:value="4944.99809315735">
                <text:p>4944.99809315735</text:p>
              </table:table-cell>
            </table:table-row>
            <table:table-row>
              <table:table-cell office:value-type="string"/>
              <table:table-cell office:value-type="float" office:value="19.3">
                <text:p>19.3</text:p>
              </table:table-cell>
              <table:table-cell office:value-type="float" office:value="5120.09344476651">
                <text:p>5120.09344476651</text:p>
              </table:table-cell>
              <table:table-cell office:value-type="float" office:value="4919.1424402504">
                <text:p>4919.1424402504</text:p>
              </table:table-cell>
              <table:table-cell office:value-type="float" office:value="4962.86408610156">
                <text:p>4962.86408610156</text:p>
              </table:table-cell>
            </table:table-row>
            <table:table-row>
              <table:table-cell office:value-type="string"/>
              <table:table-cell office:value-type="float" office:value="19.4">
                <text:p>19.4</text:p>
              </table:table-cell>
              <table:table-cell office:value-type="float" office:value="5112.48752975267">
                <text:p>5112.48752975267</text:p>
              </table:table-cell>
              <table:table-cell office:value-type="float" office:value="4916.41595556867">
                <text:p>4916.41595556867</text:p>
              </table:table-cell>
              <table:table-cell office:value-type="float" office:value="4943.19073895373">
                <text:p>4943.19073895373</text:p>
              </table:table-cell>
            </table:table-row>
            <table:table-row>
              <table:table-cell office:value-type="string"/>
              <table:table-cell office:value-type="float" office:value="19.5">
                <text:p>19.5</text:p>
              </table:table-cell>
              <table:table-cell office:value-type="float" office:value="5109.19299692089">
                <text:p>5109.19299692089</text:p>
              </table:table-cell>
              <table:table-cell office:value-type="float" office:value="4913.10249310182">
                <text:p>4913.10249310182</text:p>
              </table:table-cell>
              <table:table-cell office:value-type="float" office:value="4955.59650836379">
                <text:p>4955.59650836379</text:p>
              </table:table-cell>
            </table:table-row>
            <table:table-row>
              <table:table-cell office:value-type="string"/>
              <table:table-cell office:value-type="float" office:value="19.6">
                <text:p>19.6</text:p>
              </table:table-cell>
              <table:table-cell office:value-type="float" office:value="5094.6492848469">
                <text:p>5094.6492848469</text:p>
              </table:table-cell>
              <table:table-cell office:value-type="float" office:value="4960.5083146526">
                <text:p>4960.5083146526</text:p>
              </table:table-cell>
              <table:table-cell office:value-type="float" office:value="4971.9932486185">
                <text:p>4971.9932486185</text:p>
              </table:table-cell>
            </table:table-row>
            <table:table-row>
              <table:table-cell office:value-type="string"/>
              <table:table-cell office:value-type="float" office:value="19.7">
                <text:p>19.7</text:p>
              </table:table-cell>
              <table:table-cell office:value-type="float" office:value="5106.07044456497">
                <text:p>5106.07044456497</text:p>
              </table:table-cell>
              <table:table-cell office:value-type="float" office:value="4949.3109885255">
                <text:p>4949.3109885255</text:p>
              </table:table-cell>
              <table:table-cell office:value-type="float" office:value="4941.11600676253">
                <text:p>4941.11600676253</text:p>
              </table:table-cell>
            </table:table-row>
            <table:table-row>
              <table:table-cell office:value-type="string"/>
              <table:table-cell office:value-type="float" office:value="19.8">
                <text:p>19.8</text:p>
              </table:table-cell>
              <table:table-cell office:value-type="float" office:value="5100.29140792096">
                <text:p>5100.29140792096</text:p>
              </table:table-cell>
              <table:table-cell office:value-type="float" office:value="4951.52197964251">
                <text:p>4951.52197964251</text:p>
              </table:table-cell>
              <table:table-cell office:value-type="float" office:value="4949.19338178263">
                <text:p>4949.19338178263</text:p>
              </table:table-cell>
            </table:table-row>
            <table:table-row>
              <table:table-cell office:value-type="string"/>
              <table:table-cell office:value-type="float" office:value="19.9">
                <text:p>19.9</text:p>
              </table:table-cell>
              <table:table-cell office:value-type="float" office:value="5114.01701257289">
                <text:p>5114.01701257289</text:p>
              </table:table-cell>
              <table:table-cell office:value-type="float" office:value="4936.34138836003">
                <text:p>4936.34138836003</text:p>
              </table:table-cell>
              <table:table-cell office:value-type="float" office:value="4972.2201981925">
                <text:p>4972.220198192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085.97450274276">
                <text:p>5085.97450274276</text:p>
              </table:table-cell>
              <table:table-cell office:value-type="float" office:value="4958.93859690893">
                <text:p>4958.93859690893</text:p>
              </table:table-cell>
              <table:table-cell office:value-type="float" office:value="4985.62650193765">
                <text:p>4985.62650193765</text:p>
              </table:table-cell>
            </table:table-row>
            <table:table-row>
              <table:table-cell office:value-type="string"/>
              <table:table-cell office:value-type="float" office:value="20.1">
                <text:p>20.1</text:p>
              </table:table-cell>
              <table:table-cell office:value-type="float" office:value="5103.35734917524">
                <text:p>5103.35734917524</text:p>
              </table:table-cell>
              <table:table-cell office:value-type="float" office:value="4946.10155444849">
                <text:p>4946.10155444849</text:p>
              </table:table-cell>
              <table:table-cell office:value-type="float" office:value="4955.27356029009">
                <text:p>4955.27356029009</text:p>
              </table:table-cell>
            </table:table-row>
            <table:table-row>
              <table:table-cell office:value-type="string"/>
              <table:table-cell office:value-type="float" office:value="20.2">
                <text:p>20.2</text:p>
              </table:table-cell>
              <table:table-cell office:value-type="float" office:value="5125.3346047414">
                <text:p>5125.3346047414</text:p>
              </table:table-cell>
              <table:table-cell office:value-type="float" office:value="4942.03534607528">
                <text:p>4942.03534607528</text:p>
              </table:table-cell>
              <table:table-cell office:value-type="float" office:value="4950.45646454812">
                <text:p>4950.45646454812</text:p>
              </table:table-cell>
            </table:table-row>
            <table:table-row>
              <table:table-cell office:value-type="string"/>
              <table:table-cell office:value-type="float" office:value="20.3">
                <text:p>20.3</text:p>
              </table:table-cell>
              <table:table-cell office:value-type="float" office:value="5116.55806081122">
                <text:p>5116.55806081122</text:p>
              </table:table-cell>
              <table:table-cell office:value-type="float" office:value="4929.39925295431">
                <text:p>4929.39925295431</text:p>
              </table:table-cell>
              <table:table-cell office:value-type="float" office:value="4966.20389197867">
                <text:p>4966.20389197867</text:p>
              </table:table-cell>
            </table:table-row>
            <table:table-row>
              <table:table-cell office:value-type="string"/>
              <table:table-cell office:value-type="float" office:value="20.4">
                <text:p>20.4</text:p>
              </table:table-cell>
              <table:table-cell office:value-type="float" office:value="5108.34206801662">
                <text:p>5108.34206801662</text:p>
              </table:table-cell>
              <table:table-cell office:value-type="float" office:value="4929.939768934">
                <text:p>4929.939768934</text:p>
              </table:table-cell>
              <table:table-cell office:value-type="float" office:value="4950.29859804037">
                <text:p>4950.29859804037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5092.58442407108">
                <text:p>5092.58442407108</text:p>
              </table:table-cell>
              <table:table-cell office:value-type="float" office:value="4931.47700450353">
                <text:p>4931.47700450353</text:p>
              </table:table-cell>
              <table:table-cell office:value-type="float" office:value="4951.89445842775">
                <text:p>4951.89445842775</text:p>
              </table:table-cell>
            </table:table-row>
            <table:table-row>
              <table:table-cell office:value-type="string"/>
              <table:table-cell office:value-type="float" office:value="20.6">
                <text:p>20.6</text:p>
              </table:table-cell>
              <table:table-cell office:value-type="float" office:value="5113.5035960722">
                <text:p>5113.5035960722</text:p>
              </table:table-cell>
              <table:table-cell office:value-type="float" office:value="4949.80626815951">
                <text:p>4949.80626815951</text:p>
              </table:table-cell>
              <table:table-cell office:value-type="float" office:value="4972.85334664513">
                <text:p>4972.85334664513</text:p>
              </table:table-cell>
            </table:table-row>
            <table:table-row>
              <table:table-cell office:value-type="string"/>
              <table:table-cell office:value-type="float" office:value="20.7">
                <text:p>20.7</text:p>
              </table:table-cell>
              <table:table-cell office:value-type="float" office:value="5129.86450318666">
                <text:p>5129.86450318666</text:p>
              </table:table-cell>
              <table:table-cell office:value-type="float" office:value="4935.86025460932">
                <text:p>4935.86025460932</text:p>
              </table:table-cell>
              <table:table-cell office:value-type="float" office:value="5002.25259468545">
                <text:p>5002.25259468545</text:p>
              </table:table-cell>
            </table:table-row>
            <table:table-row>
              <table:table-cell office:value-type="string"/>
              <table:table-cell office:value-type="float" office:value="20.8">
                <text:p>20.8</text:p>
              </table:table-cell>
              <table:table-cell office:value-type="float" office:value="5098.58577349297">
                <text:p>5098.58577349297</text:p>
              </table:table-cell>
              <table:table-cell office:value-type="float" office:value="4965.75370339049">
                <text:p>4965.75370339049</text:p>
              </table:table-cell>
              <table:table-cell office:value-type="float" office:value="4954.56908589434">
                <text:p>4954.56908589434</text:p>
              </table:table-cell>
            </table:table-row>
            <table:table-row>
              <table:table-cell office:value-type="string"/>
              <table:table-cell office:value-type="float" office:value="20.9">
                <text:p>20.9</text:p>
              </table:table-cell>
              <table:table-cell office:value-type="float" office:value="5115.23710302905">
                <text:p>5115.23710302905</text:p>
              </table:table-cell>
              <table:table-cell office:value-type="float" office:value="4956.25695493219">
                <text:p>4956.25695493219</text:p>
              </table:table-cell>
              <table:table-cell office:value-type="float" office:value="4950.89836523872">
                <text:p>4950.8983652387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5114.11312916849">
                <text:p>5114.11312916849</text:p>
              </table:table-cell>
              <table:table-cell office:value-type="float" office:value="4964.18336676191">
                <text:p>4964.18336676191</text:p>
              </table:table-cell>
              <table:table-cell office:value-type="float" office:value="4954.21306671715">
                <text:p>4954.21306671715</text:p>
              </table:table-cell>
            </table:table-row>
            <table:table-row>
              <table:table-cell office:value-type="string"/>
              <table:table-cell office:value-type="float" office:value="21.1">
                <text:p>21.1</text:p>
              </table:table-cell>
              <table:table-cell office:value-type="float" office:value="5102.88064713145">
                <text:p>5102.88064713145</text:p>
              </table:table-cell>
              <table:table-cell office:value-type="float" office:value="4938.35778734062">
                <text:p>4938.35778734062</text:p>
              </table:table-cell>
              <table:table-cell office:value-type="float" office:value="4970.89000337423">
                <text:p>4970.89000337423</text:p>
              </table:table-cell>
            </table:table-row>
            <table:table-row>
              <table:table-cell office:value-type="string"/>
              <table:table-cell office:value-type="float" office:value="21.2">
                <text:p>21.2</text:p>
              </table:table-cell>
              <table:table-cell office:value-type="float" office:value="5101.18745337778">
                <text:p>5101.18745337778</text:p>
              </table:table-cell>
              <table:table-cell office:value-type="float" office:value="4958.46273779048">
                <text:p>4958.46273779048</text:p>
              </table:table-cell>
              <table:table-cell office:value-type="float" office:value="4961.42207453288">
                <text:p>4961.42207453288</text:p>
              </table:table-cell>
            </table:table-row>
            <table:table-row>
              <table:table-cell office:value-type="string"/>
              <table:table-cell office:value-type="float" office:value="21.3">
                <text:p>21.3</text:p>
              </table:table-cell>
              <table:table-cell office:value-type="float" office:value="5110.17112926869">
                <text:p>5110.17112926869</text:p>
              </table:table-cell>
              <table:table-cell office:value-type="float" office:value="4942.24600266136">
                <text:p>4942.24600266136</text:p>
              </table:table-cell>
              <table:table-cell office:value-type="float" office:value="4955.77074148836">
                <text:p>4955.77074148836</text:p>
              </table:table-cell>
            </table:table-row>
            <table:table-row>
              <table:table-cell office:value-type="string"/>
              <table:table-cell office:value-type="float" office:value="21.4">
                <text:p>21.4</text:p>
              </table:table-cell>
              <table:table-cell office:value-type="float" office:value="5109.44638406967">
                <text:p>5109.44638406967</text:p>
              </table:table-cell>
              <table:table-cell office:value-type="float" office:value="4943.55451286322">
                <text:p>4943.55451286322</text:p>
              </table:table-cell>
              <table:table-cell office:value-type="float" office:value="4961.99852351165">
                <text:p>4961.99852351165</text:p>
              </table:table-cell>
            </table:table-row>
            <table:table-row>
              <table:table-cell office:value-type="string"/>
              <table:table-cell office:value-type="float" office:value="21.5">
                <text:p>21.5</text:p>
              </table:table-cell>
              <table:table-cell office:value-type="float" office:value="5117.74300751618">
                <text:p>5117.74300751618</text:p>
              </table:table-cell>
              <table:table-cell office:value-type="float" office:value="4941.66969821672">
                <text:p>4941.66969821672</text:p>
              </table:table-cell>
              <table:table-cell office:value-type="float" office:value="4965.6715457897">
                <text:p>4965.6715457897</text:p>
              </table:table-cell>
            </table:table-row>
            <table:table-row>
              <table:table-cell office:value-type="string"/>
              <table:table-cell office:value-type="float" office:value="21.6">
                <text:p>21.6</text:p>
              </table:table-cell>
              <table:table-cell office:value-type="float" office:value="5104.34782535862">
                <text:p>5104.34782535862</text:p>
              </table:table-cell>
              <table:table-cell office:value-type="float" office:value="4963.48748121054">
                <text:p>4963.48748121054</text:p>
              </table:table-cell>
              <table:table-cell office:value-type="float" office:value="4948.63077642619">
                <text:p>4948.63077642619</text:p>
              </table:table-cell>
            </table:table-row>
            <table:table-row>
              <table:table-cell office:value-type="string"/>
              <table:table-cell office:value-type="float" office:value="21.7">
                <text:p>21.7</text:p>
              </table:table-cell>
              <table:table-cell office:value-type="float" office:value="5105.91249430926">
                <text:p>5105.91249430926</text:p>
              </table:table-cell>
              <table:table-cell office:value-type="float" office:value="4956.86074554288">
                <text:p>4956.86074554288</text:p>
              </table:table-cell>
              <table:table-cell office:value-type="float" office:value="4985.42533724933">
                <text:p>4985.42533724933</text:p>
              </table:table-cell>
            </table:table-row>
            <table:table-row>
              <table:table-cell office:value-type="string"/>
              <table:table-cell office:value-type="float" office:value="21.8">
                <text:p>21.8</text:p>
              </table:table-cell>
              <table:table-cell office:value-type="float" office:value="5101.95051218832">
                <text:p>5101.95051218832</text:p>
              </table:table-cell>
              <table:table-cell office:value-type="float" office:value="4941.76228159845">
                <text:p>4941.76228159845</text:p>
              </table:table-cell>
              <table:table-cell office:value-type="float" office:value="4950.26940367915">
                <text:p>4950.26940367915</text:p>
              </table:table-cell>
            </table:table-row>
            <table:table-row>
              <table:table-cell office:value-type="string"/>
              <table:table-cell office:value-type="float" office:value="21.9">
                <text:p>21.9</text:p>
              </table:table-cell>
              <table:table-cell office:value-type="float" office:value="5114.42972620899">
                <text:p>5114.42972620899</text:p>
              </table:table-cell>
              <table:table-cell office:value-type="float" office:value="4947.895584192">
                <text:p>4947.895584192</text:p>
              </table:table-cell>
              <table:table-cell office:value-type="float" office:value="4937.12271306997">
                <text:p>4937.12271306997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5107.58209421575">
                <text:p>5107.58209421575</text:p>
              </table:table-cell>
              <table:table-cell office:value-type="float" office:value="4934.45933692558">
                <text:p>4934.45933692558</text:p>
              </table:table-cell>
              <table:table-cell office:value-type="float" office:value="4999.53053849916">
                <text:p>4999.53053849916</text:p>
              </table:table-cell>
            </table:table-row>
            <table:table-row>
              <table:table-cell office:value-type="string"/>
              <table:table-cell office:value-type="float" office:value="22.1">
                <text:p>22.1</text:p>
              </table:table-cell>
              <table:table-cell office:value-type="float" office:value="5109.24697692377">
                <text:p>5109.24697692377</text:p>
              </table:table-cell>
              <table:table-cell office:value-type="float" office:value="4933.43974434535">
                <text:p>4933.43974434535</text:p>
              </table:table-cell>
              <table:table-cell office:value-type="float" office:value="4959.0675781093">
                <text:p>4959.0675781093</text:p>
              </table:table-cell>
            </table:table-row>
            <table:table-row>
              <table:table-cell office:value-type="string"/>
              <table:table-cell office:value-type="float" office:value="22.2">
                <text:p>22.2</text:p>
              </table:table-cell>
              <table:table-cell office:value-type="float" office:value="5120.28679584539">
                <text:p>5120.28679584539</text:p>
              </table:table-cell>
              <table:table-cell office:value-type="float" office:value="4938.52933016767">
                <text:p>4938.52933016767</text:p>
              </table:table-cell>
              <table:table-cell office:value-type="float" office:value="4958.99273581602">
                <text:p>4958.99273581602</text:p>
              </table:table-cell>
            </table:table-row>
            <table:table-row>
              <table:table-cell office:value-type="string"/>
              <table:table-cell office:value-type="float" office:value="22.3">
                <text:p>22.3</text:p>
              </table:table-cell>
              <table:table-cell office:value-type="float" office:value="5120.31101170131">
                <text:p>5120.31101170131</text:p>
              </table:table-cell>
              <table:table-cell office:value-type="float" office:value="4953.22765042836">
                <text:p>4953.22765042836</text:p>
              </table:table-cell>
              <table:table-cell office:value-type="float" office:value="4999.25679328975">
                <text:p>4999.25679328975</text:p>
              </table:table-cell>
            </table:table-row>
            <table:table-row>
              <table:table-cell office:value-type="string"/>
              <table:table-cell office:value-type="float" office:value="22.4">
                <text:p>22.4</text:p>
              </table:table-cell>
              <table:table-cell office:value-type="float" office:value="5130.75384773588">
                <text:p>5130.75384773588</text:p>
              </table:table-cell>
              <table:table-cell office:value-type="float" office:value="4937.30324922639">
                <text:p>4937.30324922639</text:p>
              </table:table-cell>
              <table:table-cell office:value-type="float" office:value="4979.39290112308">
                <text:p>4979.39290112308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5098.48228002375">
                <text:p>5098.48228002375</text:p>
              </table:table-cell>
              <table:table-cell office:value-type="float" office:value="4940.08672560367">
                <text:p>4940.08672560367</text:p>
              </table:table-cell>
              <table:table-cell office:value-type="float" office:value="4964.49019962745">
                <text:p>4964.49019962745</text:p>
              </table:table-cell>
            </table:table-row>
            <table:table-row>
              <table:table-cell office:value-type="string"/>
              <table:table-cell office:value-type="float" office:value="22.6">
                <text:p>22.6</text:p>
              </table:table-cell>
              <table:table-cell office:value-type="float" office:value="5107.67169121986">
                <text:p>5107.67169121986</text:p>
              </table:table-cell>
              <table:table-cell office:value-type="float" office:value="4941.37092355559">
                <text:p>4941.37092355559</text:p>
              </table:table-cell>
              <table:table-cell office:value-type="float" office:value="4968.84489980747">
                <text:p>4968.84489980747</text:p>
              </table:table-cell>
            </table:table-row>
            <table:table-row>
              <table:table-cell office:value-type="string"/>
              <table:table-cell office:value-type="float" office:value="22.7">
                <text:p>22.7</text:p>
              </table:table-cell>
              <table:table-cell office:value-type="float" office:value="5110.99668761381">
                <text:p>5110.99668761381</text:p>
              </table:table-cell>
              <table:table-cell office:value-type="float" office:value="4941.72233766401">
                <text:p>4941.72233766401</text:p>
              </table:table-cell>
              <table:table-cell office:value-type="float" office:value="4964.15230591062">
                <text:p>4964.15230591062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5091.68778997296">
                <text:p>5091.68778997296</text:p>
              </table:table-cell>
              <table:table-cell office:value-type="float" office:value="4915.69758276522">
                <text:p>4915.69758276522</text:p>
              </table:table-cell>
              <table:table-cell office:value-type="float" office:value="4995.41226399167">
                <text:p>4995.41226399167</text:p>
              </table:table-cell>
            </table:table-row>
            <table:table-row>
              <table:table-cell office:value-type="string"/>
              <table:table-cell office:value-type="float" office:value="22.9">
                <text:p>22.9</text:p>
              </table:table-cell>
              <table:table-cell office:value-type="float" office:value="5089.73344171891">
                <text:p>5089.73344171891</text:p>
              </table:table-cell>
              <table:table-cell office:value-type="float" office:value="4934.82576425433">
                <text:p>4934.82576425433</text:p>
              </table:table-cell>
              <table:table-cell office:value-type="float" office:value="4992.43389172248">
                <text:p>4992.4338917224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5096.72000046208">
                <text:p>5096.72000046208</text:p>
              </table:table-cell>
              <table:table-cell office:value-type="float" office:value="4919.80156360527">
                <text:p>4919.80156360527</text:p>
              </table:table-cell>
              <table:table-cell office:value-type="float" office:value="4973.9490884603">
                <text:p>4973.9490884603</text:p>
              </table:table-cell>
            </table:table-row>
            <table:table-row>
              <table:table-cell office:value-type="string"/>
              <table:table-cell office:value-type="float" office:value="23.1">
                <text:p>23.1</text:p>
              </table:table-cell>
              <table:table-cell office:value-type="float" office:value="5107.88160120262">
                <text:p>5107.88160120262</text:p>
              </table:table-cell>
              <table:table-cell office:value-type="float" office:value="4948.00388210637">
                <text:p>4948.00388210637</text:p>
              </table:table-cell>
              <table:table-cell office:value-type="float" office:value="4963.98453356596">
                <text:p>4963.98453356596</text:p>
              </table:table-cell>
            </table:table-row>
            <table:table-row>
              <table:table-cell office:value-type="string"/>
              <table:table-cell office:value-type="float" office:value="23.2">
                <text:p>23.2</text:p>
              </table:table-cell>
              <table:table-cell office:value-type="float" office:value="5108.95759720816">
                <text:p>5108.95759720816</text:p>
              </table:table-cell>
              <table:table-cell office:value-type="float" office:value="4940.42997385469">
                <text:p>4940.42997385469</text:p>
              </table:table-cell>
              <table:table-cell office:value-type="float" office:value="4961.01140368643">
                <text:p>4961.01140368643</text:p>
              </table:table-cell>
            </table:table-row>
            <table:table-row>
              <table:table-cell office:value-type="string"/>
              <table:table-cell office:value-type="float" office:value="23.3">
                <text:p>23.3</text:p>
              </table:table-cell>
              <table:table-cell office:value-type="float" office:value="5123.923466923">
                <text:p>5123.923466923</text:p>
              </table:table-cell>
              <table:table-cell office:value-type="float" office:value="4934.24111756824">
                <text:p>4934.24111756824</text:p>
              </table:table-cell>
              <table:table-cell office:value-type="float" office:value="4968.78015187602">
                <text:p>4968.78015187602</text:p>
              </table:table-cell>
            </table:table-row>
            <table:table-row>
              <table:table-cell office:value-type="string"/>
              <table:table-cell office:value-type="float" office:value="23.4">
                <text:p>23.4</text:p>
              </table:table-cell>
              <table:table-cell office:value-type="float" office:value="5106.41209438237">
                <text:p>5106.41209438237</text:p>
              </table:table-cell>
              <table:table-cell office:value-type="float" office:value="4935.95487334056">
                <text:p>4935.95487334056</text:p>
              </table:table-cell>
              <table:table-cell office:value-type="float" office:value="4980.66039770398">
                <text:p>4980.66039770398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5098.98421414501">
                <text:p>5098.98421414501</text:p>
              </table:table-cell>
              <table:table-cell office:value-type="float" office:value="4946.32728354411">
                <text:p>4946.32728354411</text:p>
              </table:table-cell>
              <table:table-cell office:value-type="float" office:value="4968.52119619151">
                <text:p>4968.52119619151</text:p>
              </table:table-cell>
            </table:table-row>
            <table:table-row>
              <table:table-cell office:value-type="string"/>
              <table:table-cell office:value-type="float" office:value="23.6">
                <text:p>23.6</text:p>
              </table:table-cell>
              <table:table-cell office:value-type="float" office:value="5099.83592315956">
                <text:p>5099.83592315956</text:p>
              </table:table-cell>
              <table:table-cell office:value-type="float" office:value="4951.91907897094">
                <text:p>4951.91907897094</text:p>
              </table:table-cell>
              <table:table-cell office:value-type="float" office:value="4959.62930670199">
                <text:p>4959.62930670199</text:p>
              </table:table-cell>
            </table:table-row>
            <table:table-row>
              <table:table-cell office:value-type="string"/>
              <table:table-cell office:value-type="float" office:value="23.7">
                <text:p>23.7</text:p>
              </table:table-cell>
              <table:table-cell office:value-type="float" office:value="5104.53484131745">
                <text:p>5104.53484131745</text:p>
              </table:table-cell>
              <table:table-cell office:value-type="float" office:value="4931.34457665662">
                <text:p>4931.34457665662</text:p>
              </table:table-cell>
              <table:table-cell office:value-type="float" office:value="5021.31693734477">
                <text:p>5021.31693734477</text:p>
              </table:table-cell>
            </table:table-row>
            <table:table-row>
              <table:table-cell office:value-type="string"/>
              <table:table-cell office:value-type="float" office:value="23.8">
                <text:p>23.8</text:p>
              </table:table-cell>
              <table:table-cell office:value-type="float" office:value="5118.24979692757">
                <text:p>5118.24979692757</text:p>
              </table:table-cell>
              <table:table-cell office:value-type="float" office:value="4954.03217101001">
                <text:p>4954.03217101001</text:p>
              </table:table-cell>
              <table:table-cell office:value-type="float" office:value="4971.31905265872">
                <text:p>4971.31905265872</text:p>
              </table:table-cell>
            </table:table-row>
            <table:table-row>
              <table:table-cell office:value-type="string"/>
              <table:table-cell office:value-type="float" office:value="23.9">
                <text:p>23.9</text:p>
              </table:table-cell>
              <table:table-cell office:value-type="float" office:value="5113.96862134195">
                <text:p>5113.96862134195</text:p>
              </table:table-cell>
              <table:table-cell office:value-type="float" office:value="4948.34333017419">
                <text:p>4948.34333017419</text:p>
              </table:table-cell>
              <table:table-cell office:value-type="float" office:value="4968.92062553277">
                <text:p>4968.9206255327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5126.60308764082">
                <text:p>5126.60308764082</text:p>
              </table:table-cell>
              <table:table-cell office:value-type="float" office:value="4944.63460183849">
                <text:p>4944.63460183849</text:p>
              </table:table-cell>
              <table:table-cell office:value-type="float" office:value="4982.75490711786">
                <text:p>4982.75490711786</text:p>
              </table:table-cell>
            </table:table-row>
            <table:table-row>
              <table:table-cell office:value-type="string"/>
              <table:table-cell office:value-type="float" office:value="24.1">
                <text:p>24.1</text:p>
              </table:table-cell>
              <table:table-cell office:value-type="float" office:value="5111.73372892151">
                <text:p>5111.73372892151</text:p>
              </table:table-cell>
              <table:table-cell office:value-type="float" office:value="4936.27481339208">
                <text:p>4936.27481339208</text:p>
              </table:table-cell>
              <table:table-cell office:value-type="float" office:value="4973.46333282291">
                <text:p>4973.46333282291</text:p>
              </table:table-cell>
            </table:table-row>
            <table:table-row>
              <table:table-cell office:value-type="string"/>
              <table:table-cell office:value-type="float" office:value="24.2">
                <text:p>24.2</text:p>
              </table:table-cell>
              <table:table-cell office:value-type="float" office:value="5111.75337193566">
                <text:p>5111.75337193566</text:p>
              </table:table-cell>
              <table:table-cell office:value-type="float" office:value="4969.34502282423">
                <text:p>4969.34502282423</text:p>
              </table:table-cell>
              <table:table-cell office:value-type="float" office:value="4967.18118452105">
                <text:p>4967.18118452105</text:p>
              </table:table-cell>
            </table:table-row>
            <table:table-row>
              <table:table-cell office:value-type="string"/>
              <table:table-cell office:value-type="float" office:value="24.3">
                <text:p>24.3</text:p>
              </table:table-cell>
              <table:table-cell office:value-type="float" office:value="5114.12580215615">
                <text:p>5114.12580215615</text:p>
              </table:table-cell>
              <table:table-cell office:value-type="float" office:value="4937.4460073317">
                <text:p>4937.4460073317</text:p>
              </table:table-cell>
              <table:table-cell office:value-type="float" office:value="4960.26041722499">
                <text:p>4960.26041722499</text:p>
              </table:table-cell>
            </table:table-row>
            <table:table-row>
              <table:table-cell office:value-type="string"/>
              <table:table-cell office:value-type="float" office:value="24.4">
                <text:p>24.4</text:p>
              </table:table-cell>
              <table:table-cell office:value-type="float" office:value="5084.45172612403">
                <text:p>5084.45172612403</text:p>
              </table:table-cell>
              <table:table-cell office:value-type="float" office:value="4937.74365094751">
                <text:p>4937.74365094751</text:p>
              </table:table-cell>
              <table:table-cell office:value-type="float" office:value="4980.24763047509">
                <text:p>4980.24763047509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5090.50428683626">
                <text:p>5090.50428683626</text:p>
              </table:table-cell>
              <table:table-cell office:value-type="float" office:value="4938.2050768778">
                <text:p>4938.2050768778</text:p>
              </table:table-cell>
              <table:table-cell office:value-type="float" office:value="4974.34781752329">
                <text:p>4974.34781752329</text:p>
              </table:table-cell>
            </table:table-row>
            <table:table-row>
              <table:table-cell office:value-type="string"/>
              <table:table-cell office:value-type="float" office:value="24.6">
                <text:p>24.6</text:p>
              </table:table-cell>
              <table:table-cell office:value-type="float" office:value="5084.13366937799">
                <text:p>5084.13366937799</text:p>
              </table:table-cell>
              <table:table-cell office:value-type="float" office:value="4933.51501467484">
                <text:p>4933.51501467484</text:p>
              </table:table-cell>
              <table:table-cell office:value-type="float" office:value="4970.00973292196">
                <text:p>4970.00973292196</text:p>
              </table:table-cell>
            </table:table-row>
            <table:table-row>
              <table:table-cell office:value-type="string"/>
              <table:table-cell office:value-type="float" office:value="24.7">
                <text:p>24.7</text:p>
              </table:table-cell>
              <table:table-cell office:value-type="float" office:value="5098.72737022834">
                <text:p>5098.72737022834</text:p>
              </table:table-cell>
              <table:table-cell office:value-type="float" office:value="4953.21415030985">
                <text:p>4953.21415030985</text:p>
              </table:table-cell>
              <table:table-cell office:value-type="float" office:value="4944.33395628022">
                <text:p>4944.33395628022</text:p>
              </table:table-cell>
            </table:table-row>
            <table:table-row>
              <table:table-cell office:value-type="string"/>
              <table:table-cell office:value-type="float" office:value="24.8">
                <text:p>24.8</text:p>
              </table:table-cell>
              <table:table-cell office:value-type="float" office:value="5089.41569856327">
                <text:p>5089.41569856327</text:p>
              </table:table-cell>
              <table:table-cell office:value-type="float" office:value="4945.10934010099">
                <text:p>4945.10934010099</text:p>
              </table:table-cell>
              <table:table-cell office:value-type="float" office:value="4962.22848472897">
                <text:p>4962.22848472897</text:p>
              </table:table-cell>
            </table:table-row>
            <table:table-row>
              <table:table-cell office:value-type="string"/>
              <table:table-cell office:value-type="float" office:value="24.9">
                <text:p>24.9</text:p>
              </table:table-cell>
              <table:table-cell office:value-type="float" office:value="5107.26639422335">
                <text:p>5107.26639422335</text:p>
              </table:table-cell>
              <table:table-cell office:value-type="float" office:value="4913.51126333375">
                <text:p>4913.51126333375</text:p>
              </table:table-cell>
              <table:table-cell office:value-type="float" office:value="4972.00499391258">
                <text:p>4972.0049939125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5086.80968043114">
                <text:p>5086.80968043114</text:p>
              </table:table-cell>
              <table:table-cell office:value-type="float" office:value="4942.75232998568">
                <text:p>4942.75232998568</text:p>
              </table:table-cell>
              <table:table-cell office:value-type="float" office:value="4966.24766718521">
                <text:p>4966.24766718521</text:p>
              </table:table-cell>
            </table:table-row>
            <table:table-row>
              <table:table-cell office:value-type="string"/>
              <table:table-cell office:value-type="float" office:value="25.1">
                <text:p>25.1</text:p>
              </table:table-cell>
              <table:table-cell office:value-type="float" office:value="5113.22355023082">
                <text:p>5113.22355023082</text:p>
              </table:table-cell>
              <table:table-cell office:value-type="float" office:value="4950.82618561517">
                <text:p>4950.82618561517</text:p>
              </table:table-cell>
              <table:table-cell office:value-type="float" office:value="4948.78158992032">
                <text:p>4948.78158992032</text:p>
              </table:table-cell>
            </table:table-row>
            <table:table-row>
              <table:table-cell office:value-type="string"/>
              <table:table-cell office:value-type="float" office:value="25.2">
                <text:p>25.2</text:p>
              </table:table-cell>
              <table:table-cell office:value-type="float" office:value="5103.79371684482">
                <text:p>5103.79371684482</text:p>
              </table:table-cell>
              <table:table-cell office:value-type="float" office:value="4940.28944155862">
                <text:p>4940.28944155862</text:p>
              </table:table-cell>
              <table:table-cell office:value-type="float" office:value="4979.60174711726">
                <text:p>4979.60174711726</text:p>
              </table:table-cell>
            </table:table-row>
            <table:table-row>
              <table:table-cell office:value-type="string"/>
              <table:table-cell office:value-type="float" office:value="25.3">
                <text:p>25.3</text:p>
              </table:table-cell>
              <table:table-cell office:value-type="float" office:value="5123.31005205669">
                <text:p>5123.31005205669</text:p>
              </table:table-cell>
              <table:table-cell office:value-type="float" office:value="4960.54290459937">
                <text:p>4960.54290459937</text:p>
              </table:table-cell>
              <table:table-cell office:value-type="float" office:value="4980.33189282246">
                <text:p>4980.33189282246</text:p>
              </table:table-cell>
            </table:table-row>
            <table:table-row>
              <table:table-cell office:value-type="string"/>
              <table:table-cell office:value-type="float" office:value="25.4">
                <text:p>25.4</text:p>
              </table:table-cell>
              <table:table-cell office:value-type="float" office:value="5097.87842739855">
                <text:p>5097.87842739855</text:p>
              </table:table-cell>
              <table:table-cell office:value-type="float" office:value="4928.12440123069">
                <text:p>4928.12440123069</text:p>
              </table:table-cell>
              <table:table-cell office:value-type="float" office:value="4984.61844964291">
                <text:p>4984.61844964291</text:p>
              </table:table-cell>
            </table:table-row>
            <table:table-row>
              <table:table-cell office:value-type="string"/>
              <table:table-cell office:value-type="float" office:value="25.5">
                <text:p>25.5</text:p>
              </table:table-cell>
              <table:table-cell office:value-type="float" office:value="5120.03788197142">
                <text:p>5120.03788197142</text:p>
              </table:table-cell>
              <table:table-cell office:value-type="float" office:value="4959.19375128913">
                <text:p>4959.19375128913</text:p>
              </table:table-cell>
              <table:table-cell office:value-type="float" office:value="4958.11732705807">
                <text:p>4958.11732705807</text:p>
              </table:table-cell>
            </table:table-row>
            <table:table-row>
              <table:table-cell office:value-type="string"/>
              <table:table-cell office:value-type="float" office:value="25.6">
                <text:p>25.6</text:p>
              </table:table-cell>
              <table:table-cell office:value-type="float" office:value="5122.04128334943">
                <text:p>5122.04128334943</text:p>
              </table:table-cell>
              <table:table-cell office:value-type="float" office:value="4946.37264821047">
                <text:p>4946.37264821047</text:p>
              </table:table-cell>
              <table:table-cell office:value-type="float" office:value="4960.23487753278">
                <text:p>4960.23487753278</text:p>
              </table:table-cell>
            </table:table-row>
            <table:table-row>
              <table:table-cell office:value-type="string"/>
              <table:table-cell office:value-type="float" office:value="25.7">
                <text:p>25.7</text:p>
              </table:table-cell>
              <table:table-cell office:value-type="float" office:value="5128.23049673224">
                <text:p>5128.23049673224</text:p>
              </table:table-cell>
              <table:table-cell office:value-type="float" office:value="4936.98116459041">
                <text:p>4936.98116459041</text:p>
              </table:table-cell>
              <table:table-cell office:value-type="float" office:value="4947.20971316798">
                <text:p>4947.20971316798</text:p>
              </table:table-cell>
            </table:table-row>
            <table:table-row>
              <table:table-cell office:value-type="string"/>
              <table:table-cell office:value-type="float" office:value="25.8">
                <text:p>25.8</text:p>
              </table:table-cell>
              <table:table-cell office:value-type="float" office:value="5114.2562015368">
                <text:p>5114.2562015368</text:p>
              </table:table-cell>
              <table:table-cell office:value-type="float" office:value="4943.43383845486">
                <text:p>4943.43383845486</text:p>
              </table:table-cell>
              <table:table-cell office:value-type="float" office:value="4966.40593918204">
                <text:p>4966.40593918204</text:p>
              </table:table-cell>
            </table:table-row>
            <table:table-row>
              <table:table-cell office:value-type="string"/>
              <table:table-cell office:value-type="float" office:value="25.9">
                <text:p>25.9</text:p>
              </table:table-cell>
              <table:table-cell office:value-type="float" office:value="5114.84910362228">
                <text:p>5114.84910362228</text:p>
              </table:table-cell>
              <table:table-cell office:value-type="float" office:value="4938.1726526864">
                <text:p>4938.1726526864</text:p>
              </table:table-cell>
              <table:table-cell office:value-type="float" office:value="4945.16512975002">
                <text:p>4945.16512975002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103.73542999121">
                <text:p>5103.73542999121</text:p>
              </table:table-cell>
              <table:table-cell office:value-type="float" office:value="4918.01669625923">
                <text:p>4918.01669625923</text:p>
              </table:table-cell>
              <table:table-cell office:value-type="float" office:value="4975.49085674029">
                <text:p>4975.49085674029</text:p>
              </table:table-cell>
            </table:table-row>
            <table:table-row>
              <table:table-cell office:value-type="string"/>
              <table:table-cell office:value-type="float" office:value="26.1">
                <text:p>26.1</text:p>
              </table:table-cell>
              <table:table-cell office:value-type="float" office:value="5120.58643314706">
                <text:p>5120.58643314706</text:p>
              </table:table-cell>
              <table:table-cell office:value-type="float" office:value="4929.89384981903">
                <text:p>4929.89384981903</text:p>
              </table:table-cell>
              <table:table-cell office:value-type="float" office:value="4979.16061570007">
                <text:p>4979.16061570007</text:p>
              </table:table-cell>
            </table:table-row>
            <table:table-row>
              <table:table-cell office:value-type="string"/>
              <table:table-cell office:value-type="float" office:value="26.2">
                <text:p>26.2</text:p>
              </table:table-cell>
              <table:table-cell office:value-type="float" office:value="5125.32370133413">
                <text:p>5125.32370133413</text:p>
              </table:table-cell>
              <table:table-cell office:value-type="float" office:value="4949.51560522765">
                <text:p>4949.51560522765</text:p>
              </table:table-cell>
              <table:table-cell office:value-type="float" office:value="4971.29061114081">
                <text:p>4971.29061114081</text:p>
              </table:table-cell>
            </table:table-row>
            <table:table-row>
              <table:table-cell office:value-type="string"/>
              <table:table-cell office:value-type="float" office:value="26.3">
                <text:p>26.3</text:p>
              </table:table-cell>
              <table:table-cell office:value-type="float" office:value="5122.58513912105">
                <text:p>5122.58513912105</text:p>
              </table:table-cell>
              <table:table-cell office:value-type="float" office:value="4934.33914546635">
                <text:p>4934.33914546635</text:p>
              </table:table-cell>
              <table:table-cell office:value-type="float" office:value="4980.11720677232">
                <text:p>4980.11720677232</text:p>
              </table:table-cell>
            </table:table-row>
            <table:table-row>
              <table:table-cell office:value-type="string"/>
              <table:table-cell office:value-type="float" office:value="26.4">
                <text:p>26.4</text:p>
              </table:table-cell>
              <table:table-cell office:value-type="float" office:value="5099.02651178376">
                <text:p>5099.02651178376</text:p>
              </table:table-cell>
              <table:table-cell office:value-type="float" office:value="4929.10114826488">
                <text:p>4929.10114826488</text:p>
              </table:table-cell>
              <table:table-cell office:value-type="float" office:value="5009.45759435146">
                <text:p>5009.45759435146</text:p>
              </table:table-cell>
            </table:table-row>
            <table:table-row>
              <table:table-cell office:value-type="string"/>
              <table:table-cell office:value-type="float" office:value="26.5">
                <text:p>26.5</text:p>
              </table:table-cell>
              <table:table-cell office:value-type="float" office:value="5077.94919329714">
                <text:p>5077.94919329714</text:p>
              </table:table-cell>
              <table:table-cell office:value-type="float" office:value="4926.29906165013">
                <text:p>4926.29906165013</text:p>
              </table:table-cell>
              <table:table-cell office:value-type="float" office:value="4949.79051164033">
                <text:p>4949.79051164033</text:p>
              </table:table-cell>
            </table:table-row>
            <table:table-row>
              <table:table-cell office:value-type="string"/>
              <table:table-cell office:value-type="float" office:value="26.6">
                <text:p>26.6</text:p>
              </table:table-cell>
              <table:table-cell office:value-type="float" office:value="5097.67912513895">
                <text:p>5097.67912513895</text:p>
              </table:table-cell>
              <table:table-cell office:value-type="float" office:value="4948.40930712209">
                <text:p>4948.40930712209</text:p>
              </table:table-cell>
              <table:table-cell office:value-type="float" office:value="4968.82320806632">
                <text:p>4968.82320806632</text:p>
              </table:table-cell>
            </table:table-row>
            <table:table-row>
              <table:table-cell office:value-type="string"/>
              <table:table-cell office:value-type="float" office:value="26.7">
                <text:p>26.7</text:p>
              </table:table-cell>
              <table:table-cell office:value-type="float" office:value="5090.86124507124">
                <text:p>5090.86124507124</text:p>
              </table:table-cell>
              <table:table-cell office:value-type="float" office:value="4935.88637030865">
                <text:p>4935.88637030865</text:p>
              </table:table-cell>
              <table:table-cell office:value-type="float" office:value="4942.03945560488">
                <text:p>4942.03945560488</text:p>
              </table:table-cell>
            </table:table-row>
            <table:table-row>
              <table:table-cell office:value-type="string"/>
              <table:table-cell office:value-type="float" office:value="26.8">
                <text:p>26.8</text:p>
              </table:table-cell>
              <table:table-cell office:value-type="float" office:value="5117.63415582265">
                <text:p>5117.63415582265</text:p>
              </table:table-cell>
              <table:table-cell office:value-type="float" office:value="4935.82509091056">
                <text:p>4935.82509091056</text:p>
              </table:table-cell>
              <table:table-cell office:value-type="float" office:value="4958.46351073367">
                <text:p>4958.46351073367</text:p>
              </table:table-cell>
            </table:table-row>
            <table:table-row>
              <table:table-cell office:value-type="string"/>
              <table:table-cell office:value-type="float" office:value="26.9">
                <text:p>26.9</text:p>
              </table:table-cell>
              <table:table-cell office:value-type="float" office:value="5109.41733353015">
                <text:p>5109.41733353015</text:p>
              </table:table-cell>
              <table:table-cell office:value-type="float" office:value="4933.17652329766">
                <text:p>4933.17652329766</text:p>
              </table:table-cell>
              <table:table-cell office:value-type="float" office:value="4950.18387281808">
                <text:p>4950.1838728180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5119.92507793968">
                <text:p>5119.92507793968</text:p>
              </table:table-cell>
              <table:table-cell office:value-type="float" office:value="4945.44863011378">
                <text:p>4945.44863011378</text:p>
              </table:table-cell>
              <table:table-cell office:value-type="float" office:value="4997.85516952157">
                <text:p>4997.85516952157</text:p>
              </table:table-cell>
            </table:table-row>
            <table:table-row>
              <table:table-cell office:value-type="string"/>
              <table:table-cell office:value-type="float" office:value="27.1">
                <text:p>27.1</text:p>
              </table:table-cell>
              <table:table-cell office:value-type="float" office:value="5103.71806769284">
                <text:p>5103.71806769284</text:p>
              </table:table-cell>
              <table:table-cell office:value-type="float" office:value="4942.67975466049">
                <text:p>4942.67975466049</text:p>
              </table:table-cell>
              <table:table-cell office:value-type="float" office:value="4971.02047062912">
                <text:p>4971.02047062912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5107.38010029361">
                <text:p>5107.38010029361</text:p>
              </table:table-cell>
              <table:table-cell office:value-type="float" office:value="4942.6063970854">
                <text:p>4942.6063970854</text:p>
              </table:table-cell>
              <table:table-cell office:value-type="float" office:value="4970.07234996603">
                <text:p>4970.07234996603</text:p>
              </table:table-cell>
            </table:table-row>
            <table:table-row>
              <table:table-cell office:value-type="string"/>
              <table:table-cell office:value-type="float" office:value="27.3">
                <text:p>27.3</text:p>
              </table:table-cell>
              <table:table-cell office:value-type="float" office:value="5123.19017237305">
                <text:p>5123.19017237305</text:p>
              </table:table-cell>
              <table:table-cell office:value-type="float" office:value="4958.65295729256">
                <text:p>4958.65295729256</text:p>
              </table:table-cell>
              <table:table-cell office:value-type="float" office:value="4983.08640951611">
                <text:p>4983.08640951611</text:p>
              </table:table-cell>
            </table:table-row>
            <table:table-row>
              <table:table-cell office:value-type="string"/>
              <table:table-cell office:value-type="float" office:value="27.4">
                <text:p>27.4</text:p>
              </table:table-cell>
              <table:table-cell office:value-type="float" office:value="5103.67568490216">
                <text:p>5103.67568490216</text:p>
              </table:table-cell>
              <table:table-cell office:value-type="float" office:value="4937.37443528626">
                <text:p>4937.37443528626</text:p>
              </table:table-cell>
              <table:table-cell office:value-type="float" office:value="5004.8761531681">
                <text:p>5004.8761531681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5103.30502952329">
                <text:p>5103.30502952329</text:p>
              </table:table-cell>
              <table:table-cell office:value-type="float" office:value="4951.57321326227">
                <text:p>4951.57321326227</text:p>
              </table:table-cell>
              <table:table-cell office:value-type="float" office:value="4980.89825838655">
                <text:p>4980.89825838655</text:p>
              </table:table-cell>
            </table:table-row>
            <table:table-row>
              <table:table-cell office:value-type="string"/>
              <table:table-cell office:value-type="float" office:value="27.6">
                <text:p>27.6</text:p>
              </table:table-cell>
              <table:table-cell office:value-type="float" office:value="5098.47416849146">
                <text:p>5098.47416849146</text:p>
              </table:table-cell>
              <table:table-cell office:value-type="float" office:value="4953.41462854475">
                <text:p>4953.41462854475</text:p>
              </table:table-cell>
              <table:table-cell office:value-type="float" office:value="4987.81619490336">
                <text:p>4987.81619490336</text:p>
              </table:table-cell>
            </table:table-row>
            <table:table-row>
              <table:table-cell office:value-type="string"/>
              <table:table-cell office:value-type="float" office:value="27.7">
                <text:p>27.7</text:p>
              </table:table-cell>
              <table:table-cell office:value-type="float" office:value="5099.44348703506">
                <text:p>5099.44348703506</text:p>
              </table:table-cell>
              <table:table-cell office:value-type="float" office:value="4948.31621511523">
                <text:p>4948.31621511523</text:p>
              </table:table-cell>
              <table:table-cell office:value-type="float" office:value="4973.31581006827">
                <text:p>4973.31581006827</text:p>
              </table:table-cell>
            </table:table-row>
            <table:table-row>
              <table:table-cell office:value-type="string"/>
              <table:table-cell office:value-type="float" office:value="27.8">
                <text:p>27.8</text:p>
              </table:table-cell>
              <table:table-cell office:value-type="float" office:value="5107.28332927969">
                <text:p>5107.28332927969</text:p>
              </table:table-cell>
              <table:table-cell office:value-type="float" office:value="4936.09304350381">
                <text:p>4936.09304350381</text:p>
              </table:table-cell>
              <table:table-cell office:value-type="float" office:value="4978.12791248663">
                <text:p>4978.12791248663</text:p>
              </table:table-cell>
            </table:table-row>
            <table:table-row>
              <table:table-cell office:value-type="string"/>
              <table:table-cell office:value-type="float" office:value="27.9">
                <text:p>27.9</text:p>
              </table:table-cell>
              <table:table-cell office:value-type="float" office:value="5115.81196801699">
                <text:p>5115.81196801699</text:p>
              </table:table-cell>
              <table:table-cell office:value-type="float" office:value="4955.10754403471">
                <text:p>4955.10754403471</text:p>
              </table:table-cell>
              <table:table-cell office:value-type="float" office:value="4986.53585988854">
                <text:p>4986.53585988854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5103.72107497015">
                <text:p>5103.72107497015</text:p>
              </table:table-cell>
              <table:table-cell office:value-type="float" office:value="4944.7348444893">
                <text:p>4944.7348444893</text:p>
              </table:table-cell>
              <table:table-cell office:value-type="float" office:value="4952.96287858981">
                <text:p>4952.96287858981</text:p>
              </table:table-cell>
            </table:table-row>
            <table:table-row>
              <table:table-cell office:value-type="string"/>
              <table:table-cell office:value-type="float" office:value="28.1">
                <text:p>28.1</text:p>
              </table:table-cell>
              <table:table-cell office:value-type="float" office:value="5102.24417156222">
                <text:p>5102.24417156222</text:p>
              </table:table-cell>
              <table:table-cell office:value-type="float" office:value="4941.10267095466">
                <text:p>4941.10267095466</text:p>
              </table:table-cell>
              <table:table-cell office:value-type="float" office:value="4965.08083308541">
                <text:p>4965.08083308541</text:p>
              </table:table-cell>
            </table:table-row>
            <table:table-row>
              <table:table-cell office:value-type="string"/>
              <table:table-cell office:value-type="float" office:value="28.2">
                <text:p>28.2</text:p>
              </table:table-cell>
              <table:table-cell office:value-type="float" office:value="5079.94221822594">
                <text:p>5079.94221822594</text:p>
              </table:table-cell>
              <table:table-cell office:value-type="float" office:value="4930.05264674517">
                <text:p>4930.05264674517</text:p>
              </table:table-cell>
              <table:table-cell office:value-type="float" office:value="4941.89630763552">
                <text:p>4941.89630763552</text:p>
              </table:table-cell>
            </table:table-row>
            <table:table-row>
              <table:table-cell office:value-type="string"/>
              <table:table-cell office:value-type="float" office:value="28.3">
                <text:p>28.3</text:p>
              </table:table-cell>
              <table:table-cell office:value-type="float" office:value="5135.239870596">
                <text:p>5135.239870596</text:p>
              </table:table-cell>
              <table:table-cell office:value-type="float" office:value="4940.31095002976">
                <text:p>4940.31095002976</text:p>
              </table:table-cell>
              <table:table-cell office:value-type="float" office:value="4951.22753700849">
                <text:p>4951.22753700849</text:p>
              </table:table-cell>
            </table:table-row>
            <table:table-row>
              <table:table-cell office:value-type="string"/>
              <table:table-cell office:value-type="float" office:value="28.4">
                <text:p>28.4</text:p>
              </table:table-cell>
              <table:table-cell office:value-type="float" office:value="5105.98071657877">
                <text:p>5105.98071657877</text:p>
              </table:table-cell>
              <table:table-cell office:value-type="float" office:value="4937.85583397594">
                <text:p>4937.85583397594</text:p>
              </table:table-cell>
              <table:table-cell office:value-type="float" office:value="4962.01979839052">
                <text:p>4962.01979839052</text:p>
              </table:table-cell>
            </table:table-row>
            <table:table-row>
              <table:table-cell office:value-type="string"/>
              <table:table-cell office:value-type="float" office:value="28.5">
                <text:p>28.5</text:p>
              </table:table-cell>
              <table:table-cell office:value-type="float" office:value="5088.15470517021">
                <text:p>5088.15470517021</text:p>
              </table:table-cell>
              <table:table-cell office:value-type="float" office:value="4928.48612898463">
                <text:p>4928.48612898463</text:p>
              </table:table-cell>
              <table:table-cell office:value-type="float" office:value="4969.50611440488">
                <text:p>4969.50611440488</text:p>
              </table:table-cell>
            </table:table-row>
            <table:table-row>
              <table:table-cell office:value-type="string"/>
              <table:table-cell office:value-type="float" office:value="28.6">
                <text:p>28.6</text:p>
              </table:table-cell>
              <table:table-cell office:value-type="float" office:value="5116.83165291881">
                <text:p>5116.83165291881</text:p>
              </table:table-cell>
              <table:table-cell office:value-type="float" office:value="4947.91486119475">
                <text:p>4947.91486119475</text:p>
              </table:table-cell>
              <table:table-cell office:value-type="float" office:value="4952.47332855437">
                <text:p>4952.47332855437</text:p>
              </table:table-cell>
            </table:table-row>
            <table:table-row>
              <table:table-cell office:value-type="string"/>
              <table:table-cell office:value-type="float" office:value="28.7">
                <text:p>28.7</text:p>
              </table:table-cell>
              <table:table-cell office:value-type="float" office:value="5113.23338658317">
                <text:p>5113.23338658317</text:p>
              </table:table-cell>
              <table:table-cell office:value-type="float" office:value="4915.354829389">
                <text:p>4915.354829389</text:p>
              </table:table-cell>
              <table:table-cell office:value-type="float" office:value="4958.36992338598">
                <text:p>4958.36992338598</text:p>
              </table:table-cell>
            </table:table-row>
            <table:table-row>
              <table:table-cell office:value-type="string"/>
              <table:table-cell office:value-type="float" office:value="28.8">
                <text:p>28.8</text:p>
              </table:table-cell>
              <table:table-cell office:value-type="float" office:value="5110.77257864792">
                <text:p>5110.77257864792</text:p>
              </table:table-cell>
              <table:table-cell office:value-type="float" office:value="4923.66706462237">
                <text:p>4923.66706462237</text:p>
              </table:table-cell>
              <table:table-cell office:value-type="float" office:value="4926.5866120177">
                <text:p>4926.5866120177</text:p>
              </table:table-cell>
            </table:table-row>
            <table:table-row>
              <table:table-cell office:value-type="string"/>
              <table:table-cell office:value-type="float" office:value="28.9">
                <text:p>28.9</text:p>
              </table:table-cell>
              <table:table-cell office:value-type="float" office:value="5116.26934407911">
                <text:p>5116.26934407911</text:p>
              </table:table-cell>
              <table:table-cell office:value-type="float" office:value="4945.07395348836">
                <text:p>4945.07395348836</text:p>
              </table:table-cell>
              <table:table-cell office:value-type="float" office:value="4945.83615663047">
                <text:p>4945.8361566304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5075.99089640575">
                <text:p>5075.99089640575</text:p>
              </table:table-cell>
              <table:table-cell office:value-type="float" office:value="4934.07078918478">
                <text:p>4934.07078918478</text:p>
              </table:table-cell>
              <table:table-cell office:value-type="float" office:value="4943.60328465741">
                <text:p>4943.60328465741</text:p>
              </table:table-cell>
            </table:table-row>
            <table:table-row>
              <table:table-cell office:value-type="string"/>
              <table:table-cell office:value-type="float" office:value="29.1">
                <text:p>29.1</text:p>
              </table:table-cell>
              <table:table-cell office:value-type="float" office:value="5122.99310335125">
                <text:p>5122.99310335125</text:p>
              </table:table-cell>
              <table:table-cell office:value-type="float" office:value="4950.35767656847">
                <text:p>4950.35767656847</text:p>
              </table:table-cell>
              <table:table-cell office:value-type="float" office:value="4945.98337408922">
                <text:p>4945.98337408922</text:p>
              </table:table-cell>
            </table:table-row>
            <table:table-row>
              <table:table-cell office:value-type="string"/>
              <table:table-cell office:value-type="float" office:value="29.2">
                <text:p>29.2</text:p>
              </table:table-cell>
              <table:table-cell office:value-type="float" office:value="5104.58723572202">
                <text:p>5104.58723572202</text:p>
              </table:table-cell>
              <table:table-cell office:value-type="float" office:value="4937.83771453849">
                <text:p>4937.83771453849</text:p>
              </table:table-cell>
              <table:table-cell office:value-type="float" office:value="4959.03336281094">
                <text:p>4959.03336281094</text:p>
              </table:table-cell>
            </table:table-row>
            <table:table-row>
              <table:table-cell office:value-type="string"/>
              <table:table-cell office:value-type="float" office:value="29.3">
                <text:p>29.3</text:p>
              </table:table-cell>
              <table:table-cell office:value-type="float" office:value="5103.91917212115">
                <text:p>5103.91917212115</text:p>
              </table:table-cell>
              <table:table-cell office:value-type="float" office:value="4937.6712589737">
                <text:p>4937.6712589737</text:p>
              </table:table-cell>
              <table:table-cell office:value-type="float" office:value="4958.84177473776">
                <text:p>4958.84177473776</text:p>
              </table:table-cell>
            </table:table-row>
            <table:table-row>
              <table:table-cell office:value-type="string"/>
              <table:table-cell office:value-type="float" office:value="29.4">
                <text:p>29.4</text:p>
              </table:table-cell>
              <table:table-cell office:value-type="float" office:value="5091.48593156233">
                <text:p>5091.48593156233</text:p>
              </table:table-cell>
              <table:table-cell office:value-type="float" office:value="4940.41713360101">
                <text:p>4940.41713360101</text:p>
              </table:table-cell>
              <table:table-cell office:value-type="float" office:value="4968.32386480724">
                <text:p>4968.32386480724</text:p>
              </table:table-cell>
            </table:table-row>
            <table:table-row>
              <table:table-cell office:value-type="string"/>
              <table:table-cell office:value-type="float" office:value="29.5">
                <text:p>29.5</text:p>
              </table:table-cell>
              <table:table-cell office:value-type="float" office:value="5098.02609858791">
                <text:p>5098.02609858791</text:p>
              </table:table-cell>
              <table:table-cell office:value-type="float" office:value="4946.7141025048">
                <text:p>4946.7141025048</text:p>
              </table:table-cell>
              <table:table-cell office:value-type="float" office:value="4930.91649949144">
                <text:p>4930.91649949144</text:p>
              </table:table-cell>
            </table:table-row>
            <table:table-row>
              <table:table-cell office:value-type="string"/>
              <table:table-cell office:value-type="float" office:value="29.6">
                <text:p>29.6</text:p>
              </table:table-cell>
              <table:table-cell office:value-type="float" office:value="5099.41237799181">
                <text:p>5099.41237799181</text:p>
              </table:table-cell>
              <table:table-cell office:value-type="float" office:value="4940.03224628476">
                <text:p>4940.03224628476</text:p>
              </table:table-cell>
              <table:table-cell office:value-type="float" office:value="4964.83818370552">
                <text:p>4964.83818370552</text:p>
              </table:table-cell>
            </table:table-row>
            <table:table-row>
              <table:table-cell office:value-type="string"/>
              <table:table-cell office:value-type="float" office:value="29.7">
                <text:p>29.7</text:p>
              </table:table-cell>
              <table:table-cell office:value-type="float" office:value="5104.80074243056">
                <text:p>5104.80074243056</text:p>
              </table:table-cell>
              <table:table-cell office:value-type="float" office:value="4951.27858210442">
                <text:p>4951.27858210442</text:p>
              </table:table-cell>
              <table:table-cell office:value-type="float" office:value="4966.45725262013">
                <text:p>4966.45725262013</text:p>
              </table:table-cell>
            </table:table-row>
            <table:table-row>
              <table:table-cell office:value-type="string"/>
              <table:table-cell office:value-type="float" office:value="29.8">
                <text:p>29.8</text:p>
              </table:table-cell>
              <table:table-cell office:value-type="float" office:value="5100.09517766468">
                <text:p>5100.09517766468</text:p>
              </table:table-cell>
              <table:table-cell office:value-type="float" office:value="4936.7854991462">
                <text:p>4936.7854991462</text:p>
              </table:table-cell>
              <table:table-cell office:value-type="float" office:value="4983.19147600584">
                <text:p>4983.19147600584</text:p>
              </table:table-cell>
            </table:table-row>
            <table:table-row>
              <table:table-cell office:value-type="string"/>
              <table:table-cell office:value-type="float" office:value="29.9">
                <text:p>29.9</text:p>
              </table:table-cell>
              <table:table-cell office:value-type="float" office:value="5137.56413943564">
                <text:p>5137.56413943564</text:p>
              </table:table-cell>
              <table:table-cell office:value-type="float" office:value="4934.08596111271">
                <text:p>4934.08596111271</text:p>
              </table:table-cell>
              <table:table-cell office:value-type="float" office:value="4964.27167361226">
                <text:p>4964.2716736122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5098.75208437441">
                <text:p>5098.75208437441</text:p>
              </table:table-cell>
              <table:table-cell office:value-type="float" office:value="4947.7616523339">
                <text:p>4947.7616523339</text:p>
              </table:table-cell>
              <table:table-cell office:value-type="float" office:value="4942.6565138936">
                <text:p>4942.6565138936</text:p>
              </table:table-cell>
            </table:table-row>
            <table:table-row>
              <table:table-cell office:value-type="string"/>
              <table:table-cell office:value-type="float" office:value="30.1">
                <text:p>30.1</text:p>
              </table:table-cell>
              <table:table-cell office:value-type="float" office:value="5098.06556397254">
                <text:p>5098.06556397254</text:p>
              </table:table-cell>
              <table:table-cell office:value-type="float" office:value="4976.76847624491">
                <text:p>4976.76847624491</text:p>
              </table:table-cell>
              <table:table-cell office:value-type="float" office:value="4954.915775856">
                <text:p>4954.915775856</text:p>
              </table:table-cell>
            </table:table-row>
            <table:table-row>
              <table:table-cell office:value-type="string"/>
              <table:table-cell office:value-type="float" office:value="30.2">
                <text:p>30.2</text:p>
              </table:table-cell>
              <table:table-cell office:value-type="float" office:value="5104.89584252378">
                <text:p>5104.89584252378</text:p>
              </table:table-cell>
              <table:table-cell office:value-type="float" office:value="4939.20042891422">
                <text:p>4939.20042891422</text:p>
              </table:table-cell>
              <table:table-cell office:value-type="float" office:value="4969.51733913177">
                <text:p>4969.51733913177</text:p>
              </table:table-cell>
            </table:table-row>
            <table:table-row>
              <table:table-cell office:value-type="string"/>
              <table:table-cell office:value-type="float" office:value="30.3">
                <text:p>30.3</text:p>
              </table:table-cell>
              <table:table-cell office:value-type="float" office:value="5097.39288891617">
                <text:p>5097.39288891617</text:p>
              </table:table-cell>
              <table:table-cell office:value-type="float" office:value="4941.46742176708">
                <text:p>4941.46742176708</text:p>
              </table:table-cell>
              <table:table-cell office:value-type="float" office:value="4949.58028895472">
                <text:p>4949.58028895472</text:p>
              </table:table-cell>
            </table:table-row>
            <table:table-row>
              <table:table-cell office:value-type="string"/>
              <table:table-cell office:value-type="float" office:value="30.4">
                <text:p>30.4</text:p>
              </table:table-cell>
              <table:table-cell office:value-type="float" office:value="5120.21607200876">
                <text:p>5120.21607200876</text:p>
              </table:table-cell>
              <table:table-cell office:value-type="float" office:value="4945.16569584246">
                <text:p>4945.16569584246</text:p>
              </table:table-cell>
              <table:table-cell office:value-type="float" office:value="4960.69147506281">
                <text:p>4960.69147506281</text:p>
              </table:table-cell>
            </table:table-row>
            <table:table-row>
              <table:table-cell office:value-type="string"/>
              <table:table-cell office:value-type="float" office:value="30.5">
                <text:p>30.5</text:p>
              </table:table-cell>
              <table:table-cell office:value-type="float" office:value="5073.16305022051">
                <text:p>5073.16305022051</text:p>
              </table:table-cell>
              <table:table-cell office:value-type="float" office:value="4954.95208327961">
                <text:p>4954.95208327961</text:p>
              </table:table-cell>
              <table:table-cell office:value-type="float" office:value="4974.49525638082">
                <text:p>4974.49525638082</text:p>
              </table:table-cell>
            </table:table-row>
            <table:table-row>
              <table:table-cell office:value-type="string"/>
              <table:table-cell office:value-type="float" office:value="30.6">
                <text:p>30.6</text:p>
              </table:table-cell>
              <table:table-cell office:value-type="float" office:value="5106.34573201228">
                <text:p>5106.34573201228</text:p>
              </table:table-cell>
              <table:table-cell office:value-type="float" office:value="4943.20790489401">
                <text:p>4943.20790489401</text:p>
              </table:table-cell>
              <table:table-cell office:value-type="float" office:value="4973.29555997814">
                <text:p>4973.29555997814</text:p>
              </table:table-cell>
            </table:table-row>
            <table:table-row>
              <table:table-cell office:value-type="string"/>
              <table:table-cell office:value-type="float" office:value="30.7">
                <text:p>30.7</text:p>
              </table:table-cell>
              <table:table-cell office:value-type="float" office:value="5105.21231930894">
                <text:p>5105.21231930894</text:p>
              </table:table-cell>
              <table:table-cell office:value-type="float" office:value="4952.43539950066">
                <text:p>4952.43539950066</text:p>
              </table:table-cell>
              <table:table-cell office:value-type="float" office:value="4993.56738873344">
                <text:p>4993.56738873344</text:p>
              </table:table-cell>
            </table:table-row>
            <table:table-row>
              <table:table-cell office:value-type="string"/>
              <table:table-cell office:value-type="float" office:value="30.8">
                <text:p>30.8</text:p>
              </table:table-cell>
              <table:table-cell office:value-type="float" office:value="5126.19911279402">
                <text:p>5126.19911279402</text:p>
              </table:table-cell>
              <table:table-cell office:value-type="float" office:value="4950.82279199434">
                <text:p>4950.82279199434</text:p>
              </table:table-cell>
              <table:table-cell office:value-type="float" office:value="4963.42011007654">
                <text:p>4963.42011007654</text:p>
              </table:table-cell>
            </table:table-row>
            <table:table-row>
              <table:table-cell office:value-type="string"/>
              <table:table-cell office:value-type="float" office:value="30.9">
                <text:p>30.9</text:p>
              </table:table-cell>
              <table:table-cell office:value-type="float" office:value="5090.69773112691">
                <text:p>5090.69773112691</text:p>
              </table:table-cell>
              <table:table-cell office:value-type="float" office:value="4945.42980163861">
                <text:p>4945.42980163861</text:p>
              </table:table-cell>
              <table:table-cell office:value-type="float" office:value="4967.89784524964">
                <text:p>4967.8978452496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5104.99515822905">
                <text:p>5104.99515822905</text:p>
              </table:table-cell>
              <table:table-cell office:value-type="float" office:value="4936.47386583143">
                <text:p>4936.47386583143</text:p>
              </table:table-cell>
              <table:table-cell office:value-type="float" office:value="4949.87046243585">
                <text:p>4949.87046243585</text:p>
              </table:table-cell>
            </table:table-row>
            <table:table-row>
              <table:table-cell office:value-type="string"/>
              <table:table-cell office:value-type="float" office:value="31.1">
                <text:p>31.1</text:p>
              </table:table-cell>
              <table:table-cell office:value-type="float" office:value="5100.71775003976">
                <text:p>5100.71775003976</text:p>
              </table:table-cell>
              <table:table-cell office:value-type="float" office:value="4948.90960528219">
                <text:p>4948.90960528219</text:p>
              </table:table-cell>
              <table:table-cell office:value-type="float" office:value="4948.58692112472">
                <text:p>4948.58692112472</text:p>
              </table:table-cell>
            </table:table-row>
            <table:table-row>
              <table:table-cell office:value-type="string"/>
              <table:table-cell office:value-type="float" office:value="31.2">
                <text:p>31.2</text:p>
              </table:table-cell>
              <table:table-cell office:value-type="float" office:value="5100.07778152323">
                <text:p>5100.07778152323</text:p>
              </table:table-cell>
              <table:table-cell office:value-type="float" office:value="4953.7910185006">
                <text:p>4953.7910185006</text:p>
              </table:table-cell>
              <table:table-cell office:value-type="float" office:value="4965.23405177487">
                <text:p>4965.23405177487</text:p>
              </table:table-cell>
            </table:table-row>
            <table:table-row>
              <table:table-cell office:value-type="string"/>
              <table:table-cell office:value-type="float" office:value="31.3">
                <text:p>31.3</text:p>
              </table:table-cell>
              <table:table-cell office:value-type="float" office:value="5096.81101727037">
                <text:p>5096.81101727037</text:p>
              </table:table-cell>
              <table:table-cell office:value-type="float" office:value="4946.64282890685">
                <text:p>4946.64282890685</text:p>
              </table:table-cell>
              <table:table-cell office:value-type="float" office:value="4966.68082010089">
                <text:p>4966.68082010089</text:p>
              </table:table-cell>
            </table:table-row>
            <table:table-row>
              <table:table-cell office:value-type="string"/>
              <table:table-cell office:value-type="float" office:value="31.4">
                <text:p>31.4</text:p>
              </table:table-cell>
              <table:table-cell office:value-type="float" office:value="5094.69165776671">
                <text:p>5094.69165776671</text:p>
              </table:table-cell>
              <table:table-cell office:value-type="float" office:value="4937.98974030018">
                <text:p>4937.98974030018</text:p>
              </table:table-cell>
              <table:table-cell office:value-type="float" office:value="4947.95432783783">
                <text:p>4947.95432783783</text:p>
              </table:table-cell>
            </table:table-row>
            <table:table-row>
              <table:table-cell office:value-type="string"/>
              <table:table-cell office:value-type="float" office:value="31.5">
                <text:p>31.5</text:p>
              </table:table-cell>
              <table:table-cell office:value-type="float" office:value="5086.21786633737">
                <text:p>5086.21786633737</text:p>
              </table:table-cell>
              <table:table-cell office:value-type="float" office:value="4928.46765058095">
                <text:p>4928.46765058095</text:p>
              </table:table-cell>
              <table:table-cell office:value-type="float" office:value="4960.29377309347">
                <text:p>4960.29377309347</text:p>
              </table:table-cell>
            </table:table-row>
            <table:table-row>
              <table:table-cell office:value-type="string"/>
              <table:table-cell office:value-type="float" office:value="31.6">
                <text:p>31.6</text:p>
              </table:table-cell>
              <table:table-cell office:value-type="float" office:value="5100.86692640995">
                <text:p>5100.86692640995</text:p>
              </table:table-cell>
              <table:table-cell office:value-type="float" office:value="4933.65054147379">
                <text:p>4933.65054147379</text:p>
              </table:table-cell>
              <table:table-cell office:value-type="float" office:value="4989.6535498546">
                <text:p>4989.6535498546</text:p>
              </table:table-cell>
            </table:table-row>
            <table:table-row>
              <table:table-cell office:value-type="string"/>
              <table:table-cell office:value-type="float" office:value="31.7">
                <text:p>31.7</text:p>
              </table:table-cell>
              <table:table-cell office:value-type="float" office:value="5112.16044148358">
                <text:p>5112.16044148358</text:p>
              </table:table-cell>
              <table:table-cell office:value-type="float" office:value="4942.51585324785">
                <text:p>4942.51585324785</text:p>
              </table:table-cell>
              <table:table-cell office:value-type="float" office:value="4961.4465427952">
                <text:p>4961.4465427952</text:p>
              </table:table-cell>
            </table:table-row>
            <table:table-row>
              <table:table-cell office:value-type="string"/>
              <table:table-cell office:value-type="float" office:value="31.8">
                <text:p>31.8</text:p>
              </table:table-cell>
              <table:table-cell office:value-type="float" office:value="5110.34273204633">
                <text:p>5110.34273204633</text:p>
              </table:table-cell>
              <table:table-cell office:value-type="float" office:value="4958.30454869546">
                <text:p>4958.30454869546</text:p>
              </table:table-cell>
              <table:table-cell office:value-type="float" office:value="4947.21014155322">
                <text:p>4947.21014155322</text:p>
              </table:table-cell>
            </table:table-row>
            <table:table-row>
              <table:table-cell office:value-type="string"/>
              <table:table-cell office:value-type="float" office:value="31.9">
                <text:p>31.9</text:p>
              </table:table-cell>
              <table:table-cell office:value-type="float" office:value="5074.98878861228">
                <text:p>5074.98878861228</text:p>
              </table:table-cell>
              <table:table-cell office:value-type="float" office:value="4949.26551725742">
                <text:p>4949.26551725742</text:p>
              </table:table-cell>
              <table:table-cell office:value-type="float" office:value="4927.00632328125">
                <text:p>4927.0063232812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5101.4066863779">
                <text:p>5101.4066863779</text:p>
              </table:table-cell>
              <table:table-cell office:value-type="float" office:value="4945.27869034415">
                <text:p>4945.27869034415</text:p>
              </table:table-cell>
              <table:table-cell office:value-type="float" office:value="4949.83526583197">
                <text:p>4949.83526583197</text:p>
              </table:table-cell>
            </table:table-row>
            <table:table-row>
              <table:table-cell office:value-type="string"/>
              <table:table-cell office:value-type="float" office:value="32.1">
                <text:p>32.1</text:p>
              </table:table-cell>
              <table:table-cell office:value-type="float" office:value="5097.05885203516">
                <text:p>5097.05885203516</text:p>
              </table:table-cell>
              <table:table-cell office:value-type="float" office:value="4945.77090289377">
                <text:p>4945.77090289377</text:p>
              </table:table-cell>
              <table:table-cell office:value-type="float" office:value="4957.46630671641">
                <text:p>4957.46630671641</text:p>
              </table:table-cell>
            </table:table-row>
            <table:table-row>
              <table:table-cell office:value-type="string"/>
              <table:table-cell office:value-type="float" office:value="32.2">
                <text:p>32.2</text:p>
              </table:table-cell>
              <table:table-cell office:value-type="float" office:value="5103.8878875894">
                <text:p>5103.8878875894</text:p>
              </table:table-cell>
              <table:table-cell office:value-type="float" office:value="4945.77629910412">
                <text:p>4945.77629910412</text:p>
              </table:table-cell>
              <table:table-cell office:value-type="float" office:value="4962.0948877161">
                <text:p>4962.0948877161</text:p>
              </table:table-cell>
            </table:table-row>
            <table:table-row>
              <table:table-cell office:value-type="string"/>
              <table:table-cell office:value-type="float" office:value="32.3">
                <text:p>32.3</text:p>
              </table:table-cell>
              <table:table-cell office:value-type="float" office:value="5082.96134338549">
                <text:p>5082.96134338549</text:p>
              </table:table-cell>
              <table:table-cell office:value-type="float" office:value="4948.16007244278">
                <text:p>4948.16007244278</text:p>
              </table:table-cell>
              <table:table-cell office:value-type="float" office:value="4961.98916492212">
                <text:p>4961.98916492212</text:p>
              </table:table-cell>
            </table:table-row>
            <table:table-row>
              <table:table-cell office:value-type="string"/>
              <table:table-cell office:value-type="float" office:value="32.4">
                <text:p>32.4</text:p>
              </table:table-cell>
              <table:table-cell office:value-type="float" office:value="5082.04540542473">
                <text:p>5082.04540542473</text:p>
              </table:table-cell>
              <table:table-cell office:value-type="float" office:value="4943.58104568777">
                <text:p>4943.58104568777</text:p>
              </table:table-cell>
              <table:table-cell office:value-type="float" office:value="4960.79521819432">
                <text:p>4960.79521819432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5096.35698854856">
                <text:p>5096.35698854856</text:p>
              </table:table-cell>
              <table:table-cell office:value-type="float" office:value="4950.27804680942">
                <text:p>4950.27804680942</text:p>
              </table:table-cell>
              <table:table-cell office:value-type="float" office:value="4976.63318526746">
                <text:p>4976.63318526746</text:p>
              </table:table-cell>
            </table:table-row>
            <table:table-row>
              <table:table-cell office:value-type="string"/>
              <table:table-cell office:value-type="float" office:value="32.6">
                <text:p>32.6</text:p>
              </table:table-cell>
              <table:table-cell office:value-type="float" office:value="5114.32089843316">
                <text:p>5114.32089843316</text:p>
              </table:table-cell>
              <table:table-cell office:value-type="float" office:value="4925.25305826315">
                <text:p>4925.25305826315</text:p>
              </table:table-cell>
              <table:table-cell office:value-type="float" office:value="4948.12586496312">
                <text:p>4948.12586496312</text:p>
              </table:table-cell>
            </table:table-row>
            <table:table-row>
              <table:table-cell office:value-type="string"/>
              <table:table-cell office:value-type="float" office:value="32.7">
                <text:p>32.7</text:p>
              </table:table-cell>
              <table:table-cell office:value-type="float" office:value="5103.04876476835">
                <text:p>5103.04876476835</text:p>
              </table:table-cell>
              <table:table-cell office:value-type="float" office:value="4974.99359127619">
                <text:p>4974.99359127619</text:p>
              </table:table-cell>
              <table:table-cell office:value-type="float" office:value="4948.92825004292">
                <text:p>4948.92825004292</text:p>
              </table:table-cell>
            </table:table-row>
            <table:table-row>
              <table:table-cell office:value-type="string"/>
              <table:table-cell office:value-type="float" office:value="32.8">
                <text:p>32.8</text:p>
              </table:table-cell>
              <table:table-cell office:value-type="float" office:value="5098.74095231983">
                <text:p>5098.74095231983</text:p>
              </table:table-cell>
              <table:table-cell office:value-type="float" office:value="4943.52592683726">
                <text:p>4943.52592683726</text:p>
              </table:table-cell>
              <table:table-cell office:value-type="float" office:value="4952.392699738">
                <text:p>4952.392699738</text:p>
              </table:table-cell>
            </table:table-row>
            <table:table-row>
              <table:table-cell office:value-type="string"/>
              <table:table-cell office:value-type="float" office:value="32.9">
                <text:p>32.9</text:p>
              </table:table-cell>
              <table:table-cell office:value-type="float" office:value="5094.13397556198">
                <text:p>5094.13397556198</text:p>
              </table:table-cell>
              <table:table-cell office:value-type="float" office:value="4950.84110390365">
                <text:p>4950.84110390365</text:p>
              </table:table-cell>
              <table:table-cell office:value-type="float" office:value="4974.49616461655">
                <text:p>4974.4961646165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5099.60824272685">
                <text:p>5099.60824272685</text:p>
              </table:table-cell>
              <table:table-cell office:value-type="float" office:value="4938.51853446879">
                <text:p>4938.51853446879</text:p>
              </table:table-cell>
              <table:table-cell office:value-type="float" office:value="4958.45766464922">
                <text:p>4958.45766464922</text:p>
              </table:table-cell>
            </table:table-row>
            <table:table-row>
              <table:table-cell office:value-type="string"/>
              <table:table-cell office:value-type="float" office:value="33.1">
                <text:p>33.1</text:p>
              </table:table-cell>
              <table:table-cell office:value-type="float" office:value="5075.76349886548">
                <text:p>5075.76349886548</text:p>
              </table:table-cell>
              <table:table-cell office:value-type="float" office:value="4922.80578694002">
                <text:p>4922.80578694002</text:p>
              </table:table-cell>
              <table:table-cell office:value-type="float" office:value="4952.17836136592">
                <text:p>4952.17836136592</text:p>
              </table:table-cell>
            </table:table-row>
            <table:table-row>
              <table:table-cell office:value-type="string"/>
              <table:table-cell office:value-type="float" office:value="33.2">
                <text:p>33.2</text:p>
              </table:table-cell>
              <table:table-cell office:value-type="float" office:value="5109.2142426172">
                <text:p>5109.2142426172</text:p>
              </table:table-cell>
              <table:table-cell office:value-type="float" office:value="4939.63432101402">
                <text:p>4939.63432101402</text:p>
              </table:table-cell>
              <table:table-cell office:value-type="float" office:value="4955.42403659868">
                <text:p>4955.42403659868</text:p>
              </table:table-cell>
            </table:table-row>
            <table:table-row>
              <table:table-cell office:value-type="string"/>
              <table:table-cell office:value-type="float" office:value="33.3">
                <text:p>33.3</text:p>
              </table:table-cell>
              <table:table-cell office:value-type="float" office:value="5088.85621716747">
                <text:p>5088.85621716747</text:p>
              </table:table-cell>
              <table:table-cell office:value-type="float" office:value="4932.78262812065">
                <text:p>4932.78262812065</text:p>
              </table:table-cell>
              <table:table-cell office:value-type="float" office:value="4963.73839080967">
                <text:p>4963.73839080967</text:p>
              </table:table-cell>
            </table:table-row>
            <table:table-row>
              <table:table-cell office:value-type="string"/>
              <table:table-cell office:value-type="float" office:value="33.4">
                <text:p>33.4</text:p>
              </table:table-cell>
              <table:table-cell office:value-type="float" office:value="5091.10410368971">
                <text:p>5091.10410368971</text:p>
              </table:table-cell>
              <table:table-cell office:value-type="float" office:value="4925.39278057078">
                <text:p>4925.39278057078</text:p>
              </table:table-cell>
              <table:table-cell office:value-type="float" office:value="4957.8470347646">
                <text:p>4957.8470347646</text:p>
              </table:table-cell>
            </table:table-row>
            <table:table-row>
              <table:table-cell office:value-type="string"/>
              <table:table-cell office:value-type="float" office:value="33.5">
                <text:p>33.5</text:p>
              </table:table-cell>
              <table:table-cell office:value-type="float" office:value="5087.82431706331">
                <text:p>5087.82431706331</text:p>
              </table:table-cell>
              <table:table-cell office:value-type="float" office:value="4943.42283508729">
                <text:p>4943.42283508729</text:p>
              </table:table-cell>
              <table:table-cell office:value-type="float" office:value="4939.03384495428">
                <text:p>4939.03384495428</text:p>
              </table:table-cell>
            </table:table-row>
            <table:table-row>
              <table:table-cell office:value-type="string"/>
              <table:table-cell office:value-type="float" office:value="33.6">
                <text:p>33.6</text:p>
              </table:table-cell>
              <table:table-cell office:value-type="float" office:value="5068.08693413398">
                <text:p>5068.08693413398</text:p>
              </table:table-cell>
              <table:table-cell office:value-type="float" office:value="4947.41076046145">
                <text:p>4947.41076046145</text:p>
              </table:table-cell>
              <table:table-cell office:value-type="float" office:value="4955.37570599146">
                <text:p>4955.37570599146</text:p>
              </table:table-cell>
            </table:table-row>
            <table:table-row>
              <table:table-cell office:value-type="string"/>
              <table:table-cell office:value-type="float" office:value="33.7">
                <text:p>33.7</text:p>
              </table:table-cell>
              <table:table-cell office:value-type="float" office:value="5087.08555181268">
                <text:p>5087.08555181268</text:p>
              </table:table-cell>
              <table:table-cell office:value-type="float" office:value="4936.59107041382">
                <text:p>4936.59107041382</text:p>
              </table:table-cell>
              <table:table-cell office:value-type="float" office:value="4961.8252754892">
                <text:p>4961.8252754892</text:p>
              </table:table-cell>
            </table:table-row>
            <table:table-row>
              <table:table-cell office:value-type="string"/>
              <table:table-cell office:value-type="float" office:value="33.8">
                <text:p>33.8</text:p>
              </table:table-cell>
              <table:table-cell office:value-type="float" office:value="5115.74097695876">
                <text:p>5115.74097695876</text:p>
              </table:table-cell>
              <table:table-cell office:value-type="float" office:value="4945.6744050193">
                <text:p>4945.6744050193</text:p>
              </table:table-cell>
              <table:table-cell office:value-type="float" office:value="4953.11527199242">
                <text:p>4953.11527199242</text:p>
              </table:table-cell>
            </table:table-row>
            <table:table-row>
              <table:table-cell office:value-type="string"/>
              <table:table-cell office:value-type="float" office:value="33.9">
                <text:p>33.9</text:p>
              </table:table-cell>
              <table:table-cell office:value-type="float" office:value="5093.66897831444">
                <text:p>5093.66897831444</text:p>
              </table:table-cell>
              <table:table-cell office:value-type="float" office:value="4936.44878660106">
                <text:p>4936.44878660106</text:p>
              </table:table-cell>
              <table:table-cell office:value-type="float" office:value="4958.85175979457">
                <text:p>4958.8517597945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5098.06043424348">
                <text:p>5098.06043424348</text:p>
              </table:table-cell>
              <table:table-cell office:value-type="float" office:value="4946.14631052357">
                <text:p>4946.14631052357</text:p>
              </table:table-cell>
              <table:table-cell office:value-type="float" office:value="4960.12737572212">
                <text:p>4960.12737572212</text:p>
              </table:table-cell>
            </table:table-row>
            <table:table-row>
              <table:table-cell office:value-type="string"/>
              <table:table-cell office:value-type="float" office:value="34.1">
                <text:p>34.1</text:p>
              </table:table-cell>
              <table:table-cell office:value-type="float" office:value="5104.91290894133">
                <text:p>5104.91290894133</text:p>
              </table:table-cell>
              <table:table-cell office:value-type="float" office:value="4940.96802705251">
                <text:p>4940.96802705251</text:p>
              </table:table-cell>
              <table:table-cell office:value-type="float" office:value="4954.96860619389">
                <text:p>4954.96860619389</text:p>
              </table:table-cell>
            </table:table-row>
            <table:table-row>
              <table:table-cell office:value-type="string"/>
              <table:table-cell office:value-type="float" office:value="34.2">
                <text:p>34.2</text:p>
              </table:table-cell>
              <table:table-cell office:value-type="float" office:value="5105.49716052234">
                <text:p>5105.49716052234</text:p>
              </table:table-cell>
              <table:table-cell office:value-type="float" office:value="4926.74534740747">
                <text:p>4926.74534740747</text:p>
              </table:table-cell>
              <table:table-cell office:value-type="float" office:value="4948.62848094699">
                <text:p>4948.62848094699</text:p>
              </table:table-cell>
            </table:table-row>
            <table:table-row>
              <table:table-cell office:value-type="string"/>
              <table:table-cell office:value-type="float" office:value="34.3">
                <text:p>34.3</text:p>
              </table:table-cell>
              <table:table-cell office:value-type="float" office:value="5110.30051579515">
                <text:p>5110.30051579515</text:p>
              </table:table-cell>
              <table:table-cell office:value-type="float" office:value="4930.23566032965">
                <text:p>4930.23566032965</text:p>
              </table:table-cell>
              <table:table-cell office:value-type="float" office:value="4959.20054036213">
                <text:p>4959.20054036213</text:p>
              </table:table-cell>
            </table:table-row>
            <table:table-row>
              <table:table-cell office:value-type="string"/>
              <table:table-cell office:value-type="float" office:value="34.4">
                <text:p>34.4</text:p>
              </table:table-cell>
              <table:table-cell office:value-type="float" office:value="5120.79830842957">
                <text:p>5120.79830842957</text:p>
              </table:table-cell>
              <table:table-cell office:value-type="float" office:value="4924.85561109656">
                <text:p>4924.85561109656</text:p>
              </table:table-cell>
              <table:table-cell office:value-type="float" office:value="4954.42434901569">
                <text:p>4954.42434901569</text:p>
              </table:table-cell>
            </table:table-row>
            <table:table-row>
              <table:table-cell office:value-type="string"/>
              <table:table-cell office:value-type="float" office:value="34.5">
                <text:p>34.5</text:p>
              </table:table-cell>
              <table:table-cell office:value-type="float" office:value="5115.35103107787">
                <text:p>5115.35103107787</text:p>
              </table:table-cell>
              <table:table-cell office:value-type="float" office:value="4916.80838776568">
                <text:p>4916.80838776568</text:p>
              </table:table-cell>
              <table:table-cell office:value-type="float" office:value="4964.39545909133">
                <text:p>4964.39545909133</text:p>
              </table:table-cell>
            </table:table-row>
            <table:table-row>
              <table:table-cell office:value-type="string"/>
              <table:table-cell office:value-type="float" office:value="34.6">
                <text:p>34.6</text:p>
              </table:table-cell>
              <table:table-cell office:value-type="float" office:value="5095.41368249032">
                <text:p>5095.41368249032</text:p>
              </table:table-cell>
              <table:table-cell office:value-type="float" office:value="4948.19862296835">
                <text:p>4948.19862296835</text:p>
              </table:table-cell>
              <table:table-cell office:value-type="float" office:value="4963.58185665167">
                <text:p>4963.58185665167</text:p>
              </table:table-cell>
            </table:table-row>
            <table:table-row>
              <table:table-cell office:value-type="string"/>
              <table:table-cell office:value-type="float" office:value="34.7">
                <text:p>34.7</text:p>
              </table:table-cell>
              <table:table-cell office:value-type="float" office:value="5089.16852779097">
                <text:p>5089.16852779097</text:p>
              </table:table-cell>
              <table:table-cell office:value-type="float" office:value="4940.07517688882">
                <text:p>4940.07517688882</text:p>
              </table:table-cell>
              <table:table-cell office:value-type="float" office:value="4986.77791696404">
                <text:p>4986.77791696404</text:p>
              </table:table-cell>
            </table:table-row>
            <table:table-row>
              <table:table-cell office:value-type="string"/>
              <table:table-cell office:value-type="float" office:value="34.8">
                <text:p>34.8</text:p>
              </table:table-cell>
              <table:table-cell office:value-type="float" office:value="5070.59589757723">
                <text:p>5070.59589757723</text:p>
              </table:table-cell>
              <table:table-cell office:value-type="float" office:value="4941.5172525412">
                <text:p>4941.5172525412</text:p>
              </table:table-cell>
              <table:table-cell office:value-type="float" office:value="4980.28774853855">
                <text:p>4980.28774853855</text:p>
              </table:table-cell>
            </table:table-row>
            <table:table-row>
              <table:table-cell office:value-type="string"/>
              <table:table-cell office:value-type="float" office:value="34.9">
                <text:p>34.9</text:p>
              </table:table-cell>
              <table:table-cell office:value-type="float" office:value="5110.40388297884">
                <text:p>5110.40388297884</text:p>
              </table:table-cell>
              <table:table-cell office:value-type="float" office:value="4932.15660666923">
                <text:p>4932.15660666923</text:p>
              </table:table-cell>
              <table:table-cell office:value-type="float" office:value="4953.34680699357">
                <text:p>4953.34680699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